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Scary Halloween Font" svg:font-family="'Scary Halloween 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FreeMono" fo:font-style="italic" officeooo:rsid="001ea367" officeooo:paragraph-rsid="001ea367" style:font-style-asian="italic" style:font-style-complex="italic"/>
    </style:style>
    <style:style style:name="P2" style:family="paragraph" style:parent-style-name="Standard">
      <style:paragraph-properties fo:text-align="justify" style:justify-single-word="false"/>
      <style:text-properties style:font-name="FreeMono" fo:font-style="italic" officeooo:rsid="001f6ce4" officeooo:paragraph-rsid="001f6ce4" style:font-style-asian="italic" style:font-style-complex="italic"/>
    </style:style>
    <style:style style:name="P3" style:family="paragraph" style:parent-style-name="Standard">
      <style:paragraph-properties fo:text-align="justify" style:justify-single-word="false"/>
      <style:text-properties style:font-name="FreeMono" fo:font-style="italic" fo:font-weight="normal" officeooo:rsid="00269a30" officeooo:paragraph-rsid="00269a30" style:font-style-asian="italic" style:font-weight-asian="normal" style:font-style-complex="italic" style:font-weight-complex="normal"/>
    </style:style>
    <style:style style:name="P4" style:family="paragraph" style:parent-style-name="Standard">
      <style:paragraph-properties fo:text-align="center" style:justify-single-word="false"/>
      <style:text-properties style:font-name="FreeMono" fo:font-style="italic" fo:font-weight="normal" officeooo:rsid="00269a30" officeooo:paragraph-rsid="00269a30" style:font-style-asian="italic" style:font-weight-asian="normal" style:font-style-complex="italic" style:font-weight-complex="normal"/>
    </style:style>
    <style:style style:name="P5" style:family="paragraph" style:parent-style-name="Standard">
      <style:paragraph-properties fo:text-align="justify" style:justify-single-word="false"/>
      <style:text-properties style:font-name="FreeMono" fo:font-style="italic" fo:font-weight="normal" officeooo:rsid="00280aff" officeooo:paragraph-rsid="00280aff" style:font-style-asian="italic" style:font-weight-asian="normal" style:font-style-complex="italic" style:font-weight-complex="normal"/>
    </style:style>
    <style:style style:name="P6" style:family="paragraph" style:parent-style-name="Standard">
      <style:paragraph-properties fo:text-align="center" style:justify-single-word="false"/>
      <style:text-properties style:font-name="FreeMono" fo:font-style="italic" fo:font-weight="normal" officeooo:rsid="00280aff" officeooo:paragraph-rsid="00280aff" style:font-style-asian="italic" style:font-weight-asian="normal" style:font-style-complex="italic" style:font-weight-complex="normal"/>
    </style:style>
    <style:style style:name="P7" style:family="paragraph" style:parent-style-name="Standard">
      <style:paragraph-properties fo:text-align="justify" style:justify-single-word="false"/>
      <style:text-properties style:font-name="FreeMono" fo:font-style="italic" fo:font-weight="normal" officeooo:rsid="0028a3d0" officeooo:paragraph-rsid="0028a3d0" style:font-style-asian="italic" style:font-weight-asian="normal" style:font-style-complex="italic" style:font-weight-complex="normal"/>
    </style:style>
    <style:style style:name="P8" style:family="paragraph" style:parent-style-name="Standard">
      <style:paragraph-properties fo:text-align="center" style:justify-single-word="false"/>
      <style:text-properties style:font-name="FreeMono" fo:font-style="italic" fo:font-weight="bold" officeooo:rsid="00269a30" officeooo:paragraph-rsid="00269a30" style:font-style-asian="italic" style:font-weight-asian="bold" style:font-style-complex="italic" style:font-weight-complex="bold"/>
    </style:style>
    <style:style style:name="P9" style:family="paragraph" style:parent-style-name="Standard">
      <style:paragraph-properties fo:text-align="center" style:justify-single-word="false"/>
      <style:text-properties style:font-name="FreeMono" fo:font-style="normal" officeooo:rsid="001ea367" officeooo:paragraph-rsid="001ea367" style:font-style-asian="normal" style:font-style-complex="normal"/>
    </style:style>
    <style:style style:name="P10" style:family="paragraph" style:parent-style-name="Standard">
      <style:paragraph-properties fo:text-align="center" style:justify-single-word="false"/>
      <style:text-properties style:font-name="FreeMono" fo:font-style="normal" officeooo:rsid="001ea367" officeooo:paragraph-rsid="00255bde" style:font-style-asian="normal" style:font-style-complex="normal"/>
    </style:style>
    <style:style style:name="P11" style:family="paragraph" style:parent-style-name="Standard">
      <style:paragraph-properties fo:text-align="justify" style:justify-single-word="false"/>
      <style:text-properties style:font-name="FreeMono" fo:font-style="normal" officeooo:rsid="001f6ce4" officeooo:paragraph-rsid="001f6ce4" style:font-style-asian="normal" style:font-style-complex="normal"/>
    </style:style>
    <style:style style:name="P12" style:family="paragraph" style:parent-style-name="Standard">
      <style:paragraph-properties fo:text-align="center" style:justify-single-word="false"/>
      <style:text-properties style:font-name="FreeMono" fo:font-style="normal" officeooo:rsid="00255bde" officeooo:paragraph-rsid="00255bde" style:font-style-asian="normal" style:font-style-complex="normal"/>
    </style:style>
    <style:style style:name="P13" style:family="paragraph" style:parent-style-name="Standard">
      <style:paragraph-properties fo:text-align="center" style:justify-single-word="false"/>
      <style:text-properties style:font-name="FreeMono" fo:font-style="normal" fo:font-weight="bold" officeooo:rsid="001ea367" officeooo:paragraph-rsid="001ea367"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style:font-name="FreeMono" fo:font-style="normal" fo:font-weight="bold" officeooo:rsid="001f6ce4" officeooo:paragraph-rsid="001f6ce4" style:font-style-asian="normal" style:font-weight-asian="bold" style:font-style-complex="normal" style:font-weight-complex="bold"/>
    </style:style>
    <style:style style:name="P15" style:family="paragraph" style:parent-style-name="Standard">
      <style:paragraph-properties fo:text-align="center" style:justify-single-word="false"/>
      <style:text-properties style:font-name="FreeMono" fo:font-style="normal" fo:font-weight="bold" officeooo:rsid="00255bde" officeooo:paragraph-rsid="00255bde" style:font-style-asian="normal" style:font-weight-asian="bold" style:font-style-complex="normal" style:font-weight-complex="bold"/>
    </style:style>
    <style:style style:name="P16" style:family="paragraph" style:parent-style-name="Standard">
      <style:paragraph-properties fo:text-align="center" style:justify-single-word="false"/>
      <style:text-properties style:font-name="FreeMono" fo:font-style="normal" fo:font-weight="bold" officeooo:rsid="00280aff" officeooo:paragraph-rsid="00280aff" style:font-style-asian="normal" style:font-weight-asian="bold" style:font-style-complex="normal" style:font-weight-complex="bold"/>
    </style:style>
    <style:style style:name="P17" style:family="paragraph" style:parent-style-name="Standard">
      <style:paragraph-properties fo:text-align="center" style:justify-single-word="false"/>
      <style:text-properties style:font-name="FreeMono" fo:font-style="normal" fo:font-weight="normal" officeooo:rsid="00255bde" officeooo:paragraph-rsid="00255bde" style:font-style-asian="normal" style:font-weight-asian="normal" style:font-style-complex="normal" style:font-weight-complex="normal"/>
    </style:style>
    <style:style style:name="P18" style:family="paragraph" style:parent-style-name="Standard">
      <style:paragraph-properties fo:text-align="center" style:justify-single-word="false"/>
      <style:text-properties style:font-name="FreeMono" fo:font-style="normal" fo:font-weight="normal" officeooo:rsid="00280aff" officeooo:paragraph-rsid="00280aff"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color="#000000" style:font-name="FreeMono" fo:font-style="normal" officeooo:rsid="001ea367" officeooo:paragraph-rsid="00255bde" style:font-style-asian="normal" style:font-style-complex="normal"/>
    </style:style>
    <style:style style:name="P20" style:family="paragraph" style:parent-style-name="Standard">
      <style:paragraph-properties fo:text-align="center" style:justify-single-word="false"/>
      <style:text-properties fo:color="#000000" style:font-name="FreeMono" fo:font-style="normal" fo:font-weight="bold" officeooo:rsid="00255bde" officeooo:paragraph-rsid="00255bde" style:font-style-asian="normal" style:font-weight-asian="bold" style:font-style-complex="normal" style:font-weight-complex="bold"/>
    </style:style>
    <style:style style:name="P21" style:family="paragraph" style:parent-style-name="Standard">
      <style:paragraph-properties fo:text-align="center" style:justify-single-word="false"/>
      <style:text-properties fo:color="#000000" style:font-name="FreeMono" fo:font-style="normal" fo:font-weight="normal" officeooo:rsid="00255bde" officeooo:paragraph-rsid="00255bde" style:font-style-asian="normal" style:font-weight-asian="normal" style:font-style-complex="normal" style:font-weight-complex="normal"/>
    </style:style>
    <style:style style:name="P22" style:family="paragraph" style:parent-style-name="Text_20_body">
      <style:paragraph-properties fo:margin-top="0cm" fo:margin-bottom="0cm" loext:contextual-spacing="false" fo:line-height="100%" fo:text-align="justify" style:justify-single-word="false"/>
      <style:text-properties style:font-name="FreeMono" fo:font-style="normal" officeooo:rsid="0016aea8" officeooo:paragraph-rsid="001f6ce4" style:font-style-asian="normal" style:font-style-complex="normal"/>
    </style:style>
    <style:style style:name="P23" style:family="paragraph" style:parent-style-name="Text_20_body">
      <style:paragraph-properties fo:margin-top="0cm" fo:margin-bottom="0cm" loext:contextual-spacing="false" fo:line-height="100%" fo:text-align="center" style:justify-single-word="false"/>
      <style:text-properties style:font-name="FreeMono" fo:font-style="normal" officeooo:rsid="0016aea8" officeooo:paragraph-rsid="001f70a1" style:font-style-asian="normal" style:font-style-complex="normal"/>
    </style:style>
    <style:style style:name="P2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1f6ce4" officeooo:paragraph-rsid="001f6ce4" style:font-style-asian="normal" style:font-weight-asian="bold" style:font-style-complex="normal" style:font-weight-complex="bold"/>
    </style:style>
    <style:style style:name="P2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1f70a1" officeooo:paragraph-rsid="001f70a1" style:font-style-asian="normal" style:font-weight-asian="bold" style:font-style-complex="normal" style:font-weight-complex="bold"/>
    </style:style>
    <style:style style:name="P2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1ff2b6" officeooo:paragraph-rsid="001ff2b6" style:font-style-asian="normal" style:font-weight-asian="bold" style:font-style-complex="normal" style:font-weight-complex="bold"/>
    </style:style>
    <style:style style:name="P2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04ef3" officeooo:paragraph-rsid="00204ef3" style:font-style-asian="normal" style:font-weight-asian="bold" style:font-style-complex="normal" style:font-weight-complex="bold"/>
    </style:style>
    <style:style style:name="P2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22977" officeooo:paragraph-rsid="00222977" style:font-style-asian="normal" style:font-weight-asian="bold" style:font-style-complex="normal" style:font-weight-complex="bold"/>
    </style:style>
    <style:style style:name="P2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2d6d1" officeooo:paragraph-rsid="0022d6d1" style:font-style-asian="normal" style:font-weight-asian="bold" style:font-style-complex="normal" style:font-weight-complex="bold"/>
    </style:style>
    <style:style style:name="P30"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37fe8" officeooo:paragraph-rsid="00237fe8" style:font-style-asian="normal" style:font-weight-asian="bold" style:font-style-complex="normal" style:font-weight-complex="bold"/>
    </style:style>
    <style:style style:name="P31"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47213" officeooo:paragraph-rsid="00247213" style:font-style-asian="normal" style:font-weight-asian="bold" style:font-style-complex="normal" style:font-weight-complex="bold"/>
    </style:style>
    <style:style style:name="P32"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8a3d0" officeooo:paragraph-rsid="0028a3d0" style:font-style-asian="normal" style:font-weight-asian="bold" style:font-style-complex="normal" style:font-weight-complex="bold"/>
    </style:style>
    <style:style style:name="P33"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be422" officeooo:paragraph-rsid="002be422" style:font-style-asian="normal" style:font-weight-asian="bold" style:font-style-complex="normal" style:font-weight-complex="bold"/>
    </style:style>
    <style:style style:name="P3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ddcb2" officeooo:paragraph-rsid="002ddcb2" style:font-style-asian="normal" style:font-weight-asian="bold" style:font-style-complex="normal" style:font-weight-complex="bold"/>
    </style:style>
    <style:style style:name="P3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03292" officeooo:paragraph-rsid="00303292" style:font-style-asian="normal" style:font-weight-asian="bold" style:font-style-complex="normal" style:font-weight-complex="bold"/>
    </style:style>
    <style:style style:name="P3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35d53" officeooo:paragraph-rsid="00335d53" style:font-style-asian="normal" style:font-weight-asian="bold" style:font-style-complex="normal" style:font-weight-complex="bold"/>
    </style:style>
    <style:style style:name="P3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3eab3" officeooo:paragraph-rsid="0033eab3" style:font-style-asian="normal" style:font-weight-asian="bold" style:font-style-complex="normal" style:font-weight-complex="bold"/>
    </style:style>
    <style:style style:name="P3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4a44d" officeooo:paragraph-rsid="0034a44d" style:font-style-asian="normal" style:font-weight-asian="bold" style:font-style-complex="normal" style:font-weight-complex="bold"/>
    </style:style>
    <style:style style:name="P3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5fcbc" officeooo:paragraph-rsid="0035fcbc" style:font-style-asian="normal" style:font-weight-asian="bold" style:font-style-complex="normal" style:font-weight-complex="bold"/>
    </style:style>
    <style:style style:name="P40"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63bc4" officeooo:paragraph-rsid="00363bc4" style:font-style-asian="normal" style:font-weight-asian="bold" style:font-style-complex="normal" style:font-weight-complex="bold"/>
    </style:style>
    <style:style style:name="P41"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74d48" officeooo:paragraph-rsid="00374d48" style:font-style-asian="normal" style:font-weight-asian="bold" style:font-style-complex="normal" style:font-weight-complex="bold"/>
    </style:style>
    <style:style style:name="P42"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799d0" officeooo:paragraph-rsid="003799d0" style:font-style-asian="normal" style:font-weight-asian="bold" style:font-style-complex="normal" style:font-weight-complex="bold"/>
    </style:style>
    <style:style style:name="P43"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7d41d" officeooo:paragraph-rsid="0037d41d" style:font-style-asian="normal" style:font-weight-asian="bold" style:font-style-complex="normal" style:font-weight-complex="bold"/>
    </style:style>
    <style:style style:name="P4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8aa15" officeooo:paragraph-rsid="0038aa15" style:font-style-asian="normal" style:font-weight-asian="bold" style:font-style-complex="normal" style:font-weight-complex="bold"/>
    </style:style>
    <style:style style:name="P4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bd078" officeooo:paragraph-rsid="003bd078" style:font-style-asian="normal" style:font-weight-asian="bold" style:font-style-complex="normal" style:font-weight-complex="bold"/>
    </style:style>
    <style:style style:name="P4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c4281" officeooo:paragraph-rsid="003c4281" style:font-style-asian="normal" style:font-weight-asian="bold" style:font-style-complex="normal" style:font-weight-complex="bold"/>
    </style:style>
    <style:style style:name="P4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c8638" officeooo:paragraph-rsid="003c8638" style:font-style-asian="normal" style:font-weight-asian="bold" style:font-style-complex="normal" style:font-weight-complex="bold"/>
    </style:style>
    <style:style style:name="P4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1b9d2" officeooo:paragraph-rsid="0041b9d2" style:font-style-asian="normal" style:font-weight-asian="bold" style:font-style-complex="normal" style:font-weight-complex="bold"/>
    </style:style>
    <style:style style:name="P4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714b4" officeooo:paragraph-rsid="004714b4" style:font-style-asian="normal" style:font-weight-asian="bold" style:font-style-complex="normal" style:font-weight-complex="bold"/>
    </style:style>
    <style:style style:name="P50"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8ea63" officeooo:paragraph-rsid="0048ea63" style:font-style-asian="normal" style:font-weight-asian="bold" style:font-style-complex="normal" style:font-weight-complex="bold"/>
    </style:style>
    <style:style style:name="P51"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3db05" officeooo:paragraph-rsid="0043db05" style:font-style-asian="normal" style:font-weight-asian="bold" style:font-style-complex="normal" style:font-weight-complex="bold"/>
    </style:style>
    <style:style style:name="P52"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a565c" officeooo:paragraph-rsid="004a565c" style:font-style-asian="normal" style:font-weight-asian="bold" style:font-style-complex="normal" style:font-weight-complex="bold"/>
    </style:style>
    <style:style style:name="P53"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c15b4" officeooo:paragraph-rsid="004c15b4" style:font-style-asian="normal" style:font-weight-asian="bold" style:font-style-complex="normal" style:font-weight-complex="bold"/>
    </style:style>
    <style:style style:name="P5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d66d6" officeooo:paragraph-rsid="004d66d6" style:font-style-asian="normal" style:font-weight-asian="bold" style:font-style-complex="normal" style:font-weight-complex="bold"/>
    </style:style>
    <style:style style:name="P5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ef5d9" officeooo:paragraph-rsid="004ef5d9" style:font-style-asian="normal" style:font-weight-asian="bold" style:font-style-complex="normal" style:font-weight-complex="bold"/>
    </style:style>
    <style:style style:name="P5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f79d7" officeooo:paragraph-rsid="004f79d7" style:font-style-asian="normal" style:font-weight-asian="bold" style:font-style-complex="normal" style:font-weight-complex="bold"/>
    </style:style>
    <style:style style:name="P5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01dcf" officeooo:paragraph-rsid="00501dcf" style:font-style-asian="normal" style:font-weight-asian="bold" style:font-style-complex="normal" style:font-weight-complex="bold"/>
    </style:style>
    <style:style style:name="P5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02260" officeooo:paragraph-rsid="00502260" style:font-style-asian="normal" style:font-weight-asian="bold" style:font-style-complex="normal" style:font-weight-complex="bold"/>
    </style:style>
    <style:style style:name="P5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0f685" officeooo:paragraph-rsid="0050f685" style:font-style-asian="normal" style:font-weight-asian="bold" style:font-style-complex="normal" style:font-weight-complex="bold"/>
    </style:style>
    <style:style style:name="P60"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51b3d" officeooo:paragraph-rsid="00551b3d" style:font-style-asian="normal" style:font-weight-asian="bold" style:font-style-complex="normal" style:font-weight-complex="bold"/>
    </style:style>
    <style:style style:name="P61"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68a6d" officeooo:paragraph-rsid="00568a6d" style:font-style-asian="normal" style:font-weight-asian="bold" style:font-style-complex="normal" style:font-weight-complex="bold"/>
    </style:style>
    <style:style style:name="P62"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86dfc" officeooo:paragraph-rsid="00586dfc" style:font-style-asian="normal" style:font-weight-asian="bold" style:font-style-complex="normal" style:font-weight-complex="bold"/>
    </style:style>
    <style:style style:name="P63"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87ae4" officeooo:paragraph-rsid="00587ae4" style:font-style-asian="normal" style:font-weight-asian="bold" style:font-style-complex="normal" style:font-weight-complex="bold"/>
    </style:style>
    <style:style style:name="P6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901dd" officeooo:paragraph-rsid="005901dd" style:font-style-asian="normal" style:font-weight-asian="bold" style:font-style-complex="normal" style:font-weight-complex="bold"/>
    </style:style>
    <style:style style:name="P6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c0cf9" officeooo:paragraph-rsid="005c0cf9" style:font-style-asian="normal" style:font-weight-asian="bold" style:font-style-complex="normal" style:font-weight-complex="bold"/>
    </style:style>
    <style:style style:name="P6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cf602" officeooo:paragraph-rsid="005cf602" style:font-style-asian="normal" style:font-weight-asian="bold" style:font-style-complex="normal" style:font-weight-complex="bold"/>
    </style:style>
    <style:style style:name="P6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db64b" officeooo:paragraph-rsid="005db64b" style:font-style-asian="normal" style:font-weight-asian="bold" style:font-style-complex="normal" style:font-weight-complex="bold"/>
    </style:style>
    <style:style style:name="P6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e1832" officeooo:paragraph-rsid="005e1832" style:font-style-asian="normal" style:font-weight-asian="bold" style:font-style-complex="normal" style:font-weight-complex="bold"/>
    </style:style>
    <style:style style:name="P6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f123f" officeooo:paragraph-rsid="005f123f" style:font-style-asian="normal" style:font-weight-asian="bold" style:font-style-complex="normal" style:font-weight-complex="bold"/>
    </style:style>
    <style:style style:name="P70"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f864d" officeooo:paragraph-rsid="005f864d" style:font-style-asian="normal" style:font-weight-asian="bold" style:font-style-complex="normal" style:font-weight-complex="bold"/>
    </style:style>
    <style:style style:name="P71"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0bd7a" officeooo:paragraph-rsid="0060bd7a" style:font-style-asian="normal" style:font-weight-asian="bold" style:font-style-complex="normal" style:font-weight-complex="bold"/>
    </style:style>
    <style:style style:name="P72"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2ae1f" officeooo:paragraph-rsid="0062ae1f" style:font-style-asian="normal" style:font-weight-asian="bold" style:font-style-complex="normal" style:font-weight-complex="bold"/>
    </style:style>
    <style:style style:name="P73"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4b379" officeooo:paragraph-rsid="0064b379" style:font-style-asian="normal" style:font-weight-asian="bold" style:font-style-complex="normal" style:font-weight-complex="bold"/>
    </style:style>
    <style:style style:name="P7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61725" officeooo:paragraph-rsid="00661725" style:font-style-asian="normal" style:font-weight-asian="bold" style:font-style-complex="normal" style:font-weight-complex="bold"/>
    </style:style>
    <style:style style:name="P7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785e1" officeooo:paragraph-rsid="006785e1" style:font-style-asian="normal" style:font-weight-asian="bold" style:font-style-complex="normal" style:font-weight-complex="bold"/>
    </style:style>
    <style:style style:name="P7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7bc86" officeooo:paragraph-rsid="0067bc86" style:font-style-asian="normal" style:font-weight-asian="bold" style:font-style-complex="normal" style:font-weight-complex="bold"/>
    </style:style>
    <style:style style:name="P7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954a1" officeooo:paragraph-rsid="006954a1" style:font-style-asian="normal" style:font-weight-asian="bold" style:font-style-complex="normal" style:font-weight-complex="bold"/>
    </style:style>
    <style:style style:name="P7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c985f" officeooo:paragraph-rsid="006c985f" style:font-style-asian="normal" style:font-weight-asian="bold" style:font-style-complex="normal" style:font-weight-complex="bold"/>
    </style:style>
    <style:style style:name="P7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cc478" officeooo:paragraph-rsid="006cc478" style:font-style-asian="normal" style:font-weight-asian="bold" style:font-style-complex="normal" style:font-weight-complex="bold"/>
    </style:style>
    <style:style style:name="P80"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cc512" officeooo:paragraph-rsid="006cc512" style:font-style-asian="normal" style:font-weight-asian="bold" style:font-style-complex="normal" style:font-weight-complex="bold"/>
    </style:style>
    <style:style style:name="P81"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daad7" officeooo:paragraph-rsid="006daad7" style:font-style-asian="normal" style:font-weight-asian="bold" style:font-style-complex="normal" style:font-weight-complex="bold"/>
    </style:style>
    <style:style style:name="P82"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e9b7f" officeooo:paragraph-rsid="006e9b7f" style:font-style-asian="normal" style:font-weight-asian="bold" style:font-style-complex="normal" style:font-weight-complex="bold"/>
    </style:style>
    <style:style style:name="P83"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00139" officeooo:paragraph-rsid="00700139" style:font-style-asian="normal" style:font-weight-asian="bold" style:font-style-complex="normal" style:font-weight-complex="bold"/>
    </style:style>
    <style:style style:name="P8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07558" officeooo:paragraph-rsid="00707558" style:font-style-asian="normal" style:font-weight-asian="bold" style:font-style-complex="normal" style:font-weight-complex="bold"/>
    </style:style>
    <style:style style:name="P8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24070" officeooo:paragraph-rsid="00724070" style:font-style-asian="normal" style:font-weight-asian="bold" style:font-style-complex="normal" style:font-weight-complex="bold"/>
    </style:style>
    <style:style style:name="P8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2dfe0" officeooo:paragraph-rsid="0072dfe0" style:font-style-asian="normal" style:font-weight-asian="bold" style:font-style-complex="normal" style:font-weight-complex="bold"/>
    </style:style>
    <style:style style:name="P8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3fc31" officeooo:paragraph-rsid="0073fc31" style:font-style-asian="normal" style:font-weight-asian="bold" style:font-style-complex="normal" style:font-weight-complex="bold"/>
    </style:style>
    <style:style style:name="P8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54676" officeooo:paragraph-rsid="00754676" style:font-style-asian="normal" style:font-weight-asian="bold" style:font-style-complex="normal" style:font-weight-complex="bold"/>
    </style:style>
    <style:style style:name="P8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64a7a" officeooo:paragraph-rsid="00764a7a" style:font-style-asian="normal" style:font-weight-asian="bold" style:font-style-complex="normal" style:font-weight-complex="bold"/>
    </style:style>
    <style:style style:name="P90"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6ac54" officeooo:paragraph-rsid="0076ac54" style:font-style-asian="normal" style:font-weight-asian="bold" style:font-style-complex="normal" style:font-weight-complex="bold"/>
    </style:style>
    <style:style style:name="P91"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70dd3" officeooo:paragraph-rsid="00770dd3" style:font-style-asian="normal" style:font-weight-asian="bold" style:font-style-complex="normal" style:font-weight-complex="bold"/>
    </style:style>
    <style:style style:name="P92"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9900a" officeooo:paragraph-rsid="0079900a" style:font-style-asian="normal" style:font-weight-asian="bold" style:font-style-complex="normal" style:font-weight-complex="bold"/>
    </style:style>
    <style:style style:name="P93"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9900a" officeooo:paragraph-rsid="007ab971" style:font-style-asian="normal" style:font-weight-asian="bold" style:font-style-complex="normal" style:font-weight-complex="bold"/>
    </style:style>
    <style:style style:name="P9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ab971" officeooo:paragraph-rsid="007ab971" style:font-style-asian="normal" style:font-weight-asian="bold" style:font-style-complex="normal" style:font-weight-complex="bold"/>
    </style:style>
    <style:style style:name="P9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ce60d" officeooo:paragraph-rsid="007ce60d" style:font-style-asian="normal" style:font-weight-asian="bold" style:font-style-complex="normal" style:font-weight-complex="bold"/>
    </style:style>
    <style:style style:name="P9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e82c9" officeooo:paragraph-rsid="007e82c9" style:font-style-asian="normal" style:font-weight-asian="bold" style:font-style-complex="normal" style:font-weight-complex="bold"/>
    </style:style>
    <style:style style:name="P9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f32c1" officeooo:paragraph-rsid="007f32c1" style:font-style-asian="normal" style:font-weight-asian="bold" style:font-style-complex="normal" style:font-weight-complex="bold"/>
    </style:style>
    <style:style style:name="P9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fae2d" officeooo:paragraph-rsid="007fae2d" style:font-style-asian="normal" style:font-weight-asian="bold" style:font-style-complex="normal" style:font-weight-complex="bold"/>
    </style:style>
    <style:style style:name="P9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1f70a1" officeooo:paragraph-rsid="001f70a1" style:font-style-asian="normal" style:font-weight-asian="normal" style:font-style-complex="normal" style:font-weight-complex="normal"/>
    </style:style>
    <style:style style:name="P10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1ff2b6" officeooo:paragraph-rsid="001ff2b6" style:font-style-asian="normal" style:font-weight-asian="normal" style:font-style-complex="normal" style:font-weight-complex="normal"/>
    </style:style>
    <style:style style:name="P10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04ef3" officeooo:paragraph-rsid="00204ef3" style:font-style-asian="normal" style:font-weight-asian="normal" style:font-style-complex="normal" style:font-weight-complex="normal"/>
    </style:style>
    <style:style style:name="P10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22977" officeooo:paragraph-rsid="00222977" style:font-style-asian="normal" style:font-weight-asian="normal" style:font-style-complex="normal" style:font-weight-complex="normal"/>
    </style:style>
    <style:style style:name="P10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1ccd3e" officeooo:paragraph-rsid="00222977" style:font-style-asian="normal" style:font-weight-asian="normal" style:font-style-complex="normal" style:font-weight-complex="normal"/>
    </style:style>
    <style:style style:name="P10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2d6d1" officeooo:paragraph-rsid="0022d6d1" style:font-style-asian="normal" style:font-weight-asian="normal" style:font-style-complex="normal" style:font-weight-complex="normal"/>
    </style:style>
    <style:style style:name="P10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2d6d1" officeooo:paragraph-rsid="00237fe8" style:font-style-asian="normal" style:font-weight-asian="normal" style:font-style-complex="normal" style:font-weight-complex="normal"/>
    </style:style>
    <style:style style:name="P10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37fe8" officeooo:paragraph-rsid="00237fe8" style:font-style-asian="normal" style:font-weight-asian="normal" style:font-style-complex="normal" style:font-weight-complex="normal"/>
    </style:style>
    <style:style style:name="P10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47213" officeooo:paragraph-rsid="00247213" style:font-style-asian="normal" style:font-weight-asian="normal" style:font-style-complex="normal" style:font-weight-complex="normal"/>
    </style:style>
    <style:style style:name="P10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8a3d0" officeooo:paragraph-rsid="0028a3d0" style:font-style-asian="normal" style:font-weight-asian="normal" style:font-style-complex="normal" style:font-weight-complex="normal"/>
    </style:style>
    <style:style style:name="P10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be422" officeooo:paragraph-rsid="002be422" style:font-style-asian="normal" style:font-weight-asian="normal" style:font-style-complex="normal" style:font-weight-complex="normal"/>
    </style:style>
    <style:style style:name="P11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ddcb2" officeooo:paragraph-rsid="002ddcb2" style:font-style-asian="normal" style:font-weight-asian="normal" style:font-style-complex="normal" style:font-weight-complex="normal"/>
    </style:style>
    <style:style style:name="P11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03292" officeooo:paragraph-rsid="00303292" style:font-style-asian="normal" style:font-weight-asian="normal" style:font-style-complex="normal" style:font-weight-complex="normal"/>
    </style:style>
    <style:style style:name="P11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1ae8f" officeooo:paragraph-rsid="0031ae8f" style:font-style-asian="normal" style:font-weight-asian="normal" style:font-style-complex="normal" style:font-weight-complex="normal"/>
    </style:style>
    <style:style style:name="P11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35d53" officeooo:paragraph-rsid="00335d53" style:font-style-asian="normal" style:font-weight-asian="normal" style:font-style-complex="normal" style:font-weight-complex="normal"/>
    </style:style>
    <style:style style:name="P11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3eab3" officeooo:paragraph-rsid="0033eab3" style:font-style-asian="normal" style:font-weight-asian="normal" style:font-style-complex="normal" style:font-weight-complex="normal"/>
    </style:style>
    <style:style style:name="P11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4a44d" officeooo:paragraph-rsid="0034a44d" style:font-style-asian="normal" style:font-weight-asian="normal" style:font-style-complex="normal" style:font-weight-complex="normal"/>
    </style:style>
    <style:style style:name="P11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5fcbc" officeooo:paragraph-rsid="0035fcbc" style:font-style-asian="normal" style:font-weight-asian="normal" style:font-style-complex="normal" style:font-weight-complex="normal"/>
    </style:style>
    <style:style style:name="P11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63bc4" officeooo:paragraph-rsid="00363bc4" style:font-style-asian="normal" style:font-weight-asian="normal" style:font-style-complex="normal" style:font-weight-complex="normal"/>
    </style:style>
    <style:style style:name="P11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74d48" officeooo:paragraph-rsid="00374d48" style:font-style-asian="normal" style:font-weight-asian="normal" style:font-style-complex="normal" style:font-weight-complex="normal"/>
    </style:style>
    <style:style style:name="P11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74d48" officeooo:paragraph-rsid="003799d0" style:font-style-asian="normal" style:font-weight-asian="normal" style:font-style-complex="normal" style:font-weight-complex="normal"/>
    </style:style>
    <style:style style:name="P12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799d0" officeooo:paragraph-rsid="003799d0" style:font-style-asian="normal" style:font-weight-asian="normal" style:font-style-complex="normal" style:font-weight-complex="normal"/>
    </style:style>
    <style:style style:name="P12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7d41d" officeooo:paragraph-rsid="0037d41d" style:font-style-asian="normal" style:font-weight-asian="normal" style:font-style-complex="normal" style:font-weight-complex="normal"/>
    </style:style>
    <style:style style:name="P12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8aa15" officeooo:paragraph-rsid="0038aa15" style:font-style-asian="normal" style:font-weight-asian="normal" style:font-style-complex="normal" style:font-weight-complex="normal"/>
    </style:style>
    <style:style style:name="P12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bd078" officeooo:paragraph-rsid="003bd078" style:font-style-asian="normal" style:font-weight-asian="normal" style:font-style-complex="normal" style:font-weight-complex="normal"/>
    </style:style>
    <style:style style:name="P12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c4281" officeooo:paragraph-rsid="003c4281" style:font-style-asian="normal" style:font-weight-asian="normal" style:font-style-complex="normal" style:font-weight-complex="normal"/>
    </style:style>
    <style:style style:name="P12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c8638" officeooo:paragraph-rsid="003c8638" style:font-style-asian="normal" style:font-weight-asian="normal" style:font-style-complex="normal" style:font-weight-complex="normal"/>
    </style:style>
    <style:style style:name="P12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c8638" officeooo:paragraph-rsid="003e6458" style:font-style-asian="normal" style:font-weight-asian="normal" style:font-style-complex="normal" style:font-weight-complex="normal"/>
    </style:style>
    <style:style style:name="P12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1b9d2" officeooo:paragraph-rsid="0041b9d2" style:font-style-asian="normal" style:font-weight-asian="normal" style:font-style-complex="normal" style:font-weight-complex="normal"/>
    </style:style>
    <style:style style:name="P12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1b9d2" officeooo:paragraph-rsid="004332f6" style:font-style-asian="normal" style:font-weight-asian="normal" style:font-style-complex="normal" style:font-weight-complex="normal"/>
    </style:style>
    <style:style style:name="P12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1b9d2" officeooo:paragraph-rsid="0043db05" style:font-style-asian="normal" style:font-weight-asian="normal" style:font-style-complex="normal" style:font-weight-complex="normal"/>
    </style:style>
    <style:style style:name="P13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714b4" officeooo:paragraph-rsid="004714b4" style:font-style-asian="normal" style:font-weight-asian="normal" style:font-style-complex="normal" style:font-weight-complex="normal"/>
    </style:style>
    <style:style style:name="P13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714b4" officeooo:paragraph-rsid="0048ea63" style:font-style-asian="normal" style:font-weight-asian="normal" style:font-style-complex="normal" style:font-weight-complex="normal"/>
    </style:style>
    <style:style style:name="P13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8ea63" officeooo:paragraph-rsid="0048ea63" style:font-style-asian="normal" style:font-weight-asian="normal" style:font-style-complex="normal" style:font-weight-complex="normal"/>
    </style:style>
    <style:style style:name="P13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3db05" officeooo:paragraph-rsid="0043db05" style:font-style-asian="normal" style:font-weight-asian="normal" style:font-style-complex="normal" style:font-weight-complex="normal"/>
    </style:style>
    <style:style style:name="P13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a565c" officeooo:paragraph-rsid="004a565c" style:font-style-asian="normal" style:font-weight-asian="normal" style:font-style-complex="normal" style:font-weight-complex="normal"/>
    </style:style>
    <style:style style:name="P13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c15b4" officeooo:paragraph-rsid="004c15b4" style:font-style-asian="normal" style:font-weight-asian="normal" style:font-style-complex="normal" style:font-weight-complex="normal"/>
    </style:style>
    <style:style style:name="P136" style:family="paragraph" style:parent-style-name="Text_20_body">
      <style:paragraph-properties fo:margin-top="0cm" fo:margin-bottom="0cm" loext:contextual-spacing="false" fo:line-height="100%" fo:text-align="justify" style:justify-single-word="false"/>
      <style:text-properties style:font-name="FreeMono" fo:font-style="normal" fo:font-weight="normal" officeooo:rsid="004d66d6" officeooo:paragraph-rsid="004d66d6" style:font-style-asian="normal" style:font-weight-asian="normal" style:font-style-complex="normal" style:font-weight-complex="normal"/>
    </style:style>
    <style:style style:name="P13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d66d6" officeooo:paragraph-rsid="004d66d6" style:font-style-asian="normal" style:font-weight-asian="normal" style:font-style-complex="normal" style:font-weight-complex="normal"/>
    </style:style>
    <style:style style:name="P13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ef5d9" officeooo:paragraph-rsid="004ef5d9" style:font-style-asian="normal" style:font-weight-asian="normal" style:font-style-complex="normal" style:font-weight-complex="normal"/>
    </style:style>
    <style:style style:name="P13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f79d7" officeooo:paragraph-rsid="004f79d7" style:font-style-asian="normal" style:font-weight-asian="normal" style:font-style-complex="normal" style:font-weight-complex="normal"/>
    </style:style>
    <style:style style:name="P14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01dcf" officeooo:paragraph-rsid="00501dcf" style:font-style-asian="normal" style:font-weight-asian="normal" style:font-style-complex="normal" style:font-weight-complex="normal"/>
    </style:style>
    <style:style style:name="P14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02260" officeooo:paragraph-rsid="00502260" style:font-style-asian="normal" style:font-weight-asian="normal" style:font-style-complex="normal" style:font-weight-complex="normal"/>
    </style:style>
    <style:style style:name="P14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0f685" officeooo:paragraph-rsid="0050f685" style:font-style-asian="normal" style:font-weight-asian="normal" style:font-style-complex="normal" style:font-weight-complex="normal"/>
    </style:style>
    <style:style style:name="P14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149b4" officeooo:paragraph-rsid="005149b4" style:font-style-asian="normal" style:font-weight-asian="normal" style:font-style-complex="normal" style:font-weight-complex="normal"/>
    </style:style>
    <style:style style:name="P14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2ad87" officeooo:paragraph-rsid="0052ad87" style:font-style-asian="normal" style:font-weight-asian="normal" style:font-style-complex="normal" style:font-weight-complex="normal"/>
    </style:style>
    <style:style style:name="P14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51b3d" officeooo:paragraph-rsid="00551b3d" style:font-style-asian="normal" style:font-weight-asian="normal" style:font-style-complex="normal" style:font-weight-complex="normal"/>
    </style:style>
    <style:style style:name="P14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68a6d" officeooo:paragraph-rsid="00568a6d" style:font-style-asian="normal" style:font-weight-asian="normal" style:font-style-complex="normal" style:font-weight-complex="normal"/>
    </style:style>
    <style:style style:name="P14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86dfc" officeooo:paragraph-rsid="00586dfc" style:font-style-asian="normal" style:font-weight-asian="normal" style:font-style-complex="normal" style:font-weight-complex="normal"/>
    </style:style>
    <style:style style:name="P14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87ae4" officeooo:paragraph-rsid="00587ae4" style:font-style-asian="normal" style:font-weight-asian="normal" style:font-style-complex="normal" style:font-weight-complex="normal"/>
    </style:style>
    <style:style style:name="P14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901dd" officeooo:paragraph-rsid="005901dd" style:font-style-asian="normal" style:font-weight-asian="normal" style:font-style-complex="normal" style:font-weight-complex="normal"/>
    </style:style>
    <style:style style:name="P15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c0cf9" officeooo:paragraph-rsid="005c0cf9" style:font-style-asian="normal" style:font-weight-asian="normal" style:font-style-complex="normal" style:font-weight-complex="normal"/>
    </style:style>
    <style:style style:name="P15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cf602" officeooo:paragraph-rsid="005cf602" style:font-style-asian="normal" style:font-weight-asian="normal" style:font-style-complex="normal" style:font-weight-complex="normal"/>
    </style:style>
    <style:style style:name="P15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db64b" officeooo:paragraph-rsid="005db64b" style:font-style-asian="normal" style:font-weight-asian="normal" style:font-style-complex="normal" style:font-weight-complex="normal"/>
    </style:style>
    <style:style style:name="P15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e1832" officeooo:paragraph-rsid="005e1832" style:font-style-asian="normal" style:font-weight-asian="normal" style:font-style-complex="normal" style:font-weight-complex="normal"/>
    </style:style>
    <style:style style:name="P15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e1832" officeooo:paragraph-rsid="005e669d" style:font-style-asian="normal" style:font-weight-asian="normal" style:font-style-complex="normal" style:font-weight-complex="normal"/>
    </style:style>
    <style:style style:name="P15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e669d" officeooo:paragraph-rsid="005e669d" style:font-style-asian="normal" style:font-weight-asian="normal" style:font-style-complex="normal" style:font-weight-complex="normal"/>
    </style:style>
    <style:style style:name="P15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f123f" officeooo:paragraph-rsid="005f123f" style:font-style-asian="normal" style:font-weight-asian="normal" style:font-style-complex="normal" style:font-weight-complex="normal"/>
    </style:style>
    <style:style style:name="P15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f864d" officeooo:paragraph-rsid="005f864d" style:font-style-asian="normal" style:font-weight-asian="normal" style:font-style-complex="normal" style:font-weight-complex="normal"/>
    </style:style>
    <style:style style:name="P15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0bd7a" officeooo:paragraph-rsid="0060bd7a" style:font-style-asian="normal" style:font-weight-asian="normal" style:font-style-complex="normal" style:font-weight-complex="normal"/>
    </style:style>
    <style:style style:name="P15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2ae1f" officeooo:paragraph-rsid="0062ae1f"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4b379" officeooo:paragraph-rsid="0064b379"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61725" officeooo:paragraph-rsid="00661725"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785e1" officeooo:paragraph-rsid="006785e1"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7bc86" officeooo:paragraph-rsid="0067bc86" style:font-style-asian="normal" style:font-weight-asian="normal" style:font-style-complex="normal" style:font-weight-complex="normal"/>
    </style:style>
    <style:style style:name="P16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954a1" officeooo:paragraph-rsid="006954a1" style:font-style-asian="normal" style:font-weight-asian="normal" style:font-style-complex="normal" style:font-weight-complex="normal"/>
    </style:style>
    <style:style style:name="P16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c985f" officeooo:paragraph-rsid="006c985f"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c985f" officeooo:paragraph-rsid="006cc478"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cc478" officeooo:paragraph-rsid="006cc478" style:font-style-asian="normal" style:font-weight-asian="normal" style:font-style-complex="normal" style:font-weight-complex="normal"/>
    </style:style>
    <style:style style:name="P16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cc512" officeooo:paragraph-rsid="006cc512" style:font-style-asian="normal" style:font-weight-asian="normal" style:font-style-complex="normal" style:font-weight-complex="normal"/>
    </style:style>
    <style:style style:name="P16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daad7" officeooo:paragraph-rsid="006daad7" style:font-style-asian="normal" style:font-weight-asian="normal" style:font-style-complex="normal" style:font-weight-complex="normal"/>
    </style:style>
    <style:style style:name="P170" style:family="paragraph" style:parent-style-name="Text_20_body">
      <style:paragraph-properties fo:margin-top="0cm" fo:margin-bottom="0cm" loext:contextual-spacing="false" fo:line-height="100%" fo:text-align="justify" style:justify-single-word="false"/>
      <style:text-properties style:font-name="FreeMono" fo:font-style="normal" fo:font-weight="normal" officeooo:rsid="006daad7" officeooo:paragraph-rsid="006daad7" style:font-style-asian="normal" style:font-weight-asian="normal" style:font-style-complex="normal" style:font-weight-complex="normal"/>
    </style:style>
    <style:style style:name="P171" style:family="paragraph" style:parent-style-name="Text_20_body">
      <style:paragraph-properties fo:margin-top="0cm" fo:margin-bottom="0cm" loext:contextual-spacing="false" fo:line-height="100%" fo:text-align="justify" style:justify-single-word="false"/>
      <style:text-properties style:font-name="FreeMono" fo:font-style="normal" fo:font-weight="normal" officeooo:rsid="006daad7" officeooo:paragraph-rsid="006e9b7f" style:font-style-asian="normal" style:font-weight-asian="normal" style:font-style-complex="normal" style:font-weight-complex="normal"/>
    </style:style>
    <style:style style:name="P17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e9b7f" officeooo:paragraph-rsid="006e9b7f" style:font-style-asian="normal" style:font-weight-asian="normal" style:font-style-complex="normal" style:font-weight-complex="normal"/>
    </style:style>
    <style:style style:name="P17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e9b7f" officeooo:paragraph-rsid="00700139" style:font-style-asian="normal" style:font-weight-asian="normal" style:font-style-complex="normal" style:font-weight-complex="normal"/>
    </style:style>
    <style:style style:name="P17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00139" officeooo:paragraph-rsid="00700139" style:font-style-asian="normal" style:font-weight-asian="normal" style:font-style-complex="normal" style:font-weight-complex="normal"/>
    </style:style>
    <style:style style:name="P17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00139" officeooo:paragraph-rsid="00707558" style:font-style-asian="normal" style:font-weight-asian="normal" style:font-style-complex="normal" style:font-weight-complex="normal"/>
    </style:style>
    <style:style style:name="P17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07558" officeooo:paragraph-rsid="00707558" style:font-style-asian="normal" style:font-weight-asian="normal" style:font-style-complex="normal" style:font-weight-complex="normal"/>
    </style:style>
    <style:style style:name="P17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24070" officeooo:paragraph-rsid="00724070"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2dfe0" officeooo:paragraph-rsid="0072dfe0" style:font-style-asian="normal" style:font-weight-asian="normal" style:font-style-complex="normal" style:font-weight-complex="normal"/>
    </style:style>
    <style:style style:name="P17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3fc31" officeooo:paragraph-rsid="0073fc31" style:font-style-asian="normal" style:font-weight-asian="normal" style:font-style-complex="normal" style:font-weight-complex="normal"/>
    </style:style>
    <style:style style:name="P18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54676" officeooo:paragraph-rsid="00754676"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fo:line-height="100%" fo:text-align="start" style:justify-single-word="false"/>
      <style:text-properties style:font-name="FreeMono" fo:font-style="normal" fo:font-weight="normal" officeooo:rsid="00764a7a" officeooo:paragraph-rsid="00764a7a"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64a7a" officeooo:paragraph-rsid="00764a7a"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6ac54" officeooo:paragraph-rsid="0076ac54"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70dd3" officeooo:paragraph-rsid="00770dd3" style:font-style-asian="normal" style:font-weight-asian="normal" style:font-style-complex="normal" style:font-weight-complex="normal"/>
    </style:style>
    <style:style style:name="P18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9900a" officeooo:paragraph-rsid="0079900a" style:font-style-asian="normal" style:font-weight-asian="normal" style:font-style-complex="normal" style:font-weight-complex="normal"/>
    </style:style>
    <style:style style:name="P18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9900a" officeooo:paragraph-rsid="007ab971" style:font-style-asian="normal" style:font-weight-asian="normal" style:font-style-complex="normal" style:font-weight-complex="normal"/>
    </style:style>
    <style:style style:name="P18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ab971" officeooo:paragraph-rsid="007ab971" style:font-style-asian="normal" style:font-weight-asian="normal" style:font-style-complex="normal" style:font-weight-complex="normal"/>
    </style:style>
    <style:style style:name="P18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ce60d" officeooo:paragraph-rsid="007ce60d"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fo:line-height="100%" fo:text-align="justify" style:justify-single-word="false"/>
      <style:text-properties style:font-name="FreeMono" fo:font-style="normal" fo:font-weight="normal" officeooo:rsid="007ce60d" officeooo:paragraph-rsid="007ce60d" style:font-style-asian="normal" style:font-weight-asian="normal" style:font-style-complex="normal" style:font-weight-complex="normal"/>
    </style:style>
    <style:style style:name="P19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e82c9" officeooo:paragraph-rsid="007e82c9"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f32c1" officeooo:paragraph-rsid="007f32c1"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fae2d" officeooo:paragraph-rsid="007fae2d"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222977" officeooo:paragraph-rsid="00222977" style:font-style-asian="italic" style:font-weight-asian="normal" style:font-style-complex="italic" style:font-weight-complex="normal"/>
    </style:style>
    <style:style style:name="P194"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22d6d1" officeooo:paragraph-rsid="0022d6d1" style:font-style-asian="italic" style:font-weight-asian="normal" style:font-style-complex="italic" style:font-weight-complex="normal"/>
    </style:style>
    <style:style style:name="P195"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247213" officeooo:paragraph-rsid="00247213" style:font-style-asian="italic" style:font-weight-asian="normal" style:font-style-complex="italic" style:font-weight-complex="normal"/>
    </style:style>
    <style:style style:name="P196"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28a3d0" officeooo:paragraph-rsid="0028a3d0" style:font-style-asian="italic" style:font-weight-asian="normal" style:font-style-complex="italic" style:font-weight-complex="normal"/>
    </style:style>
    <style:style style:name="P197"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28a3d0" officeooo:paragraph-rsid="0028a3d0" style:font-style-asian="italic" style:font-weight-asian="normal" style:font-style-complex="italic" style:font-weight-complex="normal"/>
    </style:style>
    <style:style style:name="P198"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2be422" officeooo:paragraph-rsid="002be422" style:font-style-asian="italic" style:font-weight-asian="normal" style:font-style-complex="italic" style:font-weight-complex="normal"/>
    </style:style>
    <style:style style:name="P199"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03292" officeooo:paragraph-rsid="00303292" style:font-style-asian="italic" style:font-weight-asian="normal" style:font-style-complex="italic" style:font-weight-complex="normal"/>
    </style:style>
    <style:style style:name="P200"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1ae8f" officeooo:paragraph-rsid="0031ae8f" style:font-style-asian="italic" style:font-weight-asian="normal" style:font-style-complex="italic" style:font-weight-complex="normal"/>
    </style:style>
    <style:style style:name="P201"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35d53" officeooo:paragraph-rsid="00335d53" style:font-style-asian="italic" style:font-weight-asian="normal" style:font-style-complex="italic" style:font-weight-complex="normal"/>
    </style:style>
    <style:style style:name="P202"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3eab3" officeooo:paragraph-rsid="0033eab3" style:font-style-asian="italic" style:font-weight-asian="normal" style:font-style-complex="italic" style:font-weight-complex="normal"/>
    </style:style>
    <style:style style:name="P203"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4a44d" officeooo:paragraph-rsid="0034a44d" style:font-style-asian="italic" style:font-weight-asian="normal" style:font-style-complex="italic" style:font-weight-complex="normal"/>
    </style:style>
    <style:style style:name="P204"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5fcbc" officeooo:paragraph-rsid="0035fcbc" style:font-style-asian="italic" style:font-weight-asian="normal" style:font-style-complex="italic" style:font-weight-complex="normal"/>
    </style:style>
    <style:style style:name="P205"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35fcbc" officeooo:paragraph-rsid="0035fcbc" style:font-style-asian="italic" style:font-weight-asian="normal" style:font-style-complex="italic" style:font-weight-complex="normal"/>
    </style:style>
    <style:style style:name="P206"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63bc4" officeooo:paragraph-rsid="00363bc4" style:font-style-asian="italic" style:font-weight-asian="normal" style:font-style-complex="italic" style:font-weight-complex="normal"/>
    </style:style>
    <style:style style:name="P207"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8aa15" officeooo:paragraph-rsid="0038aa15" style:font-style-asian="italic" style:font-weight-asian="normal" style:font-style-complex="italic" style:font-weight-complex="normal"/>
    </style:style>
    <style:style style:name="P208"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a4713" officeooo:paragraph-rsid="003a4713" style:font-style-asian="italic" style:font-weight-asian="normal" style:font-style-complex="italic" style:font-weight-complex="normal"/>
    </style:style>
    <style:style style:name="P209"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bd078" officeooo:paragraph-rsid="003bd078" style:font-style-asian="italic" style:font-weight-asian="normal" style:font-style-complex="italic" style:font-weight-complex="normal"/>
    </style:style>
    <style:style style:name="P210"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3bd078" officeooo:paragraph-rsid="003bd078" style:font-style-asian="italic" style:font-weight-asian="normal" style:font-style-complex="italic" style:font-weight-complex="normal"/>
    </style:style>
    <style:style style:name="P211"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c8638" officeooo:paragraph-rsid="003c8638" style:font-style-asian="italic" style:font-weight-asian="normal" style:font-style-complex="italic" style:font-weight-complex="normal"/>
    </style:style>
    <style:style style:name="P212"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41b9d2" officeooo:paragraph-rsid="0041b9d2" style:font-style-asian="italic" style:font-weight-asian="normal" style:font-style-complex="italic" style:font-weight-complex="normal"/>
    </style:style>
    <style:style style:name="P213"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445c8f" officeooo:paragraph-rsid="004714b4" style:font-style-asian="italic" style:font-weight-asian="normal" style:font-style-complex="italic" style:font-weight-complex="normal"/>
    </style:style>
    <style:style style:name="P214"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48ea63" officeooo:paragraph-rsid="0048ea63" style:font-style-asian="italic" style:font-weight-asian="normal" style:font-style-complex="italic" style:font-weight-complex="normal"/>
    </style:style>
    <style:style style:name="P215"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48ea63" officeooo:paragraph-rsid="0048ea63" style:font-style-asian="italic" style:font-weight-asian="normal" style:font-style-complex="italic" style:font-weight-complex="normal"/>
    </style:style>
    <style:style style:name="P216"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4a565c" officeooo:paragraph-rsid="004a565c" style:font-style-asian="italic" style:font-weight-asian="normal" style:font-style-complex="italic" style:font-weight-complex="normal"/>
    </style:style>
    <style:style style:name="P217"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4a565c" officeooo:paragraph-rsid="004a565c" style:font-style-asian="italic" style:font-weight-asian="normal" style:font-style-complex="italic" style:font-weight-complex="normal"/>
    </style:style>
    <style:style style:name="P218"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4c15b4" officeooo:paragraph-rsid="004c15b4" style:font-style-asian="italic" style:font-weight-asian="normal" style:font-style-complex="italic" style:font-weight-complex="normal"/>
    </style:style>
    <style:style style:name="P219"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4d66d6" officeooo:paragraph-rsid="004d66d6" style:font-style-asian="italic" style:font-weight-asian="normal" style:font-style-complex="italic" style:font-weight-complex="normal"/>
    </style:style>
    <style:style style:name="P220"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4d66d6" officeooo:paragraph-rsid="004d66d6" style:font-style-asian="italic" style:font-weight-asian="normal" style:font-style-complex="italic" style:font-weight-complex="normal"/>
    </style:style>
    <style:style style:name="P221"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4ef5d9" officeooo:paragraph-rsid="004ef5d9" style:font-style-asian="italic" style:font-weight-asian="normal" style:font-style-complex="italic" style:font-weight-complex="normal"/>
    </style:style>
    <style:style style:name="P222"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01dcf" officeooo:paragraph-rsid="00501dcf" style:font-style-asian="italic" style:font-weight-asian="normal" style:font-style-complex="italic" style:font-weight-complex="normal"/>
    </style:style>
    <style:style style:name="P223"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02260" officeooo:paragraph-rsid="00502260" style:font-style-asian="italic" style:font-weight-asian="normal" style:font-style-complex="italic" style:font-weight-complex="normal"/>
    </style:style>
    <style:style style:name="P224"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502260" officeooo:paragraph-rsid="00502260" style:font-style-asian="italic" style:font-weight-asian="normal" style:font-style-complex="italic" style:font-weight-complex="normal"/>
    </style:style>
    <style:style style:name="P225"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0f685" officeooo:paragraph-rsid="0050f685" style:font-style-asian="italic" style:font-weight-asian="normal" style:font-style-complex="italic" style:font-weight-complex="normal"/>
    </style:style>
    <style:style style:name="P226"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50f685" officeooo:paragraph-rsid="0050f685" style:font-style-asian="italic" style:font-weight-asian="normal" style:font-style-complex="italic" style:font-weight-complex="normal"/>
    </style:style>
    <style:style style:name="P227"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51b3d" officeooo:paragraph-rsid="00551b3d" style:font-style-asian="italic" style:font-weight-asian="normal" style:font-style-complex="italic" style:font-weight-complex="normal"/>
    </style:style>
    <style:style style:name="P228"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68a6d" officeooo:paragraph-rsid="00568a6d" style:font-style-asian="italic" style:font-weight-asian="normal" style:font-style-complex="italic" style:font-weight-complex="normal"/>
    </style:style>
    <style:style style:name="P229"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586dfc" officeooo:paragraph-rsid="00586dfc" style:font-style-asian="italic" style:font-weight-asian="normal" style:font-style-complex="italic" style:font-weight-complex="normal"/>
    </style:style>
    <style:style style:name="P230"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86dfc" officeooo:paragraph-rsid="00586dfc" style:font-style-asian="italic" style:font-weight-asian="normal" style:font-style-complex="italic" style:font-weight-complex="normal"/>
    </style:style>
    <style:style style:name="P231"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901dd" officeooo:paragraph-rsid="005901dd" style:font-style-asian="italic" style:font-weight-asian="normal" style:font-style-complex="italic" style:font-weight-complex="normal"/>
    </style:style>
    <style:style style:name="P232"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c0cf9" officeooo:paragraph-rsid="005c0cf9" style:font-style-asian="italic" style:font-weight-asian="normal" style:font-style-complex="italic" style:font-weight-complex="normal"/>
    </style:style>
    <style:style style:name="P233"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cf602" officeooo:paragraph-rsid="005cf602" style:font-style-asian="italic" style:font-weight-asian="normal" style:font-style-complex="italic" style:font-weight-complex="normal"/>
    </style:style>
    <style:style style:name="P234"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f123f" officeooo:paragraph-rsid="005f123f" style:font-style-asian="italic" style:font-weight-asian="normal" style:font-style-complex="italic" style:font-weight-complex="normal"/>
    </style:style>
    <style:style style:name="P235"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f864d" officeooo:paragraph-rsid="005f864d" style:font-style-asian="italic" style:font-weight-asian="normal" style:font-style-complex="italic" style:font-weight-complex="normal"/>
    </style:style>
    <style:style style:name="P236"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fc36f" officeooo:paragraph-rsid="005fc36f" style:font-style-asian="italic" style:font-weight-asian="normal" style:font-style-complex="italic" style:font-weight-complex="normal"/>
    </style:style>
    <style:style style:name="P237"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0bd7a" officeooo:paragraph-rsid="0060bd7a" style:font-style-asian="italic" style:font-weight-asian="normal" style:font-style-complex="italic" style:font-weight-complex="normal"/>
    </style:style>
    <style:style style:name="P238"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2ae1f" officeooo:paragraph-rsid="0062ae1f" style:font-style-asian="italic" style:font-weight-asian="normal" style:font-style-complex="italic" style:font-weight-complex="normal"/>
    </style:style>
    <style:style style:name="P239"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47967" officeooo:paragraph-rsid="00647967" style:font-style-asian="italic" style:font-weight-asian="normal" style:font-style-complex="italic" style:font-weight-complex="normal"/>
    </style:style>
    <style:style style:name="P240"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785e1" officeooo:paragraph-rsid="006785e1" style:font-style-asian="italic" style:font-weight-asian="normal" style:font-style-complex="italic" style:font-weight-complex="normal"/>
    </style:style>
    <style:style style:name="P241"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954a1" officeooo:paragraph-rsid="006954a1" style:font-style-asian="italic" style:font-weight-asian="normal" style:font-style-complex="italic" style:font-weight-complex="normal"/>
    </style:style>
    <style:style style:name="P242"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ad9a4" officeooo:paragraph-rsid="006ad9a4" style:font-style-asian="italic" style:font-weight-asian="normal" style:font-style-complex="italic" style:font-weight-complex="normal"/>
    </style:style>
    <style:style style:name="P243"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6c985f" officeooo:paragraph-rsid="006c985f" style:font-style-asian="italic" style:font-weight-asian="normal" style:font-style-complex="italic" style:font-weight-complex="normal"/>
    </style:style>
    <style:style style:name="P244"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c985f" officeooo:paragraph-rsid="006c985f" style:font-style-asian="italic" style:font-weight-asian="normal" style:font-style-complex="italic" style:font-weight-complex="normal"/>
    </style:style>
    <style:style style:name="P245"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6cc478" officeooo:paragraph-rsid="006cc478" style:font-style-asian="italic" style:font-weight-asian="normal" style:font-style-complex="italic" style:font-weight-complex="normal"/>
    </style:style>
    <style:style style:name="P246"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6cc512" officeooo:paragraph-rsid="006cc512" style:font-style-asian="italic" style:font-weight-asian="normal" style:font-style-complex="italic" style:font-weight-complex="normal"/>
    </style:style>
    <style:style style:name="P247"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daad7" officeooo:paragraph-rsid="006e9b7f" style:font-style-asian="italic" style:font-weight-asian="normal" style:font-style-complex="italic" style:font-weight-complex="normal"/>
    </style:style>
    <style:style style:name="P248"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daad7" officeooo:paragraph-rsid="006daad7" style:font-style-asian="italic" style:font-weight-asian="normal" style:font-style-complex="italic" style:font-weight-complex="normal"/>
    </style:style>
    <style:style style:name="P249"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e9b7f" officeooo:paragraph-rsid="006e9b7f" style:font-style-asian="italic" style:font-weight-asian="normal" style:font-style-complex="italic" style:font-weight-complex="normal"/>
    </style:style>
    <style:style style:name="P250"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6e9b7f" officeooo:paragraph-rsid="006e9b7f" style:font-style-asian="italic" style:font-weight-asian="normal" style:font-style-complex="italic" style:font-weight-complex="normal"/>
    </style:style>
    <style:style style:name="P251"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700139" officeooo:paragraph-rsid="00700139" style:font-style-asian="italic" style:font-weight-asian="normal" style:font-style-complex="italic" style:font-weight-complex="normal"/>
    </style:style>
    <style:style style:name="P252"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73fc31" officeooo:paragraph-rsid="0073fc31" style:font-style-asian="italic" style:font-weight-asian="normal" style:font-style-complex="italic" style:font-weight-complex="normal"/>
    </style:style>
    <style:style style:name="P253" style:family="paragraph" style:parent-style-name="Text_20_body">
      <style:paragraph-properties fo:margin-top="0cm" fo:margin-bottom="0cm" loext:contextual-spacing="false" fo:line-height="100%" fo:text-align="start" style:justify-single-word="false"/>
      <style:text-properties style:font-name="FreeMono" fo:font-style="italic" fo:font-weight="normal" officeooo:rsid="0073fc31" officeooo:paragraph-rsid="0073fc31" style:font-style-asian="italic" style:font-weight-asian="normal" style:font-style-complex="italic" style:font-weight-complex="normal"/>
    </style:style>
    <style:style style:name="P254" style:family="paragraph" style:parent-style-name="Text_20_body">
      <style:paragraph-properties fo:margin-top="0cm" fo:margin-bottom="0cm" loext:contextual-spacing="false" fo:line-height="100%" fo:text-align="start" style:justify-single-word="false"/>
      <style:text-properties style:font-name="FreeMono" fo:font-style="italic" fo:font-weight="normal" officeooo:rsid="00754676" officeooo:paragraph-rsid="00754676" style:font-style-asian="italic" style:font-weight-asian="normal" style:font-style-complex="italic" style:font-weight-complex="normal"/>
    </style:style>
    <style:style style:name="P255"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754676" officeooo:paragraph-rsid="00754676" style:font-style-asian="italic" style:font-weight-asian="normal" style:font-style-complex="italic" style:font-weight-complex="normal"/>
    </style:style>
    <style:style style:name="P256" style:family="paragraph" style:parent-style-name="Text_20_body">
      <style:paragraph-properties fo:margin-top="0cm" fo:margin-bottom="0cm" loext:contextual-spacing="false" fo:line-height="100%" fo:text-align="start" style:justify-single-word="false"/>
      <style:text-properties style:font-name="FreeMono" fo:font-style="italic" fo:font-weight="normal" officeooo:rsid="0075caa7" officeooo:paragraph-rsid="0075caa7" style:font-style-asian="italic" style:font-weight-asian="normal" style:font-style-complex="italic" style:font-weight-complex="normal"/>
    </style:style>
    <style:style style:name="P257" style:family="paragraph" style:parent-style-name="Text_20_body">
      <style:paragraph-properties fo:margin-top="0cm" fo:margin-bottom="0cm" loext:contextual-spacing="false" fo:line-height="100%" fo:text-align="start" style:justify-single-word="false"/>
      <style:text-properties style:font-name="FreeMono" fo:font-style="italic" fo:font-weight="normal" officeooo:rsid="0076ac54" officeooo:paragraph-rsid="0076ac54" style:font-style-asian="italic" style:font-weight-asian="normal" style:font-style-complex="italic" style:font-weight-complex="normal"/>
    </style:style>
    <style:style style:name="P258"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76ac54" officeooo:paragraph-rsid="0076ac54" style:font-style-asian="italic" style:font-weight-asian="normal" style:font-style-complex="italic" style:font-weight-complex="normal"/>
    </style:style>
    <style:style style:name="P259" style:family="paragraph" style:parent-style-name="Text_20_body">
      <style:paragraph-properties fo:margin-top="0cm" fo:margin-bottom="0cm" loext:contextual-spacing="false" fo:line-height="100%" fo:text-align="start" style:justify-single-word="false"/>
      <style:text-properties style:font-name="FreeMono" fo:font-style="italic" fo:font-weight="normal" officeooo:rsid="0079900a" officeooo:paragraph-rsid="0079900a" style:font-style-asian="italic" style:font-weight-asian="normal" style:font-style-complex="italic" style:font-weight-complex="normal"/>
    </style:style>
    <style:style style:name="P260"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7ab971" officeooo:paragraph-rsid="007ab971" style:font-style-asian="italic" style:font-weight-asian="normal" style:font-style-complex="italic" style:font-weight-complex="normal"/>
    </style:style>
    <style:style style:name="P261"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7ce60d" officeooo:paragraph-rsid="007ce60d" style:font-style-asian="italic" style:font-weight-asian="normal" style:font-style-complex="italic" style:font-weight-complex="normal"/>
    </style:style>
    <style:style style:name="P262"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7ce60d" officeooo:paragraph-rsid="007ce60d" style:font-style-asian="italic" style:font-weight-asian="normal" style:font-style-complex="italic" style:font-weight-complex="normal"/>
    </style:style>
    <style:style style:name="P263"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7e82c9" officeooo:paragraph-rsid="007e82c9" style:font-style-asian="italic" style:font-weight-asian="normal" style:font-style-complex="italic" style:font-weight-complex="normal"/>
    </style:style>
    <style:style style:name="P264" style:family="paragraph" style:parent-style-name="Text_20_body">
      <style:paragraph-properties fo:text-align="justify" style:justify-single-word="false"/>
      <style:text-properties style:font-name="FreeMono" fo:font-style="italic" officeooo:rsid="00303292" officeooo:paragraph-rsid="00303292" style:font-style-asian="italic" style:font-style-complex="italic"/>
    </style:style>
    <style:style style:name="P26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fae2d" officeooo:paragraph-rsid="007fae2d" style:font-style-asian="normal" style:font-weight-asian="normal" style:font-style-complex="normal" style:font-weight-complex="normal"/>
    </style:style>
    <style:style style:name="P26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808279" officeooo:paragraph-rsid="00808279" style:font-style-asian="normal" style:font-weight-asian="normal" style:font-style-complex="normal" style:font-weight-complex="normal"/>
    </style:style>
    <style:style style:name="P26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808279" officeooo:paragraph-rsid="00808279" style:font-style-asian="normal" style:font-weight-asian="bold" style:font-style-complex="normal" style:font-weight-complex="bold"/>
    </style:style>
    <style:style style:name="P268"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808279" officeooo:paragraph-rsid="00808279" style:font-style-asian="italic" style:font-weight-asian="normal" style:font-style-complex="italic" style:font-weight-complex="normal"/>
    </style:style>
    <style:style style:name="P269"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808279" officeooo:paragraph-rsid="00808279" style:font-style-asian="italic" style:font-weight-asian="normal" style:font-style-complex="italic" style:font-weight-complex="normal"/>
    </style:style>
    <style:style style:name="P270" style:family="paragraph" style:parent-style-name="Heading_20_1">
      <style:paragraph-properties fo:text-align="center" style:justify-single-word="false"/>
      <style:text-properties officeooo:rsid="002ddcb2" officeooo:paragraph-rsid="002ddcb2"/>
    </style:style>
    <style:style style:name="P271" style:family="paragraph" style:parent-style-name="Heading_20_1" style:master-page-name="">
      <style:paragraph-properties fo:text-align="center" style:justify-single-word="false" style:page-number="auto" fo:break-before="auto" fo:break-after="auto"/>
      <style:text-properties style:font-name="FreeMono"/>
    </style:style>
    <style:style style:name="T1" style:family="text">
      <style:text-properties fo:font-weight="bold" style:font-weight-asian="bold" style:font-weight-complex="bold"/>
    </style:style>
    <style:style style:name="T2" style:family="text">
      <style:text-properties officeooo:rsid="001f70a1"/>
    </style:style>
    <style:style style:name="T3" style:family="text">
      <style:text-properties officeooo:rsid="0017d700"/>
    </style:style>
    <style:style style:name="T4" style:family="text">
      <style:text-properties officeooo:rsid="00222977"/>
    </style:style>
    <style:style style:name="T5" style:family="text">
      <style:text-properties officeooo:rsid="00237fe8"/>
    </style:style>
    <style:style style:name="T6" style:family="text">
      <style:text-properties fo:font-style="italic" style:font-style-asian="italic" style:font-style-complex="italic"/>
    </style:style>
    <style:style style:name="T7" style:family="text">
      <style:text-properties fo:font-style="italic" officeooo:rsid="00255bde" style:font-style-asian="italic" style:font-style-complex="italic"/>
    </style:style>
    <style:style style:name="T8" style:family="text">
      <style:text-properties fo:font-style="italic" officeooo:rsid="003799d0" style:font-style-asian="italic" style:font-style-complex="italic"/>
    </style:style>
    <style:style style:name="T9" style:family="text">
      <style:text-properties fo:font-style="italic" officeooo:rsid="00770dd3" style:font-style-asian="italic" style:font-style-complex="italic"/>
    </style:style>
    <style:style style:name="T10" style:family="text">
      <style:text-properties fo:font-style="italic" officeooo:rsid="007b9015" style:font-style-asian="italic" style:font-style-complex="italic"/>
    </style:style>
    <style:style style:name="T11" style:family="text">
      <style:text-properties fo:font-style="italic" officeooo:rsid="007ce60d" style:font-style-asian="italic" style:font-style-complex="italic"/>
    </style:style>
    <style:style style:name="T12" style:family="text">
      <style:text-properties fo:color="#000000"/>
    </style:style>
    <style:style style:name="T13" style:family="text">
      <style:text-properties fo:color="#000000" fo:font-weight="normal" style:font-weight-asian="normal" style:font-weight-complex="normal"/>
    </style:style>
    <style:style style:name="T14" style:family="text">
      <style:text-properties fo:color="#000000" fo:font-weight="normal" officeooo:rsid="00255bde" style:font-weight-asian="normal" style:font-weight-complex="normal"/>
    </style:style>
    <style:style style:name="T15" style:family="text">
      <style:text-properties fo:color="#000000" officeooo:rsid="001ea367"/>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officeooo:rsid="00280aff"/>
    </style:style>
    <style:style style:name="T20" style:family="text">
      <style:text-properties officeooo:rsid="0028a3d0"/>
    </style:style>
    <style:style style:name="T21" style:family="text">
      <style:text-properties officeooo:rsid="002be422"/>
    </style:style>
    <style:style style:name="T22" style:family="text">
      <style:text-properties officeooo:rsid="0031ae8f"/>
    </style:style>
    <style:style style:name="T23" style:family="text">
      <style:text-properties officeooo:rsid="00363bc4"/>
    </style:style>
    <style:style style:name="T24" style:family="text">
      <style:text-properties officeooo:rsid="003799d0"/>
    </style:style>
    <style:style style:name="T25" style:family="text">
      <style:text-properties officeooo:rsid="003a4713"/>
    </style:style>
    <style:style style:name="T26" style:family="text">
      <style:text-properties officeooo:rsid="003a87ea"/>
    </style:style>
    <style:style style:name="T27" style:family="text">
      <style:text-properties officeooo:rsid="003e6458"/>
    </style:style>
    <style:style style:name="T28" style:family="text">
      <style:text-properties officeooo:rsid="004332f6"/>
    </style:style>
    <style:style style:name="T29" style:family="text">
      <style:text-properties officeooo:rsid="004714b4"/>
    </style:style>
    <style:style style:name="T30" style:family="text">
      <style:text-properties officeooo:rsid="0048ea63"/>
    </style:style>
    <style:style style:name="T31" style:family="text">
      <style:text-properties officeooo:rsid="004a565c"/>
    </style:style>
    <style:style style:name="T32" style:family="text">
      <style:text-properties officeooo:rsid="0050f685"/>
    </style:style>
    <style:style style:name="T33" style:family="text">
      <style:text-properties officeooo:rsid="005149b4"/>
    </style:style>
    <style:style style:name="T34" style:family="text">
      <style:text-properties style:font-name="Scary Halloween Font"/>
    </style:style>
    <style:style style:name="T35" style:family="text">
      <style:text-properties officeooo:rsid="005e669d"/>
    </style:style>
    <style:style style:name="T36" style:family="text">
      <style:text-properties officeooo:rsid="005f864d"/>
    </style:style>
    <style:style style:name="T37" style:family="text">
      <style:text-properties officeooo:rsid="00647967"/>
    </style:style>
    <style:style style:name="T38" style:family="text">
      <style:text-properties officeooo:rsid="0067bc86"/>
    </style:style>
    <style:style style:name="T39" style:family="text">
      <style:text-properties officeooo:rsid="006cc478"/>
    </style:style>
    <style:style style:name="T40" style:family="text">
      <style:text-properties officeooo:rsid="006e9b7f"/>
    </style:style>
    <style:style style:name="T41" style:family="text">
      <style:text-properties officeooo:rsid="00700139"/>
    </style:style>
    <style:style style:name="T42" style:family="text">
      <style:text-properties officeooo:rsid="00707558"/>
    </style:style>
    <style:style style:name="T43" style:family="text">
      <style:text-properties officeooo:rsid="00764a7a"/>
    </style:style>
    <style:style style:name="T44" style:family="text">
      <style:text-properties officeooo:rsid="00770dd3"/>
    </style:style>
    <style:style style:name="T45" style:family="text">
      <style:text-properties officeooo:rsid="00778f1a"/>
    </style:style>
    <style:style style:name="T46" style:family="text">
      <style:text-properties officeooo:rsid="007ab971"/>
    </style:style>
    <style:style style:name="T47" style:family="text">
      <style:text-properties officeooo:rsid="007b4dd7"/>
    </style:style>
    <style:style style:name="T48" style:family="text">
      <style:text-properties officeooo:rsid="007b9015"/>
    </style:style>
    <style:style style:name="T49" style:family="text">
      <style:text-properties officeooo:rsid="007ce60d"/>
    </style:style>
    <style:style style:name="T50" style:family="text">
      <style:text-properties officeooo:rsid="007f32c1"/>
    </style:style>
    <style:style style:name="T51" style:family="text">
      <style:text-properties officeooo:rsid="007fae2d"/>
    </style:style>
    <style:style style:name="T52" style:family="text">
      <style:text-properties officeooo:rsid="008082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0" text:outline-level="1">ATTO PRIMO</text:h>
      <text:p text:style-name="P19"/>
      <text:p text:style-name="P19"><text:span text:style-name="T7">Sala da pranzo: Rosa, Filippo e Debora seduti a fare colazione. Rosa maneggia il telecomando di Sky, Debora sta chattando al cellulare. In onda c'è un servizio del Tg1 che parla di una manifestazione in corso davanti al cancello del Parco Naturale. </text:span><text:line-break/></text:p>
      <text:p text:style-name="P20">SPEAKER</text:p>
      <text:p text:style-name="P10"><text:span text:style-name="T14">Sono in corso proteste davanti al Parco Naturale di Montegrano, dove un gruppo di attivisti sta protestando da stamani...</text:span><text:span text:style-name="T12"><text:line-break/> </text:span></text:p>
      <text:p text:style-name="P15">ROSA</text:p>
      <text:p text:style-name="P17">Madò, ancora questi! E mo' che vogliono? Ma non ce l'hanno un lavoro, che stanno sempre a protestare contro tutto e tutti? Ma che so amici tuoi Filippo?</text:p>
      <text:p text:style-name="P17"/>
      <text:p text:style-name="P15">FILIPPO</text:p>
      <text:p text:style-name="P17">Effettivamente qualcuno mi pare di riconoscerlo. E se sono lì, sono certo che ci sia un buon motivo. </text:p>
      <text:p text:style-name="P17"/>
      <text:p text:style-name="P15">ROSA</text:p>
      <text:p text:style-name="P17">Madò, Fili', che brutta gente che frequenti...</text:p>
      <text:p text:style-name="P12"/>
      <text:p text:style-name="P12"><text:span text:style-name="T1">FILIPPO</text:span><text:span text:style-name="T16"> </text:span></text:p>
      <text:p text:style-name="P21">Al contrario, sono le menti più brillanti e sensibili di questo cesso di città (con rispetto parlando). E comunque, a voler essere pignoli, neanche tu hai un lavoro, mamma.</text:p>
      <text:p text:style-name="P12"/>
      <text:p text:style-name="P20">ROSA</text:p>
      <text:p text:style-name="P21">Ma che c'entra, io mica vado a giro a fare quelle cose. E poi che ti credi, che mandare avanti la casa non è un lavoro? Tutte quelle felpe con Padre Pio da giovane chi credi che te le stira?</text:p>
      <text:p text:style-name="P12"/>
      <text:p text:style-name="P20">FILIPPO</text:p>
      <text:p text:style-name="P21">Per l'ennesima volta: quello è CHE GUEVARA, non Padre Pio. E comunque, a proposito di lavoro, oggi è il mio primo giorno.</text:p>
      <text:p text:style-name="P12"/>
      <text:p text:style-name="P15">ROSA</text:p>
      <text:p text:style-name="P17">Oh Gesù santo, ancora? E che fai stavolta?</text:p>
      <text:p text:style-name="P17"/>
      <text:p text:style-name="P15">FILIPPO</text:p>
      <text:p text:style-name="P17">Oh, preferisco dirti tutto stasera. Comunque, sono certo che sarà molto meglio rispetto all'ultimo lavoro che ho fatto.</text:p>
      <text:p text:style-name="P17"/>
      <text:p text:style-name="P3">FLASHBACK. Filippo indossa una divisa stile operaio dell'ANAS, ha un metro in mano e sta prendendo una misura. </text:p>
      <text:p text:style-name="P3"/>
      <text:p text:style-name="P4"><text:span text:style-name="T1">FILIPPO</text:span> </text:p>
      <text:p text:style-name="P4">Due metri e trentatré centimetri</text:p>
      <text:p text:style-name="P4"/>
      <text:p text:style-name="P3">L'inquadratura si allarga e si vede che l'oggetto della misurazione è il gettito di urina di un detenuto, all'interno del cortile di un penitenziario. Gli altri detenuti esultano. Un secondino si avvicina a Filippo </text:p>
      <text:p text:style-name="P3"/>
      <text:p text:style-name="P8">SECONDINO</text:p>
      <text:p text:style-name="P4">Daje Filì, fatte coraggio che si lavori bbene te rinnovano er contratto per altri quattro giorni. </text:p>
      <text:p text:style-name="P12"><text:soft-page-break/></text:p>
      <text:p text:style-name="P20">DEBORA</text:p>
      <text:p text:style-name="P12"><text:span text:style-name="T13">Lavorare è da sfigati. Ci sono modi meno umilianti per fare soldi.</text:span><text:span text:style-name="T15"><text:line-break/></text:span></text:p>
      <text:p text:style-name="P3">FLASHBACK. Si vede Debora in tanga sul letto, a twerkare davanti alla webcam, sulle note di una canzone di Miley Cyrus. Sullo schermo del Pc un tizio che <text:span text:style-name="T19">si masturba</text:span> e dice "Si...così...se scorreggi ti <text:span text:style-name="T19">compro un'altra ricarica</text:span>". </text:p>
      <text:p text:style-name="P3"/>
      <text:p text:style-name="P5">Entra Mario, con la divisa da Guardia Forestale e le mutande. </text:p>
      <text:p text:style-name="P5"/>
      <text:p text:style-name="P16">ROSA</text:p>
      <text:p text:style-name="P18">Oh, buongiorno Amore. Ricordati i pantaloni, stavolta mi raccomando. </text:p>
      <text:p text:style-name="P6"/>
      <text:p text:style-name="P6"><text:span text:style-name="T18">MARIO</text:span><text:span text:style-name="T17"> (guardandosi)</text:span></text:p>
      <text:p text:style-name="P18">Oh, cazzo, di nuovo. </text:p>
      <text:p text:style-name="P6"/>
      <text:p text:style-name="P16">ROSA</text:p>
      <text:p text:style-name="P18">Oltrettutto, stamani pare che avete anche visitatori “particolari”</text:p>
      <text:p text:style-name="P6"/>
      <text:p text:style-name="P16">MARIO</text:p>
      <text:p text:style-name="P18">Cosa? E chi? Non saranno gli ispettori del Ministero, spero..</text:p>
      <text:p text:style-name="P6"/>
      <text:p text:style-name="P16">ROSA</text:p>
      <text:p text:style-name="P18">No. Peggio. Sono gli amichetti di tuo figlio.</text:p>
      <text:p text:style-name="P6"/>
      <text:p text:style-name="P16">MARIO</text:p>
      <text:p text:style-name="P18">Aaah. E vabbè, capirai. Basta che pagano il biglietto. Altrimenti, l'assicurazione copre anche gli investimenti con la Jeep. <text:span text:style-name="T20">A più tardi signori, io vado.</text:span></text:p>
      <text:p text:style-name="P18"/>
      <text:p text:style-name="P7">Mario arriva al parcheggio del Parco Naturale. Vedendo i manifestanti tira fuori un fucile da sotto il sedile passeggeri e lo imbraccia.</text:p>
      <text:p text:style-name="P13"/>
      <text:p text:style-name="P13">MANIFESTANTE 1</text:p>
      <text:p text:style-name="P1">(vedendo Mario avvicinarsi)</text:p>
      <text:p text:style-name="P9">Fratello! Non mollate, vi siamo vicini! Resistete!</text:p>
      <text:p text:style-name="P9"/>
      <text:p text:style-name="P13">MARIO</text:p>
      <text:p text:style-name="P1">(guardandolo stranito)</text:p>
      <text:p text:style-name="P9">Aehm...Certo. Lo faremo! <text:span text:style-name="T20">Resisteremo!</text:span></text:p>
      <text:p text:style-name="P1"/>
      <text:p text:style-name="P13">MANIFESTANTE 2</text:p>
      <text:p text:style-name="P9">Siete degli eroi! Questi bastardi speculatori non l'avranno vinta. Dovranno passare sui nostri cadaveri!</text:p>
      <text:p text:style-name="P1"/>
      <text:p text:style-name="P9"><text:span text:style-name="T1">MANIFESTANTE</text:span> <text:span text:style-name="T1">3</text:span></text:p>
      <text:p text:style-name="P9">Già! </text:p>
      <text:p text:style-name="P9"/>
      <text:p text:style-name="P2">Mario entra nel Parco e si reca alla Direzione, dove vede un cartello con scritto “Assemblea sindacale straordinaria”. Mario fissa la scritta per un po' e poi si tasta vistosamente i genitali, prima di entrare.</text:p>
      <text:p text:style-name="P11"/>
      <text:p text:style-name="P2">Interno della Direzione. La sala riunioni è gremita, e i presenti urlano all'indirizzo del televisore, che sta trasmettendo un'edizione straordinaria del Tg locale. Un giornalista sta intervistando il Sindaco, Ciro De'Vitali.</text:p>
      <text:p text:style-name="P2"><text:soft-page-break/></text:p>
      <text:p text:style-name="P14">SINDACO</text:p>
      <text:p text:style-name="P23">Questa è un'occasione d'oro per il rilancio della città: <text:s/><text:span text:style-name="T2">q</text:span>uest'opera porterà posti di lavoro, <text:span text:style-name="T3">turismo e visibilità a tutta Montegrano</text:span></text:p>
      <text:p text:style-name="P22"/>
      <text:p text:style-name="P24">INTERVISTATORE</text:p>
      <text:p text:style-name="P99">Però, signor sindaco, c'è chi sostiene che un aeroporto per dischi volanti sia un'opera inutile</text:p>
      <text:p text:style-name="P99"/>
      <text:p text:style-name="P25">SINDACO</text:p>
      <text:p text:style-name="P99">Ah sì? E chi è che lo dice? Quelli dell'opposizione?</text:p>
      <text:p text:style-name="P25"/>
      <text:p text:style-name="P25">INTERVISTATORE</text:p>
      <text:p text:style-name="P99">Beh, sì, ma a dire il vero anche diverse associazioni e...</text:p>
      <text:p text:style-name="P25"/>
      <text:p text:style-name="P25">SINDACO</text:p>
      <text:p text:style-name="P99">Sempre la stessa storia. In questo Paese c'è una cultura del “no a tutto”. Fosse per quelli, oggi non avremmo manco i treni</text:p>
      <text:p text:style-name="P25"/>
      <text:p text:style-name="P25">INTERVISTATORE</text:p>
      <text:p text:style-name="P99">Lei crede all'esistenza degli extraterrestri?</text:p>
      <text:p text:style-name="P25"/>
      <text:p text:style-name="P26">SINDACO</text:p>
      <text:p text:style-name="P100">Io credo che l'universo sia troppo grande per pensare che siamo soli</text:p>
      <text:p text:style-name="P26"/>
      <text:p text:style-name="P26">INTERVISTATORE</text:p>
      <text:p text:style-name="P100">Ma di extraterrestri finora non se ne sono mai visti</text:p>
      <text:p text:style-name="P26"/>
      <text:p text:style-name="P26">SINDACO</text:p>
      <text:p text:style-name="P100">Non a Montegrano, di sicuro. Ma negli Stati Uniti ad esempio sì. E allora io mi chiedo: perché vanno in America e non qui? Perché non riusciamo ad essere attrattivi per chi viene da fuori?</text:p>
      <text:p text:style-name="P99"/>
      <text:p text:style-name="P27">INTERVISTATORE</text:p>
      <text:p text:style-name="P101">Ce lo dica Lei</text:p>
      <text:p text:style-name="P101"/>
      <text:p text:style-name="P27">SINDACO</text:p>
      <text:p text:style-name="P101">Perché mancano le infrastrutture, i servizi. Poniamo che un alieno atterri qui: cosa trova intorno? Nulla! È ovvio che vanno all'estero</text:p>
      <text:p text:style-name="P101"/>
      <text:p text:style-name="P27">INTERVISTATORE</text:p>
      <text:p text:style-name="P101">C'è chi dice che gli extraterrestri non esistano</text:p>
      <text:p text:style-name="P101"/>
      <text:p text:style-name="P27">SINDACO</text:p>
      <text:p text:style-name="P101">Tzè. E magari sono gli stessi che dicono che non esiste neanche Dio, giusto? Però non gli pare il vero di starsene a casa, il 25 dicembre, o di non mandare i figli a scuola. E comunque, supponiamo per ipotesi che Dio non esista davvero: dà comunque lavoro a un sacco di persone, nel mondo. Contribuisce a far circolare il denaro. In una parola: fa PIL</text:p>
      <text:p text:style-name="P101"/>
      <text:p text:style-name="P27">INTERVISTATORE</text:p>
      <text:p text:style-name="P101">Ma quando l'Ufo-porto sarà completato che succederà se non atterrerà neanche un disco volante? Non teme l'accusa di aver sprecato danaro pubblico per un'opera inutile?</text:p>
      <text:p text:style-name="P101"/>
      <text:p text:style-name="P27"/>
      <text:p text:style-name="P27"><text:soft-page-break/>SINDACO</text:p>
      <text:p text:style-name="P101">L'Ufo-porto non sarà solo un posto in cui far atterrare i turisti dallo spazio. Ci saranno negozi duty-free, ristoranti, gioiellerie, sale bingo, casinò, bar, tabacchi, fruttivendoli...Sarà il più maestoso Ufo-porto del pianeta</text:p>
      <text:p text:style-name="P101"/>
      <text:p text:style-name="P27">INTERVISTATORE</text:p>
      <text:p text:style-name="P101">Ma come la mettiamo col Parco naturale? Voglio dire: proprio lì lo dobbiamo fare? Che ne sarà del polmone verde di Montegrano?</text:p>
      <text:p text:style-name="P101"/>
      <text:p text:style-name="P27">SINDACO</text:p>
      <text:p text:style-name="P101">I cittadini non hanno nulla da temere. Questa amministrazione ha a cuore l'ambiente come tutti. All'interno dell'Ufo-porto saranno messi moltissimi vasi di gerani</text:p>
      <text:p text:style-name="P101"/>
      <text:p text:style-name="P27">INTERVISTATORE</text:p>
      <text:p text:style-name="P101">E dei lavoratori del Parco che ne sarà? E degli animali? E del...</text:p>
      <text:p text:style-name="P101"/>
      <text:p text:style-name="P27">SINDACO</text:p>
      <text:p text:style-name="P101">I “lavoratori del Parco”? Ma dico, li ha mai visti? Sono un branco di fannulloni mantenuti dai soldi dei contribuenti, con in più il privilegio di potersene stare tutto il giorno in un posto magnifico come il Parco naturale. Che si fottano. Si trovino lavoro vero, se ne sono capaci.</text:p>
      <text:p text:style-name="P101"/>
      <text:p text:style-name="P193">Il sindacalista Roberto Pinucci spegne la televisione.</text:p>
      <text:p text:style-name="P193"/>
      <text:p text:style-name="P28">PINUCCI</text:p>
      <text:p text:style-name="P103">Signori, <text:span text:style-name="T4">la situazione è grave. Questa notizia ci ha colti tutti alla sprovvista, ma dobbiamo rimanere calmi e resistere</text:span></text:p>
      <text:p text:style-name="P103"/>
      <text:p text:style-name="P28">GUARDIA FORESTALE 1</text:p>
      <text:p text:style-name="P102">Io ho due figli, un cane, un iPad, una moglie e un rumba. Ho bisogno di questo lavoro!</text:p>
      <text:p text:style-name="P102"/>
      <text:p text:style-name="P28">RUMBOTTI</text:p>
      <text:p text:style-name="P102">È un'ingiustizia! I miei genitori hanno sudato sette camicie per farmi avere questo posto! È così che ricompensa gli amici, quella merda di De Vitali?</text:p>
      <text:p text:style-name="P104"/>
      <text:p text:style-name="P29">PINUCCI</text:p>
      <text:p text:style-name="P104">Non temete, colleghi. Abbiamo già ottenuto un incontro col sindaco per domani mattina, in Comune. Gliene diremo quattro, e gli faremo capire che finché ci saremo noi il Parco naturale non si asfalta!</text:p>
      <text:p text:style-name="P104"/>
      <text:p text:style-name="P194">Municipio di Montegrano. Nell'ufficio del Sindaco, inquadratura su Pinucci che urla tenendo le mani sulla scrivania e battendo anche qualche pugno.</text:p>
      <text:p text:style-name="P194"/>
      <text:p text:style-name="P29">PINUCCI</text:p>
      <text:p text:style-name="P104">Voi avete delle responsabilità. La maggioranza dei montegranesi ha riposto in Voi la propria fiducia, e tra questi ci sono anche molti miei colleghi. Siamo padri di famiglia, abbiamo mogli e figli da mantenere. Non pensate ai bambini? Volete privarli dell'infanzia, oltre che del Parco naturale?</text:p>
      <text:p text:style-name="P104"/>
      <text:p text:style-name="P194">Cambio di inquadratura. Sulla sedia del Sindaco siede Gennaro Schiavarone, intento a giocare col suo Smartphone.</text:p>
      <text:p text:style-name="P194"/>
      <text:p text:style-name="P29"/>
      <text:p text:style-name="P29"><text:soft-page-break/>GENNY</text:p>
      <text:p text:style-name="P104">A me du parco vuostr non me ne fotte nu' cazz</text:p>
      <text:p text:style-name="P104"/>
      <text:p text:style-name="P29">PINUCCI</text:p>
      <text:p text:style-name="P104">Ma Genny,Il vostro onorabilissimo padre -cui vanno i miei più distinti ossequi- non può privarsi del Parco naturale: dove li metterà poi i...insomma, ci siamo capiti no?</text:p>
      <text:p text:style-name="P104"/>
      <text:p text:style-name="P194">Entra Ciro De'Vitali, con in mano un vassoio d'argento e sopra una bottiglietta d'acqua e un bicchiere. Genny afferra la bottiglietta, beve e poi sputa con disgusto per terra.</text:p>
      <text:p text:style-name="P194"/>
      <text:p text:style-name="P29">GENNY</text:p>
      <text:p text:style-name="P104">Guagliù, chist è merda</text:p>
      <text:p text:style-name="P104"/>
      <text:p text:style-name="P29">SINDACO</text:p>
      <text:p text:style-name="P104">Sono d'accordo. Purtroppo quelle frizzanti erano finite. Ho dovuto prendere quella naturale</text:p>
      <text:p text:style-name="P104"/>
      <text:p text:style-name="P29">GENNY</text:p>
      <text:p text:style-name="P104">E nun me piac. L'amm a cagnà</text:p>
      <text:p text:style-name="P104"/>
      <text:p text:style-name="P29">SINDACO</text:p>
      <text:p text:style-name="P105">Mi pare giusto. Do subito incarico a qualcuno di andare al bar di Vostro padre. <text:span text:style-name="T5">Quanto a voi altri: signori, non mi pare il caso di far tragedie. Quelle cose che ho detto in televisione...beh, sapete com'è: fa parte dello show. Non permetterei mai che vi ritrovaste a dovervi cercare un lavoro da soli. Faremo in modo di ricollocare molti di voi in posti altrettanto piacevoli</text:span></text:p>
      <text:p text:style-name="P105"/>
      <text:p text:style-name="P30">PINUCCI</text:p>
      <text:p text:style-name="P106">“Molti di noi”? Sono commosso per la generosità</text:p>
      <text:p text:style-name="P106"/>
      <text:p text:style-name="P30">SINDACO</text:p>
      <text:p text:style-name="P106">Va bene, diciamo pure tutti</text:p>
      <text:p text:style-name="P106"/>
      <text:p text:style-name="P30">PINUCCI</text:p>
      <text:p text:style-name="P106">Già, diciamolo. Tanto dire non costa niente, vero?</text:p>
      <text:p text:style-name="P106"/>
      <text:p text:style-name="P30">SINDACO</text:p>
      <text:p text:style-name="P106">Sentite, capisco che siate preoccupati, ma non ci siete solo voi a Montegrano. Questo Ufo-porto darà lavoro a tanti, rilancerà il turismo...</text:p>
      <text:p text:style-name="P106"/>
      <text:p text:style-name="P31">PINUCCI</text:p>
      <text:p text:style-name="P107">Dicevate la stessa cosa anche cinque anni fa, con il famoso Centro Internazionale per gli Studi Interdisciplinari sui criceti. E cinque anni prima ancora era stata la volta della “più grande Palestra per nani albini d'Europa</text:p>
      <text:p text:style-name="P104"/>
      <text:p text:style-name="P31">SINDACO</text:p>
      <text:p text:style-name="P107">Si vergogni a ironizzare su queste cose! Anche i nani albini sono persone come noi, hanno gli stessi diritti! Sono sceso in campo anni fa per garantire pari diritti a tutti e difendere i deboli dai soprusi dei potenti. Non mi farò mettere i piedi in testa da voi. Questa città ha bisogno dell'Ufo-porto, e state pur certi che se i montegranesi mi rieleggeranno, verrà realizzato. Fatevene una ragione</text:p>
      <text:p text:style-name="P107"/>
      <text:p text:style-name="P107"/>
      <text:p text:style-name="P31"><text:soft-page-break/>LUIGI</text:p>
      <text:p text:style-name="P107">Fatelo da qualche altra parte. Il Parco naturale non si tocca!</text:p>
      <text:p text:style-name="P107"/>
      <text:p text:style-name="P31">SINDACO</text:p>
      <text:p text:style-name="P107">Non ci sono altri spazi abbastanza grandi, caro signore</text:p>
      <text:p text:style-name="P107"/>
      <text:p text:style-name="P31">LUIGI</text:p>
      <text:p text:style-name="P107">E allora non si farà</text:p>
      <text:p text:style-name="P107"/>
      <text:p text:style-name="P31">SINDACO</text:p>
      <text:p text:style-name="P107">E chi lo dice? Voi? Lasciate che vi ricordi come funziona la democrazia: <text:span text:style-name="T20">i partiti offrono, </text:span>la gente <text:span text:style-name="T20">sceglie il miglior offerente</text:span>, <text:span text:style-name="T20">e per i successivi cinque anni non rompe più il cazzo</text:span>. Quindi, a meno che qualcuno non diventi sindaco al posto mio, vi conviene aggiornare il curriculum</text:p>
      <text:p text:style-name="P107"/>
      <text:p text:style-name="P195">I delegati si guardano l'un l'altro.</text:p>
      <text:p text:style-name="P195"/>
      <text:p text:style-name="P31">PINUCCI</text:p>
      <text:p text:style-name="P107">Grazie, signor sindaco. Ci avete appena dato un'idea</text:p>
      <text:p text:style-name="P107"/>
      <text:p text:style-name="P31">SINDACO</text:p>
      <text:p text:style-name="P107">Non starete pensando di...</text:p>
      <text:p text:style-name="P107"/>
      <text:p text:style-name="P31">PINUCCI</text:p>
      <text:p text:style-name="P107">Può dirlo forte. Lei non sarà rieletto sindaco, ci può giurare.</text:p>
      <text:p text:style-name="P107"/>
      <text:p text:style-name="P32">SINDACO</text:p>
      <text:p text:style-name="P108">Oh, questa sì che è bella. E chi pensate di candidare? </text:p>
      <text:p text:style-name="P108"/>
      <text:p text:style-name="P32">LUIGI</text:p>
      <text:p text:style-name="P108">Lo farò io.</text:p>
      <text:p text:style-name="P108"/>
      <text:p text:style-name="P196">Il Sindaco e Genny si guardano per un paio di secondi, quindi scoppiano a ridere. </text:p>
      <text:p text:style-name="P196"/>
      <text:p text:style-name="P32">LUIGI</text:p>
      <text:p text:style-name="P108">Rida pure, caro mio, ma ride bene chi ride ultimo.</text:p>
      <text:p text:style-name="P197"/>
      <text:p text:style-name="P32">SINDACO</text:p>
      <text:p text:style-name="P108">Mi scusi, sa, amico mio, ma...Sul serio? Fate sul serio? Voglio dire: io pago 50€ a voto, e posso arrivare tranquillamente a 75. Potete offrire di più?</text:p>
      <text:p text:style-name="P197"/>
      <text:p text:style-name="P32">LUIGI</text:p>
      <text:p text:style-name="P108">Tsè. Non ce ne sarà bisogno: le elezioni non si vincono solo coi soldi. Il popolo di Montegrano ha un orgoglio e una dignità, e questi valori non sono in vendita.</text:p>
      <text:p text:style-name="P197"/>
      <text:p text:style-name="P196">Di nuovo il Sindaco e Genny si guardano e scoppiano a ridere, ancor più sguaiatamente di prima<text:span text:style-name="T17">.</text:span></text:p>
      <text:p text:style-name="P196"/>
      <text:p text:style-name="P32">LUIGI</text:p>
      <text:p text:style-name="P108">Bene, vedo che si diverte. Noi togliamo il disturbo. Fra qualche mese avrà ben poco da ridere.</text:p>
      <text:p text:style-name="P197"/>
      <text:p text:style-name="P32">SINDACO</text:p>
      <text:p text:style-name="P108">Mi permetto di dubitarne, amico mio. Ad ogni modo: auguri.</text:p>
      <text:p text:style-name="P197"/>
      <text:p text:style-name="P196">I delegati escono. </text:p>
      <text:p text:style-name="P196"><text:soft-page-break/></text:p>
      <text:p text:style-name="P32">LUIGI</text:p>
      <text:p text:style-name="P108">Merda! Ha ragione, dobbiamo offrire 85€ a persona. Dove cazzo li troviamo i soldi?</text:p>
      <text:p text:style-name="P108"/>
      <text:p text:style-name="P108"/>
      <text:p text:style-name="P32">PINUCCI</text:p>
      <text:p text:style-name="P108">Hey, perché 80? Ha detto che arriva a 75, facciamo 76 no?</text:p>
      <text:p text:style-name="P108"/>
      <text:p text:style-name="P32">LUIGI</text:p>
      <text:p text:style-name="P108">Naa, quello a 80 ci arriva tranquillo</text:p>
      <text:p text:style-name="P108"/>
      <text:p text:style-name="P32">PINUCCI</text:p>
      <text:p text:style-name="P108">Non ce la faremo mai. I ricchi di Montegrano stanno tutti con lui. Hai ragione tu: dobbiamo vincere senza pagare</text:p>
      <text:p text:style-name="P108"/>
      <text:p text:style-name="P32">LUIGI</text:p>
      <text:p text:style-name="P108">Ma io stavo bluffando</text:p>
      <text:p text:style-name="P108"/>
      <text:p text:style-name="P32">PINUCCI</text:p>
      <text:p text:style-name="P108">Lo so. Ma non abbiamo alternative</text:p>
      <text:p text:style-name="P108"/>
      <text:p text:style-name="P196">Ufficio del Sindaco. Genny si è portato alla finestra e guarda di sotto. Il Sindaco si è seduto alla sua scrivania.</text:p>
      <text:p text:style-name="P196"/>
      <text:p text:style-name="P32">GENNY</text:p>
      <text:p text:style-name="P108">Dottò, stamm inguaiat second vuie?</text:p>
      <text:p text:style-name="P108"/>
      <text:p text:style-name="P32">SINDACO</text:p>
      <text:p text:style-name="P108">Ma quando mai, giovanotto. Quella è una banda di zotici semi-analfabeti...</text:p>
      <text:p text:style-name="P108"/>
      <text:p text:style-name="P32">GENNY</text:p>
      <text:p text:style-name="P108">E pecché, chi vota a vuie no?</text:p>
      <text:p text:style-name="P108"/>
      <text:p text:style-name="P32">SINDACO</text:p>
      <text:p text:style-name="P108">Senti, non c'è da preoccuparsi. <text:s/>I montegranesi sono persone ragionevoli e assennate, non daranno mai credito a un ciarlatano come quel Rossi</text:p>
      <text:p text:style-name="P108"/>
      <text:p text:style-name="P32">GENNY</text:p>
      <text:p text:style-name="P108">Ah sì? Ce piacess. A' verità è che già hann<text:span text:style-name="T21">o</text:span> iniziato a darci retta mo'</text:p>
      <text:p text:style-name="P197"/>
      <text:p text:style-name="P198">Il Sindaco raggiunge Genny alla finestra. Nella piazza antistante, Luigi è salito su una panchina e sta arringando la folla con un megafono. Dopo ogni frase una piccola folla reagisce con boati e applausi</text:p>
      <text:p text:style-name="P198"/>
      <text:p text:style-name="P33">LUIGI</text:p>
      <text:p text:style-name="P109">I politici sono tutti ladri e fannulloni! Non fanno un cazzo dalla mattina alla sera e hanno un sacco di privilegi! Mentre il popolo non arriva a fine mese. È ora di dire basta! Quel maiale di De Vitali vuole radere al suolo il Parco e farci una pista d'atterraggio per gli alieni, solo per riempire di soldi gli amici suoi che gli pagano la campagna elettorale! Ma noi non glielo permetteremo! </text:p>
      <text:p text:style-name="P109">Faremo una lista civica, correremo alle elezioni e vinceremo!</text:p>
      <text:p text:style-name="P109"/>
      <text:p text:style-name="P109"/>
      <text:p text:style-name="P34"><text:soft-page-break/>SINDACO</text:p>
      <text:p text:style-name="P110">Ok, forse sarà leggermente meno facile del previsto. Ma nulla di cui preoccuparsi. </text:p>
      <text:p text:style-name="P110"/>
      <text:p text:style-name="P110"/>
      <text:h text:style-name="P271" text:outline-level="1">ATTO SECONDO</text:h>
      <text:p text:style-name="P264">SEQUENZA. Alcune persone in piazza riprendono il comizio di Luigi e lo condividono sui Social. Su Twitter compaiono tra i trends gli hashtag #Montegrano, #ufoporto e #buzzurriallariscossa. </text:p>
      <text:p text:style-name="P264">Call center. Filippo sta parlando con una cliente. quando riceve via Facebook il link di suo zio che arringa la folla in piazza. </text:p>
      <text:p text:style-name="P35">FILIPPO</text:p>
      <text:p text:style-name="P111">È proprio sicura di non avere il malocchio, signora? <text:s/>Per caso Lei è una scienziata?</text:p>
      <text:p text:style-name="P111"/>
      <text:p text:style-name="P35">SIGNORA</text:p>
      <text:p text:style-name="P111">Che? No, io sono in pensione da 15 anni, prima facevo la commessa...</text:p>
      <text:p text:style-name="P111"/>
      <text:p text:style-name="P35">FILIPPO</text:p>
      <text:p text:style-name="P111">Ecco, appunto. Non può sapere se ha il malocchio o no. Ma con il nostro prodotto può scoprirlo in pochi minuti!</text:p>
      <text:p text:style-name="P111"/>
      <text:p text:style-name="P35">SIGNORA</text:p>
      <text:p text:style-name="P111">No, guardi giovanotto, io sono povera, prendo 400€ di pensione...</text:p>
      <text:p text:style-name="P111"/>
      <text:p text:style-name="P35">FILIPPO</text:p>
      <text:p text:style-name="P111">Oh, ma non c'è problema. La dimostrazione è completamente gratis! Un nostro tecnico verrà a casa Sua quando le fa più comodo ed eseguirà il test. Dopo -solo se verranno rilevati problemi- Lei potrà decidere se acquistare il nostro kit scaccia-malocchio, che peraltro si può anche acquistare con comode rate mensili o noleggiare...</text:p>
      <text:p text:style-name="P111"/>
      <text:p text:style-name="P199">Dall'altro capo del telefono si sente la voce di un uomo, il figlio della donna. <text:span text:style-name="T22">Il tizio strappa la cornetta di mano alla madre.</text:span></text:p>
      <text:p text:style-name="P199"/>
      <text:p text:style-name="P35">UOMO</text:p>
      <text:p text:style-name="P112">Ao, a pezzo de merda, ma che cazzo stai a fa'? Si chiami n'artra vorta te vengo a aspettà sotto l'ufficio e te pijo a zaccagnate</text:p>
      <text:p text:style-name="P112"/>
      <text:p text:style-name="P200">Filippo sul PC scorre un PDF in cui da una parte ci sono le domande/obiezioni frequenti dei clienti e la risposte da dare. A un certo punto trova esattamente la frase pronunciata dal tizio al telefono e legge la risposta.</text:p>
      <text:p text:style-name="P200"/>
      <text:p text:style-name="P112"><text:span text:style-name="T1">FILIPPO</text:span> </text:p>
      <text:p text:style-name="P112">D'accordo signore, grazie per la pazienza e buon proseguimento di giornata.</text:p>
      <text:p text:style-name="P112"/>
      <text:p text:style-name="P201">Filippo chiude la telefonata. Fa un sospiro sconsolato, e poi riceve una notifica via Facebook. Un suo amico lo ha taggato, segue il link e trova il video di suo zio che arringa la folla. </text:p>
      <text:p text:style-name="P201">Filippo assume un'espressione piacevolmente sorpresa. Dopo qualche secondo di video però alle sue spalle sente la voce del capo.</text:p>
      <text:p text:style-name="P36"><text:soft-page-break/>CAPO</text:p>
      <text:p text:style-name="P113">Rossi, che stai facendo? Cazzeggi su Facebook?</text:p>
      <text:p text:style-name="P113"/>
      <text:p text:style-name="P113"><text:span text:style-name="T1">FILIPPO</text:span> </text:p>
      <text:p text:style-name="P113">Eh?, Oh, no, signor De Fraudis, non è come sembra...</text:p>
      <text:p text:style-name="P113"/>
      <text:p text:style-name="P36">CAPO</text:p>
      <text:p text:style-name="P113">Ah no? Beh, a me sembra proprio di sì. E sai che ti dico? Là fuori ci sono un sacco di altri giovani con tanta voglia di lavorare, è ingiusto che tu tolga il posto a loro. Quando ti ho assunto non eri così, sai?</text:p>
      <text:p text:style-name="P113"/>
      <text:p text:style-name="P36">FILIPPO</text:p>
      <text:p text:style-name="P113">Vuol dire ieri?</text:p>
      <text:p text:style-name="P113"/>
      <text:p text:style-name="P36">CAPO</text:p>
      <text:p text:style-name="P113">Che cazzo ne so, può darsi. Ad ogni modo, riprenditi la tua sedia e tornatene a casa. Sei licenziato! </text:p>
      <text:p text:style-name="P113"/>
      <text:p text:style-name="P36">FILIPPO</text:p>
      <text:p text:style-name="P113">Cosa?! Oh, andiamo, mi mancano ancora 5 ore alla scadenza del contratto!</text:p>
      <text:p text:style-name="P113"/>
      <text:p text:style-name="P36">CAPO</text:p>
      <text:p text:style-name="P113">Mi dispiace, Rossi, ma qui non possiamo tenere fannulloni. <text:s/></text:p>
      <text:p text:style-name="P113"/>
      <text:p text:style-name="P36">FILIPPO</text:p>
      <text:p text:style-name="P113">Ma Samantha passa giornate intere a giocare a solitario!</text:p>
      <text:p text:style-name="P113"/>
      <text:p text:style-name="P36">CAPO</text:p>
      <text:p text:style-name="P113">Sì, ma lei fa dei pompini da paura. Tu ne sei capace, figliolo?</text:p>
      <text:p text:style-name="P113"/>
      <text:p text:style-name="P36">FILIPPO</text:p>
      <text:p text:style-name="P113">Non credo, signore.</text:p>
      <text:p text:style-name="P113"/>
      <text:p text:style-name="P36">CAPO</text:p>
      <text:p text:style-name="P113">Già. Coraggio, figliolo, non ti demoralizzare. Questa esperienza ti servirà comunque da lezione.</text:p>
      <text:p text:style-name="P112"/>
      <text:p text:style-name="P202">Filippo si alza e, sconsolato, si trascina via la sedia. </text:p>
      <text:p text:style-name="P202"/>
      <text:p text:style-name="P37">CAPO</text:p>
      <text:p text:style-name="P114">Antonio! Mettine un altro qui!</text:p>
      <text:p text:style-name="P114"/>
      <text:p text:style-name="P202">Si sente un rumore di ingranaggi e nel pavimento si apre una botola, dalla quale esce una giovane ragazza già munita di auricolare e microfono, che inizia subito a telefonare. </text:p>
      <text:p text:style-name="P202"/>
      <text:p text:style-name="P203"/>
      <text:p text:style-name="P203">Parco Naturale, direzione. Luigi sta giocando a solitario sul pc, Mario sta sonnecchiando coi piedi sulla scrivania, e viene svegliato da un rumore in lontananza. Si avvicina alla finestra e assume un'espressione sbalordita.</text:p>
      <text:p text:style-name="P203"/>
      <text:p text:style-name="P38">MARIO</text:p>
      <text:p text:style-name="P115">Oh Madonna santissima! Luì, abbiamo visite</text:p>
      <text:p text:style-name="P115"/>
      <text:p text:style-name="P38">LUIGI</text:p>
      <text:p text:style-name="P115">Chi?</text:p>
      <text:p text:style-name="P115"/>
      <text:p text:style-name="P38"><text:soft-page-break/>MARIO</text:p>
      <text:p text:style-name="P115">Vedo mio figlio e molti di quegli stramboidi amici suoi</text:p>
      <text:p text:style-name="P115"/>
      <text:p text:style-name="P38">LUIGI</text:p>
      <text:p text:style-name="P115">Oh cazzo.</text:p>
      <text:p text:style-name="P115"/>
      <text:p text:style-name="P203">Luigi si precipita ad imbracciare un M16</text:p>
      <text:p text:style-name="P203"/>
      <text:p text:style-name="P38">LUIGI</text:p>
      <text:p text:style-name="P115">Chiama i rinforzi. Voglio 3 cingolati e un elicottero di supporto entro 5 minuti massimo</text:p>
      <text:p text:style-name="P115"/>
      <text:p text:style-name="P38">MARIO</text:p>
      <text:p text:style-name="P115">Ma Luì...</text:p>
      <text:p text:style-name="P115"/>
      <text:p text:style-name="P38">LUIGI</text:p>
      <text:p text:style-name="P115">Tranquillo, Pippo non si farà niente. Al massimo potrebbe beccarsi un proiettile nel ginocchio</text:p>
      <text:p text:style-name="P115"/>
      <text:p text:style-name="P204">Luigi esce dall'edificio con l'M16 spianato, ma appena fuori Filippo gli si getta al collo abbraccianodolo. Gli altri fanno partire un applauso e grida di sostegno.</text:p>
      <text:p text:style-name="P204"/>
      <text:p text:style-name="P39">FILIPPO</text:p>
      <text:p text:style-name="P116">Zio! Grande! </text:p>
      <text:p text:style-name="P116"/>
      <text:p text:style-name="P39">LUIGI</text:p>
      <text:p text:style-name="P116">Sei fatto?</text:p>
      <text:p text:style-name="P116"/>
      <text:p text:style-name="P39">FILIPPO</text:p>
      <text:p text:style-name="P116">Sappi che io e i miei amici ti supporteremo con tutte le nostre forze. Era l'ora che qualcuno a Montegrano trovasse il coraggio di sfidare lo Status Quo. Certo, francamente non mi aspettavo che saresti stato tu, ma le persone sanno sorprendere, alle volte</text:p>
      <text:p text:style-name="P116"/>
      <text:p text:style-name="P204">Luigi guarda stranito la folla. Dopo altri applausi e sguardi ammirati, posa il fucile e cambia atteggiamento.</text:p>
      <text:p text:style-name="P204"/>
      <text:p text:style-name="P39">LUIGI</text:p>
      <text:p text:style-name="P116">Grazie, amici miei. È bello sentirsi apprezzati, e ancor più bello è il vedere che a Montegrano ci sono ancora dei giovani coscienziosi e socialmente impegnati. Siete voi il futuro di questa città. E vi assicuro che non permetterò a nessuno di portarvelo via!</text:p>
      <text:p text:style-name="P205"/>
      <text:p text:style-name="P204">Altra ovazione. In preda all'euforia, Luigi spara una raffica in aria. Un'aquila reale cade morta in testa ad una ragazza che indossa una maglietta animalista. </text:p>
      <text:p text:style-name="P204">Cala il gelo.</text:p>
      <text:p text:style-name="P204"/>
      <text:p text:style-name="P39">LUIGI</text:p>
      <text:p text:style-name="P116">Queste <text:span text:style-name="T25">piccioni giganti</text:span> non hanno ancora capito dove conviene volare. Ci credo che rischiano l'estinzione. Sono fortunate ad aver noi, che le proteggiamo</text:p>
      <text:p text:style-name="P204"/>
      <text:p text:style-name="P204">Si avvicina alla ragazza e prende l'animale morto. Dopodiché torna nell'edificio e si congeda alla folla. <text:span text:style-name="T23">Filippo lo segue</text:span></text:p>
      <text:p text:style-name="P205"/>
      <text:p text:style-name="P39">LUIGI</text:p>
      <text:p text:style-name="P116">Coraggio amici! Non molliamo! Ce la faremo!</text:p>
      <text:p text:style-name="P206"><text:soft-page-break/>Interno. Oltre a Mario, Luigi e Filippo, sono presenti anche Mallio e il giovane Rumbotti. </text:p>
      <text:p text:style-name="P206"/>
      <text:p text:style-name="P206"><text:s/></text:p>
      <text:p text:style-name="P40">LUIGI</text:p>
      <text:p text:style-name="P117">Signori, restiamo calmi e spremiamoci le meningi, che qui la situazione si fa interessante. Dove cazzo è stata messa la roba per il barbecue? Questa bestia viene buona, con un po' di intingolo</text:p>
      <text:p text:style-name="P117"/>
      <text:p text:style-name="P117">I presenti si guardano straniti.</text:p>
      <text:p text:style-name="P117"/>
      <text:p text:style-name="P40">LUIGI</text:p>
      <text:p text:style-name="P117">Ma che cazzo, l'abbiamo fatto la settimana scorsa! Chi è che doveva smontare?</text:p>
      <text:p text:style-name="P117"/>
      <text:p text:style-name="P40">MARIO</text:p>
      <text:p text:style-name="P117">Mi pare fosse Beppe</text:p>
      <text:p text:style-name="P117"/>
      <text:p text:style-name="P40">LUIGI</text:p>
      <text:p text:style-name="P117">No, Beppe è andato via prima, me lo ricordo perché era ubriaco come una tegola e infatti ha investito tre cervi. Può darsi fosse Alberto?</text:p>
      <text:p text:style-name="P117"/>
      <text:p text:style-name="P40">FILIPPO</text:p>
      <text:p text:style-name="P117">Scusa un attimo, zio, ma non dovremmo parlare della tua campagna elettorale?</text:p>
      <text:p text:style-name="P117"/>
      <text:p text:style-name="P40">LUIGI</text:p>
      <text:p text:style-name="P117">Eh? Boh, volendo si può, ma io credevo tu fossi entrato per il barbecue</text:p>
      <text:p text:style-name="P117"/>
      <text:p text:style-name="P40">FILIPPO</text:p>
      <text:p text:style-name="P117">Hai veramente intenzione di fare quell'aquila alla brace?</text:p>
      <text:p text:style-name="P117"/>
      <text:p text:style-name="P40">LUIGI</text:p>
      <text:p text:style-name="P117">Perché, come la vuoi fare? Vedi qualche forno, qui?</text:p>
      <text:p text:style-name="P117"/>
      <text:p text:style-name="P40">MARIO</text:p>
      <text:p text:style-name="P117">Campagna elettorale? Di che parla?</text:p>
      <text:p text:style-name="P117"/>
      <text:p text:style-name="P40">LUIGI</text:p>
      <text:p text:style-name="P117">Oggi ho detto al sindaco che mi sarei candidato. Però, ora che ci penso meglio, mi pare proprio che l'ultimo ad andar via l'altra volta fu Riccardo, quindi dovrebbe saperlo lui dov'è la roba</text:p>
      <text:p text:style-name="P117"/>
      <text:p text:style-name="P40">RUMBOTTI</text:p>
      <text:p text:style-name="P117">Cosa?!</text:p>
      <text:p text:style-name="P117"/>
      <text:p text:style-name="P40">LUIGI</text:p>
      <text:p text:style-name="P117">No? E allora chi stracazzo sa dov'è il barbecue?</text:p>
      <text:p text:style-name="P117"/>
      <text:p text:style-name="P40">RUMBOTTI</text:p>
      <text:p text:style-name="P117">Fanculo il barbecue. Parlaci di questa cosa della candidatura!</text:p>
      <text:p text:style-name="P117"/>
      <text:p text:style-name="P40">LUIGI</text:p>
      <text:p text:style-name="P117">Ancora? L'ho già fatto stamani all'assemblea</text:p>
      <text:p text:style-name="P117"/>
      <text:p text:style-name="P41">MARIO</text:p>
      <text:p text:style-name="P118">Noi non c'eravamo</text:p>
      <text:p text:style-name="P41"><text:soft-page-break/>LUIGI</text:p>
      <text:p text:style-name="P118">Beh, eccovi un riassunto: dobbiamo creare una lista civica e battere De Vitali alle elezioni. Solo così potremo salvare il Parco e il posto di lavoro</text:p>
      <text:p text:style-name="P118"/>
      <text:p text:style-name="P41">MALLIO</text:p>
      <text:p text:style-name="P118">Hai detto niente!</text:p>
      <text:p text:style-name="P118"/>
      <text:p text:style-name="P41">MARIO</text:p>
      <text:p text:style-name="P118">È impossibile battere De Vitali. Quello ha tutti i pezzi grossi dalla sua</text:p>
      <text:p text:style-name="P117"/>
      <text:p text:style-name="P41">FILIPPO</text:p>
      <text:p text:style-name="P119">E invece possiamo farcela. Questa città ha bisogno di un cambiamento. E questa è la volta buona. De Vitali avrà anche dalla sua i palazzinari, il Vaticano, il clan Schiavarone, i pescivendoli, i tabaccaj, i commercialisti, gli avvocati e altre decine di categorie professionali, ma noi abbiamo questo (<text:span text:style-name="T6">indica il cuore</text:span><text:span text:style-name="T8">). </text:span><text:span text:style-name="T24">Se usiamo questo possiamo portare dalla nostra tutti coloro che vogliono liberarsi dal giogo dell'oppressione, dell'omertà, della corruzione. Possiamo rendere Montegrano una città aperta, ecologica, tollerante, dove il servilismo non sia l'unico modo per avere ciò che ci spetta di diritto. La difesa del Parco naturale sarà il primo punto del programma, nonché simbolo del nostro pensiero. Propongo di stabilire qui il comitato, così da dare un segnale che...</text:span></text:p>
      <text:p text:style-name="P118"/>
      <text:p text:style-name="P42">MALLIO</text:p>
      <text:p text:style-name="P120">Cazzo, mi son ricordato! Lo so io dov'è il barbecue! L'ho lasciato allo chalet 32</text:p>
      <text:p text:style-name="P120"/>
      <text:p text:style-name="P42">LUIGI</text:p>
      <text:p text:style-name="P120">Ma che cazzo, Mallio, possibile che sei così rincoglionito?</text:p>
      <text:p text:style-name="P120"/>
      <text:p text:style-name="P42">MALLIO</text:p>
      <text:p text:style-name="P120">Senti chi parla. <text:span text:style-name="T25">Devo ricordarti cosa hai fatto la settimana scorsa?</text:span></text:p>
      <text:p text:style-name="P120"/>
      <text:p text:style-name="P208">FLASHBACK. Luigi si avvicina da dietro a un asino e ne usa la coda a mo' di parrucca. Poi si registra con lo smartphone e dice “Guardatemi, sono Ilaria d'Amico senza tintura per capelli”. A quel punto l'asino gli sferra un calcione con le zampe posteriori.</text:p>
      <text:p text:style-name="P120"/>
      <text:p text:style-name="P42">LUIGI</text:p>
      <text:p text:style-name="P120">Va bene, va bene. Però ci vai te a prenderlo. Comunque mio nipote ha ragione: questa città fa schifo. È piena di buche, non si trova un parcheggio nemmeno a piangere, è piena di gente che spaccia...Forse possiamo farcela</text:p>
      <text:p text:style-name="P120"/>
      <text:p text:style-name="P42">FILIPPO</text:p>
      <text:p text:style-name="P120">Sì, beh...anche questi chiaramente sono problemi che attraverso il confronto delle idee possono...</text:p>
      <text:p text:style-name="P120"/>
      <text:p text:style-name="P42">LUIGI</text:p>
      <text:p text:style-name="P120">Bella l'idea fare il comitato qui</text:p>
      <text:p text:style-name="P120"/>
      <text:p text:style-name="P42">MARIO</text:p>
      <text:p text:style-name="P120">Veramente non si potrebbe...</text:p>
      <text:p text:style-name="P120"/>
      <text:p text:style-name="P42"/>
      <text:p text:style-name="P42"><text:soft-page-break/>LUIGI</text:p>
      <text:p text:style-name="P120"><text:tab/>Mario, le chiavi le abbiamo noi, se ci dicono qualcosa chiamo l'amico mio di Viterbo, che fa il fabbro, e gli faccio cambiare tutte le serrature</text:p>
      <text:p text:style-name="P120"/>
      <text:p text:style-name="P42">FILIPPO</text:p>
      <text:p text:style-name="P120">“Non c'è giustizia nel rispettare leggi ingiuste”. La nostra è disobbedienza civile</text:p>
      <text:p text:style-name="P120"/>
      <text:p text:style-name="P43">LUIGI</text:p>
      <text:p text:style-name="P121">Ben detto, nipote. Vedi che aver fatto il Liceo classico non è stato così inutile come dice sempre tuo padre? Bene, facciamo così: domani, alle 21, fa' venire qui tutti quegli struscia-muri dei tuoi amici. Sceglieremo il nome della lista civica, inaugureremo il comitato elettorale e decideremo tutto quello che c'è da decidere. E naturalmente, grigliatona gratis per tutti</text:p>
      <text:p text:style-name="P121"/>
      <text:p text:style-name="P43">FILIPPO</text:p>
      <text:p text:style-name="P121">Zio, molti miei amici sono vegetariani, se non vegani o altro...</text:p>
      <text:p text:style-name="P121"/>
      <text:p text:style-name="P43">LUIGI</text:p>
      <text:p text:style-name="P121">Ma molti dei miei no. Anzi: nessuno, che io sappia. E ci vuole anche gente normale, per vincere le elezioni</text:p>
      <text:p text:style-name="P121"/>
      <text:p text:style-name="P207">Luigi accompagna Filippo alla porta dandogli una pacca sulla spalla. </text:p>
      <text:p text:style-name="P207"/>
      <text:p text:style-name="P44">LUIGI</text:p>
      <text:p text:style-name="P122">Piero! C'è qualche specie che non rischia l'estinzione <text:span text:style-name="T26">in questo cesso di Parco</text:span>? Servirebbe per domani sera</text:p>
      <text:p text:style-name="P122"/>
      <text:p text:style-name="P209">Villa Schiavarone. Al tavolo del gigantesco salone principale sono seduti: il Maestro Venerabile della locale loggia massonica, l'arcivescovo, il Generale Brigidini e -a capotavola- il Sindaco. </text:p>
      <text:p text:style-name="P209">Dopo qualche secondo di attesa, dalle scale scende -indossando solo una vestaglia leopardata e un paio di boxer rosso fiammanti- il Boss Salvatore Schiavarone, con gli auricolari da cui si sentono risonare le note di <text:a xlink:type="simple" xlink:href="https://www.youtube.com/watch?v=BqWFgamXTiU" text:style-name="Internet_20_link" text:visited-style-name="Visited_20_Internet_20_Link"><text:span text:style-name="T17">Ancora noi</text:span></text:a><text:span text:style-name="T17">, </text:span>del cantante neomelodico<text:span text:style-name="T17"> Alessio</text:span>.</text:p>
      <text:p text:style-name="P209"/>
      <text:p text:style-name="P45">BOSS</text:p>
      <text:p text:style-name="P123">Wuagliù, i agg'a'capì che cazz sta succedenn</text:p>
      <text:p text:style-name="P123"/>
      <text:p text:style-name="P45">SINDACO</text:p>
      <text:p text:style-name="P123">Mah, niente di che, Don Salvatore» rispose subito De Vitali, sorridendo «Semplicemente uno zoticone ha manifestato la propria volontà di candidarsi a sindaco. Ma è un’eventualità da cui non abbiamo nulla da temere. Ad ogni modo, la prudenza è sempre una virtù, e capisco perfettamente la vostra decisione di convocarci</text:p>
      <text:p text:style-name="P123"/>
      <text:p text:style-name="P45">BOSS</text:p>
      <text:p text:style-name="P123">E chi sarebbe stu strunz?</text:p>
      <text:p text:style-name="P123"/>
      <text:p text:style-name="P45">SINDACO</text:p>
      <text:p text:style-name="P123">Un dipendente del Parco naturale, sobillato dai colleghi. Tale Luigi Rossi, se non vado errato. Dice di avere intenzione di mettere su una Lista Civica, se ho ben capito</text:p>
      <text:p text:style-name="P123"/>
      <text:p text:style-name="P45">BOSS</text:p>
      <text:p text:style-name="P123">E pecché dicete ca putimm sta senza penzier?</text:p>
      <text:p text:style-name="P46"><text:soft-page-break/>SINDACO</text:p>
      <text:p text:style-name="P124">Suvvia, siamo realisti: quante possibilità ha un cafone del genere di battere il sottoscritto in dialettica politica?</text:p>
      <text:p text:style-name="P124"/>
      <text:p text:style-name="P46">BOSS</text:p>
      <text:p text:style-name="P124">Io non o’saccio. Chill che sacc io è che a gent sta nguaiat assai, e sta pure ncazzat co’Vuie</text:p>
      <text:p text:style-name="P124"/>
      <text:p text:style-name="P46">SINDACO</text:p>
      <text:p text:style-name="P124">Beh, il momento è difficile, indubbiamente: c’è la crisi...</text:p>
      <text:p text:style-name="P124"/>
      <text:p text:style-name="P46">ARCIVESCOVO</text:p>
      <text:p text:style-name="P124">Crisi un cazzo! Ruotando e roteando nella spirale che sempre più si allarga, Il falco non può udire il falconiere; Le cose si dissociano; il centro non può reggere; E la pura anarchia si rovescia sul mondo, La torbida marea del sangue dilaga, e in ogni dove Annega il rito dell’innocenza; I migliori hanno perso ogni fede, e i peggiori Si gonfiano d’ardore appassionato</text:p>
      <text:p text:style-name="P124"/>
      <text:p text:style-name="P211">L'arcivescovo si blocca e gli altri lo fissano sbigottiti. Egli allora si ricompone e si rimette a sedere.</text:p>
      <text:p text:style-name="P211"/>
      <text:p text:style-name="P47">ARCIVESCOVO</text:p>
      <text:p text:style-name="P125">Ad ogni modo, la Chiesa ha sempre sostenuto l’amministrazione e il buon governo di Montegrano, e nei limiti delle sue possibilità continuerà a farlo. Padre Pillonzi e Padre Sgargagnassi sono due fedeli servitori di Cristo, e posso garantire che dai loro pulpiti continueranno a indirizzare i fedeli sulla retta via da seguire in cabina elettorale</text:p>
      <text:p text:style-name="P125"/>
      <text:p text:style-name="P47">BOSS</text:p>
      <text:p text:style-name="P125">Grazie, Eminenza, non avevamo dubbi</text:p>
      <text:p text:style-name="P125"/>
      <text:p text:style-name="P47">MAESTRO VENERABILE</text:p>
      <text:p text:style-name="P125">Quanto ai confratelli, il gradimento verso questa amministrazione è alto. De Vitali si è dimostrato persona affidabile</text:p>
      <text:p text:style-name="P209"/>
      <text:p text:style-name="P47">SINDACO</text:p>
      <text:p text:style-name="P125">Vi ringrazio, Maestro</text:p>
      <text:p text:style-name="P125"/>
      <text:p text:style-name="P47">BOSS</text:p>
      <text:p text:style-name="P125">Wuagliù, accà nun stimm parlann dei voti che già tenimm. O’probblema so chill nov</text:p>
      <text:p text:style-name="P125"/>
      <text:p text:style-name="P47">MAESTRO VENERABILE</text:p>
      <text:p text:style-name="P125">Ma perché siete così preoccupato?</text:p>
      <text:p text:style-name="P125"/>
      <text:p text:style-name="P47">BOSS</text:p>
      <text:p text:style-name="P126">Pecché e’ Liste Civiche so nu probblema. Pecché nun so partiti. A gent nun se fida cchiù e’politici, però se fida e’ sé stess. Si ha da sceglie tra st<text:span text:style-name="T27">u</text:span> vecch strunz <text:span text:style-name="T27">e nu’guaglione e’ strada...può ess che sceglie u' guaglione. Amm a' nventà qualcosa.</text:span></text:p>
      <text:p text:style-name="P126"/>
      <text:p text:style-name="P126"/>
      <text:p text:style-name="P212">PARCO NATURALE. Filippo e Luigi si trovano nella direzione per gli ultimi preparativi prima dell'orazione di Luigi. </text:p>
      <text:p text:style-name="P212"/>
      <text:p text:style-name="P48">FILIPPO</text:p>
      <text:p text:style-name="P127">Ci siamo, zio. Ricordati: niente panico. Immaginali in mutande. </text:p>
      <text:p text:style-name="P48"/>
      <text:p text:style-name="P48"><text:soft-page-break/>LUIGI</text:p>
      <text:p text:style-name="P127">Non mi pare una grande idea. C'è il rischio che mi ritrovi con un'erezione gigantesca a metà discorso. Quella tua amica vegana mi arrapa</text:p>
      <text:p text:style-name="P127"/>
      <text:p text:style-name="P48">FILIPPO</text:p>
      <text:p text:style-name="P127">Ok, come non detto. Concentrati solo sul discorso, come abbiamo provato</text:p>
      <text:p text:style-name="P127"/>
      <text:p text:style-name="P48">LUIGI</text:p>
      <text:p text:style-name="P127">Sì, ecco, a proposito...insomma, sei sicuro che sia adatto?</text:p>
      <text:p text:style-name="P125"/>
      <text:p text:style-name="P48">FILIPPO</text:p>
      <text:p text:style-name="P127">Certo! Lo abbiamo scritto sommando le nostre intelligenze</text:p>
      <text:p text:style-name="P127"/>
      <text:p text:style-name="P48">LUIGI</text:p>
      <text:p text:style-name="P128">Certo, non lo metto in dubbio ma...ecco, ci sono dei punti che non sono sicuro di aver capito. Lo so che me l'hai già spiegato due o tre volte, ma questa “<text:span text:style-name="T29">resilienza”</text:span> non mi entra in testa. E <text:span text:style-name="T28">poi tutti questi termini inglesi...”smart city”? “Open democracy”? La gente penserà che sono un intellettuale</text:span></text:p>
      <text:p text:style-name="P128"/>
      <text:p text:style-name="P51">FILIPPO</text:p>
      <text:p text:style-name="P133">Questo mi pare francamente impossibile. Su, ora vai e stendili! </text:p>
      <text:p text:style-name="P129"/>
      <text:p text:style-name="P213">Stacco su una radura nel Parco, dove è stato montato un piccolo palco in legno con un microfono e dove una folla sta aspettando.</text:p>
      <text:p text:style-name="P213"><text:span text:style-name="T29">Luigi sale sul palco, dice timidamente “prova”</text:span> <text:span text:style-name="T29">un paio di volte e, dopo che la folla ha fatto silenzio, inizia.</text:span></text:p>
      <text:p text:style-name="P213"/>
      <text:p text:style-name="P49">LUIGI</text:p>
      <text:p text:style-name="P130">Care amiche e cari amici. Un antico proverbio indiano recita: “Quando l’ultimo albero sarà stato abbattuto, l’ultimo fiume avvelenato e l’ultimo pesce pescato, allora ci accorgeremo che non si può mangiare il denaro”.</text:p>
      <text:p text:style-name="P130"/>
      <text:p text:style-name="P49">TIZIO NELLA FOLLA</text:p>
      <text:p text:style-name="P130">Ricchione!</text:p>
      <text:p text:style-name="P130"/>
      <text:p text:style-name="P49">LUIGI</text:p>
      <text:p text:style-name="P131">Quanta saggezza in quelle parole! I nativi americani consideravano la Terra come la propria madre, e come tale la rispettavano e la veneravano; noi, invece, continuiamo a mungerla come una vacca dotata d' infinite riserve di latte. Verrebbe da credere che avesse ragione l'agente Smith, in Matrix, quando diceva a Morpheus: “tutti i mammiferi di questo pianeta d'istinto sviluppano un naturale equilibrio con l'ambiente circostante, cosa che voi umani non fate. Vi insediate in una zona e vi moltiplicate, vi moltiplicate finché ogni risorsa naturale non si esaurisce... </text:p>
      <text:p text:style-name="P131"/>
      <text:p text:style-name="P50">RUMBOTTI</text:p>
      <text:p text:style-name="P132">Ma che cazzo sta dicendo? Si è bevuto il cervello?</text:p>
      <text:p text:style-name="P132"/>
      <text:p text:style-name="P50">MALLIO</text:p>
      <text:p text:style-name="P132">Mi sembra di essere tornato ai tempi di Woodstock. E non nel senso buono </text:p>
      <text:p text:style-name="P132"/>
      <text:p text:style-name="P50">LUIGI</text:p>
      <text:p text:style-name="P131">...<text:span text:style-name="T30">e</text:span> l'unico modo in cui sapete sopravvivere è quello di spostarvi <text:soft-page-break/>in un'altra zona ricca. C'è solo un altro organismo su questo pianeta che adotta lo stesso comportamento, e sai qual è? Il virus”</text:p>
      <text:p text:style-name="P129"/>
      <text:p text:style-name="P214">Luigi si rende conto della perplessità della folla. Si infila in tasca il foglio col discorso e inizia ad improvvisare. </text:p>
      <text:p text:style-name="P214"/>
      <text:p text:style-name="P50">LUIGI</text:p>
      <text:p text:style-name="P132">E quindi, amici miei, il motivo per cui vi chiedo di votarmi è che vi garantisco che, se sarò sindaco io, qui le cose cambieranno!<text:span text:style-name="T6">(la folla trasalisce per l'improvviso innalzamento della voce). </text:span>Con me Sindaco sarà in vigore un'unica legge: quella del taglione!</text:p>
      <text:p text:style-name="P132">Ogni volta che l'autobus arriva in ritardo i cittadini avranno diritto a viaggiare gratis. </text:p>
      <text:p text:style-name="P215">(boato della folla)</text:p>
      <text:p text:style-name="P132">E se sale un controllore e s'azzarda anche solo a provare a fare la multa, sarà lecito prenderlo a calci in culo, pisciargli addosso e insultargli la madre.</text:p>
      <text:p text:style-name="P215">(boato della folla)</text:p>
      <text:p text:style-name="P132">E poi servono pene più severe contro il degrado. Chi viene sorpreso a imbrattare muri verrà costretto a scrivere 50 volte “Sono un merdone imbecille”, e accanto a ciascuna di queste scritte ci verrà appiccicata la sua foto. A chi parcheggia in doppia fila e blocca il traffico perché deve comprare le sigarette o giocare al Lotto, sarà lecito rigargli la macchina e spaccargli gli specchietti</text:p>
      <text:p text:style-name="P215">(folla in delirio. <text:span text:style-name="T31">Luigi viene portato in trionfo dalla gente, mentre Filippo e i suoi amici restano allibiti</text:span>)</text:p>
      <text:p text:style-name="P215"/>
      <text:p text:style-name="P215"/>
      <text:p text:style-name="P216">Parco Naturale, edificio. Mario entra con alcuni giornali sotto il braccio e trova i colleghi.</text:p>
      <text:p text:style-name="P216"/>
      <text:p text:style-name="P52">LUIGI</text:p>
      <text:p text:style-name="P134">Oh, eccoti. Ti ha visto qualcuno?</text:p>
      <text:p text:style-name="P134"/>
      <text:p text:style-name="P52">MARIO</text:p>
      <text:p text:style-name="P134">No, tranquillo. Anche per me è la prima volta che compro un giornale per leggerlo</text:p>
      <text:p text:style-name="P134"/>
      <text:p text:style-name="P52">LUIGI</text:p>
      <text:p text:style-name="P134">Bene. Sai, non potevo andare io. Se qualcuno mi vedeva...</text:p>
      <text:p text:style-name="P134"/>
      <text:p text:style-name="P52">MARIO</text:p>
      <text:p text:style-name="P134">Si, si, lo so.</text:p>
      <text:p text:style-name="P134"/>
      <text:p text:style-name="P52">MALLIO</text:p>
      <text:p text:style-name="P134">Allora, che dicono?</text:p>
      <text:p text:style-name="P134"/>
      <text:p text:style-name="P217">(Mario si mette a leggere)</text:p>
      <text:p text:style-name="P215"/>
      <text:p text:style-name="P52">MARIO</text:p>
      <text:p text:style-name="P134">Era dai tempi della rivolta di Spartaco che non si vedeva uno spettacolo simile. </text:p>
      <text:p text:style-name="P134">Una massa d'individui incolti, arrabbiati e mal vestiti, sobillati da una minoranza sindacale terrorizzata dall'idea di perdere i propri privilegi, si è riunita iersera nel Parco naturale per lanciare un nuovo movimento politico che potrebbe anche rischiare -Dio non voglia- di finire al governo di Montegrano, avendo come principale obiettivo il blocco dell'Ufo-porto. Un grottesco mix di <text:soft-page-break/>ambientalismo radicale, giustizialismo alla Di Pietro e anti-capitalismo No Global che rischia di bruciare posti di lavoro, rallentare la crescita, spaventare gli investitori, far piovere urina, provocare terremoti spaventosi, far perdere i capelli alla gente.</text:p>
      <text:p text:style-name="P134">Una vicenda che dimostra, ancora una volta, che razza di tragedia sia il suffragio universale. </text:p>
      <text:p text:style-name="P134"/>
      <text:p text:style-name="P52">LUIGI</text:p>
      <text:p text:style-name="P134">Non ho capito un cazzo</text:p>
      <text:p text:style-name="P134"/>
      <text:p text:style-name="P52">MALLIO</text:p>
      <text:p text:style-name="P134">Neanch'io</text:p>
      <text:p text:style-name="P134"/>
      <text:p text:style-name="P52">RUMBOTTI</text:p>
      <text:p text:style-name="P134">Secondo me è buono</text:p>
      <text:p text:style-name="P134"/>
      <text:p text:style-name="P52">MALLIO</text:p>
      <text:p text:style-name="P134">Mmm, mi sembra strano. Il <text:span text:style-name="T6">Corriere Montegranese</text:span> che parla bene di noi? Quelli ci odiano</text:p>
      <text:p text:style-name="P134"/>
      <text:p text:style-name="P52">LUIGI</text:p>
      <text:p text:style-name="P134">Signori, bando alle ciance. Buono o non buono, la gente che c'era ieri sera non basta. Questa battaglia sarà lunga. E per vincerla potrebbe essere necessario ricorrere a qualche...come dire, “accortezza” in più del normale. Ed è per questo che ho invitato qualcuno che può darci una mano. Vieni avanti, Jonathan!</text:p>
      <text:p text:style-name="P134"/>
      <text:p text:style-name="P216">Si sente tirare lo sciacquone, e dal bagno esce Jonathan.</text:p>
      <text:p text:style-name="P216"/>
      <text:p text:style-name="P52">LUIGI</text:p>
      <text:p text:style-name="P134">Questo è Jonathan. È il figlio di un amico mio, ed è esperto di come si vincono le elezioni. Vive a New York, è tornato qui ieri. Sarà lui il coordinatore della campagna elettorale: i soldi raccattati ieri sono un anticipo della sua parcella. Costa caro, ma vi assicuro che è bravo</text:p>
      <text:p text:style-name="P134"/>
      <text:p text:style-name="P52">JONATHAN</text:p>
      <text:p text:style-name="P134">Oh, troppo gentile, Luigi. Salve a tutti. In effetti sono laureato in scienze politiche, e poi ho anche un Master in web marketing, cosa che...</text:p>
      <text:p text:style-name="P134"/>
      <text:p text:style-name="P52">MALLIO</text:p>
      <text:p text:style-name="P134">Sì, sì, va bene, abbiamo capito che sei un cervello. Ora dicci come si fa a vinceremo</text:p>
      <text:p text:style-name="P134"/>
      <text:p text:style-name="P52">JONATHAN</text:p>
      <text:p text:style-name="P134">Ok...beh, signore e signori, lasciate che sia sincero con voi. Ho avuto poco tempo per documentarmi bene su questa città, sulle precedenti elezioni, sul tessuto sociale etc., ma da quel poco che ho visto la situazione è complicata. Anzi, per essere precisi direi che siete nella merda</text:p>
      <text:p text:style-name="P134"/>
      <text:p text:style-name="P52">MARIO</text:p>
      <text:p text:style-name="P134">Come “nella merda”? Perché?</text:p>
      <text:p text:style-name="P134"/>
      <text:p text:style-name="P52">JONATHAN</text:p>
      <text:p text:style-name="P134">Perché De Vitali ha un consenso altissimo tra gli anziani, specie quelli che vanno alla Messa. E poi ha dalla sua i principali quotidiani locali -a cominciare da quello che avete appena letto- <text:soft-page-break/>e Tele Montegrano è diretta da suo cugino. Sta con lui anche De'Pispolis e i suoi molti dipendenti, così come parecchi commercianti. Tuttavia...</text:p>
      <text:p text:style-name="P210"/>
      <text:p text:style-name="P52">LUIGI</text:p>
      <text:p text:style-name="P134">Tuttavia...?</text:p>
      <text:p text:style-name="P134"/>
      <text:p text:style-name="P52">JONATHAN</text:p>
      <text:p text:style-name="P134">Tuttavia può essere sconfitto. Questa storia dell'Ufo-porto, ad esempio...è pazzesca. Sarà questa ciò che ci farà vincere</text:p>
      <text:p text:style-name="P134"/>
      <text:p text:style-name="P52">LUIGI</text:p>
      <text:p text:style-name="P134">Aspetta un momento: non comincerai anche tu a menarcela con questa storia della natura, del cambiamento climatico e tutte quelle stronzate vero? Ci ha già provato mio nipote. Voglio dire: fra trent'anni potrebbe fare più caldo di un paio di gradi? E chi se ne frega! Fanculo l'ambiente! La maggior parte di noi sarà comunque sottoterra, fra trent'anni (molti anche prima). Se davvero ci resta così poco da vivere, se permetti voglio godermela: non ho intenzione di diventare un vegetariano abbraccia-alberi e di andare a giro su una cazzo di macchina a metano che non va a più di 50km/h. Sto già facendo la differenziata, la mia parte l'ho fatta</text:p>
      <text:p text:style-name="P134"/>
      <text:p text:style-name="P218">(applausi dei presenti)</text:p>
      <text:p text:style-name="P218"/>
      <text:p text:style-name="P53">JONATHAN</text:p>
      <text:p text:style-name="P135">Wow. Tu sei un leader nato, Luigi, lasciatelo dire. Tu non sei come quei vecchi politicanti democristiani che parlano il loro politichese incomprensibile, sono ossessionati dal politically correct e ci vuole una laurea per capire cosa dicono. Tu parli come mangi, vai dritto al punto, non hai peli sulla lingua.</text:p>
      <text:p text:style-name="P135"/>
      <text:p text:style-name="P135"><text:span text:style-name="T1">LUIGI</text:span> </text:p>
      <text:p text:style-name="P218">(arrossendo)</text:p>
      <text:p text:style-name="P135">Eh, che ci vuoi fare...sono fatto così</text:p>
      <text:p text:style-name="P135"/>
      <text:p text:style-name="P53">JONATHAN</text:p>
      <text:p text:style-name="P135">Questa città ha bisogno di te, Luigi. E io ti farò vincere. Grazie alla storia dell'Ufo-porto. Ma non nel senso che intendeva tuo nipote: hai ragione, chi se lo incula l'ambiente? No, bisogna inquadrare il problema da una giusta prospettiva</text:p>
      <text:p text:style-name="P135"/>
      <text:p text:style-name="P53">LUIGI</text:p>
      <text:p text:style-name="P135">Cioè?</text:p>
      <text:p text:style-name="P135"/>
      <text:p text:style-name="P53">JONATHAN</text:p>
      <text:p text:style-name="P135">Oh, lo scoprirai a breve. Fammi solo fare una telefonata </text:p>
      <text:p text:style-name="P135"/>
      <text:p text:style-name="P136"/>
      <text:p text:style-name="P220">Stacco. In una casa qualsiasi, una coppia di anziani guarda <text:span text:style-name="T17">Dalla Vostra Parte. </text:span></text:p>
      <text:p text:style-name="P220"/>
      <text:p text:style-name="P54">BELPIETRO</text:p>
      <text:p text:style-name="P137">Buonasera, amici telespettatori. La storia che sentirete stasera potrebbe in un primo momento sembrarvi la solita solfa che vi propiniamo tutte le sere, ma non è così. La storia di stasera è oltre. Oltre i limiti della logica, sicuramente, e forse anche altro.</text:p>
      <text:p text:style-name="P137">Ci colleghiamo col nostro inviato, Alessandro Riccopeto, in <text:soft-page-break/>diretta da Montegrano</text:p>
      <text:p text:style-name="P137"/>
      <text:p text:style-name="P220">Parte il collegamento. Accanto all'inviato c'è Luigi, e dietro di lui i suoi colleghi e altra gente a fare massa. Alcuni reggono cartelli con scritte polemiche contro gli extraterrestri</text:p>
      <text:p text:style-name="P137"/>
      <text:p text:style-name="P54">INVIATO</text:p>
      <text:p text:style-name="P137">Grazie Direttore. Mi trovo a Montegrano, dove il sindaco uscente -Ciro De Vitali- vuole costruire una pista di atterraggio per extra-terrestri. Questi coraggiosi cittadini stanno protestando da giorni, e hanno deciso di creare una lista civica <text:s/>per sfidare il sindaco alle prossime elezioni, fra poche settimane. A fianco a me c'è il candidato della lista, Luigi Rossi.</text:p>
      <text:p text:style-name="P137">Allora Luigi, cosa vi ha spinto ad opporvi a questa opera e a fare tutto ciò?</text:p>
      <text:p text:style-name="P219"/>
      <text:p text:style-name="P55">LUIGI</text:p>
      <text:p text:style-name="P138">Ci ha spinto il fatto che siamo stufi!</text:p>
      <text:p text:style-name="P221">(applausi della folla)</text:p>
      <text:p text:style-name="P138">Non bastavano gli immigrati che arrivano dal mare: ora vogliono farceli arrivare anche dal cielo! Ora, noi non siamo razzisti, però vogliamo dire forte e chiaro al sindaco, al Prefetto e a tutti gli altri che se vinceremo le elezioni la nostra linea sarà semplicissima: prima i terrestri!</text:p>
      <text:p text:style-name="P138"/>
      <text:p text:style-name="P55">TELESPETTATORE</text:p>
      <text:p text:style-name="P138">Bravo! Fanculo questi maledetti alieni!</text:p>
      <text:p text:style-name="P138"/>
      <text:p text:style-name="P55">LUIGI</text:p>
      <text:p text:style-name="P138">Io se sarà eletto Sindaco avrò a cuore la sicurezza dei miei concittadini. E questi...”cosi” non sappiamo da dove vengono, non parlano la nostra lingua, sono potenziali stupratori</text:p>
      <text:p text:style-name="P138"/>
      <text:p text:style-name="P55">BELPIETRO</text:p>
      <text:p text:style-name="P138">Ok, è chiaro. Coinvolgiamo nel dibattito l'Onorevole Zanetti. Onorevole, Lei da esponente della maggioranza di governo cosa vuol replicare a questi cittadini?</text:p>
      <text:p text:style-name="P138"/>
      <text:p text:style-name="P55">ZANETTI</text:p>
      <text:p text:style-name="P138">Con tutto il rispetto, mi paiono paure infondate. Secondo i calcoli del Ministero dello Sviluppo Economico, l'inserimento di cittadini di altri pianeti porta un incremento del PIL di un punt...</text:p>
      <text:p text:style-name="P138"/>
      <text:p text:style-name="P55">LUIGI</text:p>
      <text:p text:style-name="P138">Ma stia zitto, buffone! Se li porti a casa sua, se Le piacciono così tanto!</text:p>
      <text:p text:style-name="P138"/>
      <text:p text:style-name="P56">ZANETTI</text:p>
      <text:p text:style-name="P139">Scusi, io non l'ho interrotta</text:p>
      <text:p text:style-name="P139"/>
      <text:p text:style-name="P56">LUIGI</text:p>
      <text:p text:style-name="P139">Lei è un privilegiato che vive nel lusso e nell'oro, non può sapere cosa vuol dire vivere tutti i giorni con questi extraterrestri che non vogliono integrarsi e che rovinano la nostra agricoltura facendo disegni strani nei campi di grano...</text:p>
      <text:p text:style-name="P139"/>
      <text:p text:style-name="P56">ZANETTI</text:p>
      <text:p text:style-name="P139">Ma che sta dicendo?</text:p>
      <text:p text:style-name="P139"/>
      <text:p text:style-name="P56"><text:soft-page-break/>BELPIETRO</text:p>
      <text:p text:style-name="P139">Scusate, devo interrompervi» intervenne il conduttore «Perché il nostro amico ha toccato un punto fondamentale. Abbiamo uno scoop clamoroso al riguardo. Pensavamo di farvelo vedere più avanti, ma visto che l'argomento è stato toccato subito, vediamolo ora. Prego, regia</text:p>
      <text:p text:style-name="P139"/>
      <text:p text:style-name="P222">Si vede l'inviato che avanza nel buio, riparandosi dalla pioggia con un cappuccio, illuminato solo dalla luce della telecamera che lo segue da dietro, con una musica da film horror in sottofondo. Si dirige verso un casolare</text:p>
      <text:p text:style-name="P222"/>
      <text:p text:style-name="P57">INVIATO</text:p>
      <text:p text:style-name="P140">Ci troviamo nel comune di Montegrano, e a poche decine di metri da qui c'è un vecchio casolare abbandonato che mesi fa è stato occupato da un gruppo di alieni, privi di permesso di soggiorno. Proverò a intervistarli, vediamo se sanno spiegarci come si guadagnano da vivere</text:p>
      <text:p text:style-name="P140"/>
      <text:p text:style-name="P58">TELESPETTATORE</text:p>
      <text:p text:style-name="P141">Tzè. Come vuoi che si guadagnino da vivere...</text:p>
      <text:p text:style-name="P141"/>
      <text:p text:style-name="P223">L'inviato raggiunge il casolare. Escono tre individui vestiti da Teletubbies con in mano delle spranghe. Cercano di malmenare l'inviato, ma dopo un po' desistono.</text:p>
      <text:p text:style-name="P223"/>
      <text:p text:style-name="P58">INVIATO</text:p>
      <text:p text:style-name="P141">Posso chiedervi che mestiere fate? Come vi guadagnate da vivere?</text:p>
      <text:p text:style-name="P141"/>
      <text:p text:style-name="P58">ALIENO 1</text:p>
      <text:p text:style-name="P224">(risponde in una lingua sconosciuta. Sottotitoli)</text:p>
      <text:p text:style-name="P141">Facciamo truffe agli italiani. Loro stupidi. Noi facciamo cerchi nel grano e dopo un po' diciamo a contadini “se vuoi che smettiamo tu dare soldi a noi”. E loro da sempre soldi a noi</text:p>
      <text:p text:style-name="P141"/>
      <text:p text:style-name="P59">TELESPETTATORE</text:p>
      <text:p text:style-name="P142">Maledetti bastardi!</text:p>
      <text:p text:style-name="P142"/>
      <text:p text:style-name="P59">INVIATO</text:p>
      <text:p text:style-name="P142">E quanto guadagnate in un mese?</text:p>
      <text:p text:style-name="P142"/>
      <text:p text:style-name="P59">ALIENO 1</text:p>
      <text:p text:style-name="P142">Noi? Cinquemila, seimila...</text:p>
      <text:p text:style-name="P142"/>
      <text:p text:style-name="P59">INVIATO</text:p>
      <text:p text:style-name="P142">Capito Maurizio? 5000, 6000. Mentre i pensionati non arrivano a fine mese. </text:p>
      <text:p text:style-name="P142"/>
      <text:p text:style-name="P225">Fine del servizio</text:p>
      <text:p text:style-name="P59">BELPIETRO</text:p>
      <text:p text:style-name="P142">Beh, sono immagini che parlano da sole. Vorrei chiamare in causa il Sindaco di Manate sul Viso, in provincia di Brescia. Sindaco, Lei di recente è stato al centro di polemiche <text:span text:style-name="T33">ed accusato di razzismo</text:span> per aver emanato un'ordinanza che <text:span text:style-name="T33">vieta agli africani di uscire di casa dopo il tramonto</text:span>. Come commenta queste immagini?</text:p>
      <text:p text:style-name="P142"/>
      <text:p text:style-name="P59">SINDACO </text:p>
      <text:p text:style-name="P226">(indossa la divisa del Ku Klux Klan)</text:p>
      <text:p text:style-name="P143">Innanzitutto io non sono razzista. Sono solo pragmatico: i neri non si vedono di notte, c'è il rischio di tirarli sotto con la <text:soft-page-break/>macchina, e oltre al danno per l'automobile spesso c'è anche la beffa di doverli pure risarcire, perché i giudici di sinistra dicono che è colpa tua che non sai guidare. </text:p>
      <text:p text:style-name="P144">Quanto al video: i<text:span text:style-name="T32">n un Paese serio quei signori verrebbero presi e rispediti al loro pianeta a calci in culo. Ma da noi non si può fare perché siamo governati da buonisti ipocriti che speculano sul business dell'immigrazione. Quando c'eravamo noi al Governo, gli unici a truffare gli italiani erano altri italiani</text:span></text:p>
      <text:p text:style-name="P223"/>
      <text:p text:style-name="P60">LUIGI</text:p>
      <text:p text:style-name="P145">Caspita, questo sì che è un Sindaco! Magari potessimo fare a cambio col nostro. Ma -lo dico ai miei concittadini: non temete, fra poco le cose cambieranno. </text:p>
      <text:p text:style-name="P145"/>
      <text:p text:style-name="P227"/>
      <text:p text:style-name="P227">Parco Naturale, il giorno dopo. Luigi entra fischiettando e gongolando in ufficio, e trova i suoi colleghi in compagnia di Jonathan e tre nuovi individui intenti a scrivere forsennatamente al computer. </text:p>
      <text:p text:style-name="P227"/>
      <text:p text:style-name="P60">LUIGI</text:p>
      <text:p text:style-name="P145">Buongiorno a tutti, miei sudditi...Ops, che sbadato! Non sono ancora Sindaco. Anche se -dopo la mia performance- in televisione di ieri sera, direi che l'esito del voto è scontato.</text:p>
      <text:p text:style-name="P145"/>
      <text:p text:style-name="P60">MALLIO</text:p>
      <text:p text:style-name="P145">Tzè. Il solito esaltato</text:p>
      <text:p text:style-name="P145"/>
      <text:p text:style-name="P60">LUIGI</text:p>
      <text:p text:style-name="P145">Beh, tanto che senso ha fare i modesti quando si è i migliori? Mario, diglielo anche tu</text:p>
      <text:p text:style-name="P145"/>
      <text:p text:style-name="P60">MARIO</text:p>
      <text:p text:style-name="P145">Ehm..</text:p>
      <text:p text:style-name="P145"/>
      <text:p text:style-name="P60">LUIGI</text:p>
      <text:p text:style-name="P145">Cos'è quella faccia? L'hai vista la trasmissione?</text:p>
      <text:p text:style-name="P145"/>
      <text:p text:style-name="P60">MARIO</text:p>
      <text:p text:style-name="P145">Luì, c'è una cosa che dobbiamo farti vedere</text:p>
      <text:p text:style-name="P145"/>
      <text:p text:style-name="P228">Si sente il rumore dello sciacquone, e dal bagno esce Jonathan.</text:p>
      <text:p text:style-name="P228"/>
      <text:p text:style-name="P61">LUIGI</text:p>
      <text:p text:style-name="P146">Cazzo, ma che vescica hai? Neanche una donna incinta piscia così tanto</text:p>
      <text:p text:style-name="P146"/>
      <text:p text:style-name="P61">JONATHAN</text:p>
      <text:p text:style-name="P146">Oh, buongiorno Luigi. Un caffè?</text:p>
      <text:p text:style-name="P146"/>
      <text:p text:style-name="P61">LUIGI</text:p>
      <text:p text:style-name="P146">No, grazie, già preso. Piuttosto, si può sapere che sta succedendo? Chi sono questi tre tizi? E soprattutto: cosa sono questi musi lunghi?</text:p>
      <text:p text:style-name="P146"/>
      <text:p text:style-name="P61">JONATHAN</text:p>
      <text:p text:style-name="P146">Ok, ok, partiamo dall'ultima domanda. Visto che sei un uomo che non ama i giri di parole te la metto giù dura: da ieri sera le nostre possibilità di vincere sono diminuite</text:p>
      <text:p text:style-name="P146"/>
      <text:p text:style-name="P61"><text:soft-page-break/>LUIGI</text:p>
      <text:p text:style-name="P146">Di che cazzo parli?! È andata benissimo, ho fatto un figurone. La gente mi applaudiva ogni volta che aprivo bocca. E sai come l'ho chiamato quell'Onorevole Boglione? L'ho chiamato Coglione! Con la C! Ahahah! Ti rendi conto?</text:p>
      <text:p text:style-name="P146"/>
      <text:p text:style-name="P62">JONATHAN</text:p>
      <text:p text:style-name="P147">L'ho vista la trasmissione, Luigi. Sei andato forte. Però a differenza tua, io ho visto anche l'altro programma. Quello in prima serata su Rai1</text:p>
      <text:p text:style-name="P147"/>
      <text:p text:style-name="P62">LUIGI</text:p>
      <text:p text:style-name="P147">Che cazzo stai dicendo?</text:p>
      <text:p text:style-name="P147"/>
      <text:p text:style-name="P62">JONATHAN</text:p>
      <text:p text:style-name="P147">Già. Immaginavo che non l'avessi visto, quindi...beh, ecco qua.</text:p>
      <text:p text:style-name="P229">(estrae lo smartphone e fa partire il video della replica della puntata)</text:p>
      <text:p text:style-name="P229"/>
      <text:p text:style-name="P230">Negli studi di Porta a Porta, De'Vitali è ospite di Bruno Vespa. I due stanno parlando accanto ad un plastico dell'Ufo-porto</text:p>
      <text:p text:style-name="P230"/>
      <text:p text:style-name="P62">SINDACO</text:p>
      <text:p text:style-name="P147">In questa zona sorgerà il ristorante <text:span text:style-name="T6">Da Bruno</text:span>, il primo al mondo ad avere come unica voce nel menù i Sofficini Findus; a fianco troverà posto un Museo d'arte contemporanea, la cui sala principale ospiterà i capolavori del nostro concittadino Bambagioni Gianfranco (quello che divenne famoso per aver faxato i propri peli pubici all'INPS)</text:p>
      <text:p text:style-name="P230"/>
      <text:p text:style-name="P63">BRUNO VESPA</text:p>
      <text:p text:style-name="P148">Insomma, non sarà solo un aeroporto per extra-terrestri</text:p>
      <text:p text:style-name="P148"/>
      <text:p text:style-name="P63">SINDACO</text:p>
      <text:p text:style-name="P148">No, certo che no! Sarà uno spazio polivalente, un'opera che darà lavoro a centinaia -forse milioni- di montegranesi. Il mondo ci invidierà </text:p>
      <text:p text:style-name="P148"/>
      <text:p text:style-name="P64">BRUNO VESPA</text:p>
      <text:p text:style-name="P149">Onestamente, Lei crede di poter riuscire a vincere le elezioni e farsi rieleggere?</text:p>
      <text:p text:style-name="P149"/>
      <text:p text:style-name="P64">SINDACO</text:p>
      <text:p text:style-name="P149">Ne sono certo. La saggezza dei miei concittadini prevarrà ancora una volta</text:p>
      <text:p text:style-name="P149"/>
      <text:p text:style-name="P64">BRUNO VESPA</text:p>
      <text:p text:style-name="P149">Vedremo se il tempo darà ragione a De Vitali. Nel frattempo abbiamo realizzato un filmato che analizza in modo scientifico i possibili scenari in caso di vittoria di Luigi Rossi e -di conseguenza- di mancata realizzazione dell'Ufo-porto. Vai col filmato</text:p>
      <text:p text:style-name="P149"/>
      <text:p text:style-name="P231">Il filmato parte. Una telecamera piazzata in mezzo a una via semideserta inquadra una vettura in fiamme e dei rapinatori intenti a svaligiare una gioielleria, il tutto con in sottofondo la colonna sonora di Resident Evil la scritta in sovrimpressione <text:span text:style-name="T34">Montegrano a.d. 2018.</text:span></text:p>
      <text:p text:style-name="P231"/>
      <text:p text:style-name="P65"/>
      <text:p text:style-name="P65"><text:soft-page-break/>LUIGI</text:p>
      <text:p text:style-name="P150">Che cazzo è questa roba?</text:p>
      <text:p text:style-name="P150"/>
      <text:p text:style-name="P65">JONATHAN</text:p>
      <text:p text:style-name="P150">Aspetta, aspetta. Non ti preoccupare, non è niente di grave</text:p>
      <text:p text:style-name="P150"/>
      <text:p text:style-name="P150"/>
      <text:p text:style-name="P232">Il filmato prosegue. Le immagini diventano in bianco e nero, e lo stile è quello di un film di Vittorio de Sica. Una signora di mezz'età <text:s/>vestita di stracci imbastisce -tra un colpo di tosse e l'altro- un'umile cena a base di ulive e ramoscelli di rosmarino; in soggiorno il figlio di dieci anni guarda il disegno d'un televisore sul muro e finge di avere il joystick d'una Playstation tra le mani. La donna lo guarda, e ogni tanto si asciuga una lacrima. </text:p>
      <text:p text:style-name="P232">Dopo un po' i due vanno a tavola</text:p>
      <text:p text:style-name="P232"/>
      <text:p text:style-name="P65">BIMBO</text:p>
      <text:p text:style-name="P150">Mamma, quando torna papà?</text:p>
      <text:p text:style-name="P150"/>
      <text:p text:style-name="P65">DONNA</text:p>
      <text:p text:style-name="P150">Stanotte, tardi. Se solo fosse stato costruito l'Ufo-porto a quest'ora avrebbe un lavoro dignitoso e sarebbe qui con noi, ma purtroppo alle elezioni hanno vinto gli eco-terroristi, e ora tuo padre è costretto ad arrotondare facendo l'assaggiatore di mangimi per maiali alla fattoria di Alfredo</text:p>
      <text:p text:style-name="P232"/>
      <text:p text:style-name="P232">Il bambino annuisce e si mette a sorseggiare la minestra </text:p>
      <text:p text:style-name="P232"/>
      <text:p text:style-name="P65">BIMBO</text:p>
      <text:p text:style-name="P150">Vorrei tanto che De Vitali avesse vinto le elezioni</text:p>
      <text:p text:style-name="P150"/>
      <text:p text:style-name="P233">Il filmato termina. Primissimo piano su Bruno Vespa.</text:p>
      <text:p text:style-name="P233"/>
      <text:p text:style-name="P66">BRUNO VESPA</text:p>
      <text:p text:style-name="P151">Il futuro dei nostri figli è nelle nostre mani</text:p>
      <text:p text:style-name="P151"/>
      <text:p text:style-name="P67">LUIGI</text:p>
      <text:p text:style-name="P152">Ma porca puttana! Ma possibile che c'è gente così ritardata da credere a queste stronzate? Queste trasmissioni andrebbero vietate per legge! Ne ho abbastanza di questi politici che speculano sulla paura della gente diffondendo il panico senza motivo. De Vitali dovrebbe vergognarsi!</text:p>
      <text:p text:style-name="P152"/>
      <text:p text:style-name="P67">JONATHAN</text:p>
      <text:p text:style-name="P152">Luigi caro, queste cose sono sempre esistite e sempre esisteranno. È la politica, bellezza</text:p>
      <text:p text:style-name="P152"/>
      <text:p text:style-name="P67">LUIGI</text:p>
      <text:p text:style-name="P152">Bello schifo. Ora tutti quelli che hanno visto questa merda voteranno per quel bastardo</text:p>
      <text:p text:style-name="P152"/>
      <text:p text:style-name="P67">JONATHAN</text:p>
      <text:p text:style-name="P152">Probabile. Ma siamo sinceri: quella trasmissione la guardano soltanto i vecchi borghesi, gente che avrebbe votato per De Vitali in ogni caso. Che tu ci creda o meno, non è un dramma</text:p>
      <text:p text:style-name="P152"/>
      <text:p text:style-name="P67">LUIGI</text:p>
      <text:p text:style-name="P152">Dici?</text:p>
      <text:p text:style-name="P152"/>
      <text:p text:style-name="P67"><text:soft-page-break/>JONATHAN</text:p>
      <text:p text:style-name="P152">Certamente. De Vitali è rimasto ai tempi in cui bastava andare in televisione per vincere. Ma per tua fortuna non è più così. Oggi è qui dentro <text:span text:style-name="T6">[tocca il proprio smartphone] </text:span>che si vince</text:p>
      <text:p text:style-name="P152"/>
      <text:p text:style-name="P67">LUIGI</text:p>
      <text:p text:style-name="P152">E come?</text:p>
      <text:p text:style-name="P152"/>
      <text:p text:style-name="P67">JONATHAN</text:p>
      <text:p text:style-name="P152">Beh, per rispondere a questa domanda lascia che ti presenti i nostri nuovi amici. Lui si chiama Andrea, ma in rete è noto come Indidimeno. Ha fondato complottideipotenti.it, un sito da diecimila accessi unici al giorno</text:p>
      <text:p text:style-name="P152"/>
      <text:p text:style-name="P67">MARIO</text:p>
      <text:p text:style-name="P152">Cosa?! L'hai creato tu quel sito? Sei un grande! È praticamente la mia Bibbia, ogni giorno trovo un sacco di notizie che nessun altro dice. Lo sapevate che il mese scorso il Senato ha approvato una legge per estendere il vitalizio anche agli animali domestici dei politici?! Hanno votato a favore in 1314 senatori, contrari solo 12. Che schifo! </text:p>
      <text:p text:style-name="P152"/>
      <text:p text:style-name="P68">JONATHAN</text:p>
      <text:p text:style-name="P153">Già, una vera vergogna. Spero tu l'abbia condiviso su Facebook</text:p>
      <text:p text:style-name="P153"/>
      <text:p text:style-name="P68">MARIO</text:p>
      <text:p text:style-name="P153">Certo! E ho anche scritto di ri-condividerlo</text:p>
      <text:p text:style-name="P153"/>
      <text:p text:style-name="P68">JONATHAN</text:p>
      <text:p text:style-name="P153">Mario, sono fiero di te. Questo Paese ha bisogno di cittadini sensibili ai temi sociali. La vostra è una famiglia esemplare. Comunque, Quest'altro è Filippo, detto -banalmente- Phil. È il miglior allevatore di troll con cui abbia mai lavorato, ed è lui stesso un troll sopraffino. È capace di stare al computer a insultare i VIP anche per 20 ore consecutive. L'ho visto coi miei occhi attaccarsi da solo un catetere per non dover andare in bagno. Se qualcuno si azzarderà a creare siti, pagine Facebook o altro per sostenere De Vitali...beh, dovrà fare i conti con l'Armata dei Philibustieri. Non vorrei essere nei suoi panni. </text:p>
      <text:p text:style-name="P154">E infine, last but not least...ho l'onore di presentarvi Pietro, il re dei fotomontaggi. E parlo di fotomontaggi credibili, non quelle cazzate tipo il perizoma della Boschi. Quest'uomo riuscirebbe a creare un finto Van Gogh con Photoshop e venderlo al Louvre. <text:span text:style-name="T35">Questa sarà la nostra arma segreta che ci farà vincere. Nelle prossime settimane ognuno di voi dovrà impiegare ogni minimo istante di tempo libero per condividere, ritwittare e postare tutto il materiale propagandistico che noi quattro sforneremo. E se qualcuno commenta in modo “sbagliato” insultatelo senza pietà, insinuate che sia impotente, che la moglie lo tradisca, che sia un pedofilo, insomma fate il cazzo che vi pare ma il fottuto web dev'essere nostro! </text:span></text:p>
      <text:p text:style-name="P155">Bene, signori, Credo di essermi spiegato. Ora sapete cosa fare. Siete padroni del vostro destino. </text:p>
      <text:p text:style-name="P153"/>
      <text:p text:style-name="P234">Cambio di scena. Luigi, vestito di tutto punto, sta parlando con una signora sull'uscio di casa. </text:p>
      <text:p text:style-name="P234"/>
      <text:p text:style-name="P69">LUIGI</text:p>
      <text:p text:style-name="P156">E grazie ancora del suo tempo, signora. E non si preoccupi: se vinco io può smettere di preoccuparsi per suo figlio. Nell'azienda <text:soft-page-break/>di trasporto pubblico c'è proprio bisogno di un laureato in scienze della pedagogia</text:p>
      <text:p text:style-name="P156"/>
      <text:p text:style-name="P69">SIGNORA</text:p>
      <text:p text:style-name="P156">La ringrazio, signor Rossi...</text:p>
      <text:p text:style-name="P156"/>
      <text:p text:style-name="P69">LUIGI</text:p>
      <text:p text:style-name="P156">Oh, per favore, mi chiami Luigi..</text:p>
      <text:p text:style-name="P156"/>
      <text:p text:style-name="P69">SIGNORA</text:p>
      <text:p text:style-name="P156">D'accordo, Luigi. <text:span text:style-name="T36">Avrà senz'altro il mio voto.</text:span></text:p>
      <text:p text:style-name="P156"/>
      <text:p text:style-name="P235">Luigi saluta e si avvia verso la casa successiva. Mentre cammina gli si avvicina un furgoncino bianco. Il conducente abbassa il finestrino e lo chiama.</text:p>
      <text:p text:style-name="P235"/>
      <text:p text:style-name="P70">CONDUCENTE</text:p>
      <text:p text:style-name="P157">Mi scusi, un'informazione</text:p>
      <text:p text:style-name="P157"/>
      <text:p text:style-name="P70">LUIGI</text:p>
      <text:p text:style-name="P157">Sì?</text:p>
      <text:p text:style-name="P157"/>
      <text:p text:style-name="P70">CONDUCENTE</text:p>
      <text:p text:style-name="P157">Saprebbe dirmi come si arriva in Piazza Gelli?</text:p>
      <text:p text:style-name="P157"/>
      <text:p text:style-name="P70">LUIGI</text:p>
      <text:p text:style-name="P157">Ma certo! E' con molto piacere che glielo spiego: la gentilezza e la cortesia sono doti che apprezzo molto nel prossimo, e dunque io stesso cerco di essere gentile. Peraltro Piazza Gelli potrebbe anche diventare a breve il mio nuovo ufficio. Sa, sono candidato sindaco alle elezioni, glielo dico nel caso Lei fosse residente qui e voles...</text:p>
      <text:p text:style-name="P157"/>
      <text:p text:style-name="P236"><text:line-break/>Due uomini aggrediscono Luigi alle spalle; uno gli mette un cappuccio in testa e l'altro lo spinge dentro il furgoncino, la cui portiera laterale nel frattempo si è aperta. </text:p>
      <text:p text:style-name="P236"/>
      <text:p text:style-name="P237">SCENA. A Luigi viene tolto il cappuccio. Si trova in un'ex acciaieria abbandonata, legato ad una sedia. Davanti a lui ci sono il Sindaco De Vitali, Schiavarone e gli autori del rapimento. </text:p>
      <text:p text:style-name="P237"/>
      <text:p text:style-name="P71">SINDACO</text:p>
      <text:p text:style-name="P158">Ben sveglio, Luigi carissimo</text:p>
      <text:p text:style-name="P158"/>
      <text:p text:style-name="P71">LUIGI</text:p>
      <text:p text:style-name="P158">Vaffanculo</text:p>
      <text:p text:style-name="P158"/>
      <text:p text:style-name="P71">SINDACO</text:p>
      <text:p text:style-name="P158">Oh santo cielo, così no però. Non ti preoccupare, nessuno ti farà del male. O almeno: non qui, non oggi. Purtroppo questo era l'unico modo per avere un colloquio privato con te, lontano da occhi e orecchie indiscrete</text:p>
      <text:p text:style-name="P158"/>
      <text:p text:style-name="P71">LUIGI</text:p>
      <text:p text:style-name="P158">Che cazzo volete?</text:p>
      <text:p text:style-name="P158"/>
      <text:p text:style-name="P71">SCHIAVARONE</text:p>
      <text:p text:style-name="P158">Ca nun fai o'strunz. Accà cumannam nuie</text:p>
      <text:p text:style-name="P158"/>
      <text:p text:style-name="P71"><text:soft-page-break/>LUIGI</text:p>
      <text:p text:style-name="P158">Io cerco solo di rendere la mia città un posto migliore, Don Salvato'</text:p>
      <text:p text:style-name="P158"/>
      <text:p text:style-name="P71">SINDACO</text:p>
      <text:p text:style-name="P158">Oh, per piacere! Queste cazzate risparmiatele per le televisioni. Tu vuoi salvarti il culo. Come me, come tutti. Lo capisco e ti rispetto, hai dimostrato di avere le palle. Ed è per questo che ho pensato di proporti quello che sto per dire</text:p>
      <text:p text:style-name="P158"/>
      <text:p text:style-name="P71">LUIGI</text:p>
      <text:p text:style-name="P158">Sentiamo</text:p>
      <text:p text:style-name="P158"/>
      <text:p text:style-name="P71">SINDACO</text:p>
      <text:p text:style-name="P158">Luigi Rossi, Direttore Artistico del Museo d'arte Contemporanea di Montegrano. Tremila lordi al mese, ufficio tutto tuo, parcheggio riservato, ingresso gratuito al cinema. Come ti suona?</text:p>
      <text:p text:style-name="P158"/>
      <text:p text:style-name="P71">LUIGI</text:p>
      <text:p text:style-name="P158">Ma che ci azzecco io con l'arte?</text:p>
      <text:p text:style-name="P158"/>
      <text:p text:style-name="P71">SINDACO</text:p>
      <text:p text:style-name="P158">Che te ne frega? È arte contemporanea, Gigi. Tele bianche fatte a brandelli con un trincetto, sassi di fiume pigiati a forza in un barattolo di Nutella e cose del genere. Potrebbe farlo chiunque. Se arriva un giornalista e ti chiede “Ma quella sarebbe un'opera d'arte?” tu gli rispondi “Sì, razza di analfabeta. Si vede che Lei non capisce l'arte”. È perfetto. Certo, c'è una piccolissima controindicazione, ma è una cosa da nulla...</text:p>
      <text:p text:style-name="P158"/>
      <text:p text:style-name="P71">LUIGI</text:p>
      <text:p text:style-name="P158">Sarebbe?</text:p>
      <text:p text:style-name="P158"/>
      <text:p text:style-name="P71">SINDACO</text:p>
      <text:p text:style-name="P158">Beh, sai come sono questi personaggi. Dovresti vestirti in maniera “adeguata”. Sai, un foulard giallo attorno al collo, maglioncini fucsia, giacca nera...</text:p>
      <text:p text:style-name="P158"/>
      <text:p text:style-name="P71">LUIGI</text:p>
      <text:p text:style-name="P158">Sta dicendo che dovrei vestirmi come un ricchione?!</text:p>
      <text:p text:style-name="P158"/>
      <text:p text:style-name="P71">SINDACO</text:p>
      <text:p text:style-name="P158">Non ho detto questo. Anzi, cancella pure quest'ultima parte. Potrai vestirti come ti pare. Era solo un consiglio</text:p>
      <text:p text:style-name="P158"/>
      <text:p text:style-name="P71">LUIGI</text:p>
      <text:p text:style-name="P158">Tzè, un consiglio un cazzo. Lo sanno tutti che gli artisti contemporanei devono vestirsi a quel modo</text:p>
      <text:p text:style-name="P71"/>
      <text:p text:style-name="P71">SINDACO</text:p>
      <text:p text:style-name="P158">Suvvia, e se anche fosse? Tremila euro al mese, Gigi. Che sarà mai?</text:p>
      <text:p text:style-name="P158"/>
      <text:p text:style-name="P71">LUIGI</text:p>
      <text:p text:style-name="P158">La mia gente riderà di me. La mia donna anche</text:p>
      <text:p text:style-name="P158"/>
      <text:p text:style-name="P71">SINDACO</text:p>
      <text:p text:style-name="P158">Chi, quella vecchia bagascia piena di rughe?</text:p>
      <text:p text:style-name="P158"/>
      <text:p text:style-name="P71"/>
      <text:p text:style-name="P71"><text:soft-page-break/>LUIGI</text:p>
      <text:p text:style-name="P158">Bada a come parli, stronzo!</text:p>
      <text:p text:style-name="P158">Ok, ok, per carità</text:p>
      <text:p text:style-name="P158"/>
      <text:p text:style-name="P71">LUIGI</text:p>
      <text:p text:style-name="P158">E comunque...questo rimessaggio di stramberie verrebbe fatto nell'Ufo-porto, giusto?</text:p>
      <text:p text:style-name="P158"/>
      <text:p text:style-name="P71">SINDACO</text:p>
      <text:p text:style-name="P158">Sei perspicace</text:p>
      <text:p text:style-name="P158"/>
      <text:p text:style-name="P71">LUIGI</text:p>
      <text:p text:style-name="P158">Quindi il Parco verrà raso al suolo?</text:p>
      <text:p text:style-name="P158"/>
      <text:p text:style-name="P71">SINDACO</text:p>
      <text:p text:style-name="P158">Oh, andiamo, non dirmi che ti interessa sul serio</text:p>
      <text:p text:style-name="P158"/>
      <text:p text:style-name="P72">LUIGI</text:p>
      <text:p text:style-name="P159">Cosa? Beh, io...</text:p>
      <text:p text:style-name="P159"/>
      <text:p text:style-name="P238"><text:span text:style-name="T37">FLASHBACK</text:span>. Luigi prende in mano un piccolo scoiattolo e lo guarda con aria estasiata mangiare una ghianda. Poi tenta di accarezzarlo, al che l'animaletto gli addenta un dito e gli rimane attaccato; Luigi urlando afferra una pistola e spara allo scoiattolo decapitandolo.</text:p>
      <text:p text:style-name="P239">FLASHBACK. Primo piano su Luigi che si riposa beato in riva a un fiume, osservando il cielo stellato. L'inquadratura si allarga e si vede una escort che gli sta praticando del sesso orale, mentre un'altra gli orina addosso.</text:p>
      <text:p text:style-name="P239"/>
      <text:p text:style-name="P160"><text:span text:style-name="T1">LUIGI</text:span><text:line-break/>Non me ne fotte un cazzo di quelle bestie, ma ormai mi sono candidato. Che dovrei fare? Ritirarmi ora? E subito dopo vengo assunto nell'Ufo-porto? La gente sa ancora fare due più due</text:p>
      <text:p text:style-name="P160"/>
      <text:p text:style-name="P73">SINDACO</text:p>
      <text:p text:style-name="P160">Tranquillo. Ho pensato a tutto. Faremo così: io, domani, sul Corriere di Montegrano, ti sfiderò a un dibattito pubblico in Piazza. Tu accetterai, ma alla prima domanda che il moderatore ti rivolgerà, anziché rispondere farai un annuncio: dirai che sei malato di cancro, che l'hai appena scoperto e che vuoi dedicarti alla famiglia. Ho già fatto redigere al tuo medico delle cartelle cliniche false. Poi accetterai l'incarico dicendo che era sempre stato il tuo sogno e che vuoi dedicare gli ultimi mesi della tua vita a qualcosa che ti appaga come uomo (o qualche stronzata del genere) e -ora che mi ci fai pensare- potresti andare a giro con un copricapo “da artista” (così abbiamo anche risolto il problema dell'abbigliamento). Poi, dopo qualche mese, dirai che la chemio ha funzionato e che sei guarito. È perfetto. Allora, che dici?</text:p>
      <text:p text:style-name="P160"/>
      <text:p text:style-name="P73">LUIGI</text:p>
      <text:p text:style-name="P160">E se rifiutassi?</text:p>
      <text:p text:style-name="P160"/>
      <text:p text:style-name="P73">SINDACO</text:p>
      <text:p text:style-name="P160">Beh, Giggì', siamo tutti adulti e vaccinati. Credo che tu conosca la risposta a questa domanda</text:p>
      <text:p text:style-name="P160"/>
      <text:p text:style-name="P73">LUIGI</text:p>
      <text:p text:style-name="P160">Io posso assicurarti solo una cosa: il vostro Ufo-porto non vedrà mai la luce</text:p>
      <text:p text:style-name="P73"><text:soft-page-break/>SINDACO</text:p>
      <text:p text:style-name="P160">Ah no? Quindi stai rifiutando?</text:p>
      <text:p text:style-name="P160"/>
      <text:p text:style-name="P73">LUIGI</text:p>
      <text:p text:style-name="P160">Non c'entro io. Che io accetti o meno, qualcuno...o meglio qualcosa vi impedirà di farlo</text:p>
      <text:p text:style-name="P160"/>
      <text:p text:style-name="P73">SCHIAVARONE</text:p>
      <text:p text:style-name="P160">Che cazz stai dicenn?</text:p>
      <text:p text:style-name="P160"/>
      <text:p text:style-name="P73">LUIGI</text:p>
      <text:p text:style-name="P160">Sto dicendo che le leggende metropolitane hanno sempre un fondo di verità. E quello che si racconta sul Parco...su ciò che c'è sotto di esso...beh, potrebbe non essere affatto una leggenda</text:p>
      <text:p text:style-name="P160"/>
      <text:p text:style-name="P73">SINDACO</text:p>
      <text:p text:style-name="P160">Oh Maronna mia. Giggino, cerca di conservare un briciolo di dignità. Finora eri andato così bene. Questa storiella a cui alludi ha la stessa credibilità di Babbo Natale o dell'abolizione delle Province</text:p>
      <text:p text:style-name="P160"/>
      <text:p text:style-name="P73">LUIGI</text:p>
      <text:p text:style-name="P160">Lei dice, sindaco? Sarebbe pronto a giocarsi la poltrona?</text:p>
      <text:p text:style-name="P160"/>
      <text:p text:style-name="P73">SINDACO</text:p>
      <text:p text:style-name="P160">Gigi, si sta facendo tardi. Abbiamo bisogno di una tua risposta. Ora. Ci serve solo un sì o un no</text:p>
      <text:p text:style-name="P160"/>
      <text:p text:style-name="P73">LUIGI</text:p>
      <text:p text:style-name="P160">Sì</text:p>
      <text:p text:style-name="P160"/>
      <text:p text:style-name="P74">SINDACO</text:p>
      <text:p text:style-name="P161">Bene. Bravo Luì. Sei un uomo saggio. Ora noi ce ne andiamo a casa e tu non ti muovi di qua prima di mezz'ora, ok?</text:p>
      <text:p text:style-name="P161"/>
      <text:p text:style-name="P240">Luigi abbassa la testa con sguardo triste. Poi la scena cambia e si vede lui che viaggia su un autobus. A un certo punto prende il cellulare e compone un numero.</text:p>
      <text:p text:style-name="P240"/>
      <text:p text:style-name="P75">LUIGI</text:p>
      <text:p text:style-name="P162">Mario? Piano B</text:p>
      <text:p text:style-name="P162"/>
      <text:p text:style-name="P240">Scena. Parco Naturale, interno. Luigi, Mario, Rumbotti e Mallio.</text:p>
      <text:p text:style-name="P240"/>
      <text:p text:style-name="P75">MALLIO</text:p>
      <text:p text:style-name="P162">Luì, è una follia.</text:p>
      <text:p text:style-name="P162"/>
      <text:p text:style-name="P75">LUIGI</text:p>
      <text:p text:style-name="P162">Lo so, ma è la nostra unica speranza</text:p>
      <text:p text:style-name="P162"/>
      <text:p text:style-name="P75">MALLIO</text:p>
      <text:p text:style-name="P162">Rischiamo di rimetterci la pelle tutti, <text:span text:style-name="T38">te ne rendi conto?</text:span></text:p>
      <text:p text:style-name="P162"/>
      <text:p text:style-name="P76">LUIGI</text:p>
      <text:p text:style-name="P163">Sì, ma se non facciamo niente rischiamo di perdere il lavoro. Io sono disposto a rischiare. Tu?</text:p>
      <text:p text:style-name="P163"/>
      <text:p text:style-name="P76">RUMBOTTI</text:p>
      <text:p text:style-name="P163">Io ci sto. Non ho paura di farmi male</text:p>
      <text:p text:style-name="P163"/>
      <text:p text:style-name="P76"><text:soft-page-break/>MALLIO</text:p>
      <text:p text:style-name="P163">Ok, fanculo, facciamolo</text:p>
      <text:p text:style-name="P163"/>
      <text:p text:style-name="P76">LUIGI</text:p>
      <text:p text:style-name="P163">Bene. Prendo le chiavi e andiamo</text:p>
      <text:p text:style-name="P163"/>
      <text:p text:style-name="P241">Sequenza. I 4 attraversano il Parco in fila indiana, fino ad entrare in una vecchia miniera, attraversata da un binario per un trenino turistico (tipo <text:a xlink:type="simple" xlink:href="http://www.parchivaldicornia.it/it/il-parco-archeominerario-di-san-silvestro.html" text:style-name="Internet_20_link" text:visited-style-name="Visited_20_Internet_20_Link">questo</text:a>). A un certo punto si fermano davanti ad una porta a malapena visibile lungo la galleria. </text:p>
      <text:p text:style-name="P241"/>
      <text:p text:style-name="P77">MALLIO</text:p>
      <text:p text:style-name="P164">Siamo davvero sicuri?</text:p>
      <text:p text:style-name="P164"/>
      <text:p text:style-name="P77">LUIGI</text:p>
      <text:p text:style-name="P164">Sì</text:p>
      <text:p text:style-name="P164"/>
      <text:p text:style-name="P242">Scena. Dibattito Rossi-De Vitali. In piazza è stato allestito un palco con due postazioni. Il pubblico è stato anch'esso diviso in due parti, separate da uno spazio in mezzo in cui sta il moderatore del dibattito. </text:p>
      <text:p text:style-name="P242">Si vede la sigla di TeleMontegrano che annuncia il dibattito. Primo piano su De Vitali prima e Luigi poi. Stacco sugli scagnozzi di Don Salvatore che fanno gesti minacciosi, poi sulla signorina Moretti che fa gesti osceni per motivare il compagno.</text:p>
      <text:p text:style-name="P242"/>
      <text:p text:style-name="P78">MODERATORE</text:p>
      <text:p text:style-name="P165">Benvenuti, signori spettatori che ci seguite qui o da casa. Questo è il primo e unico dibattito tra i due candidati a sindaco della nostra amata città: il primo cittadino uscente Ciro de Vitali e il suo principale sfidante, Luigi Rossi. Bene, signori. Sappiate che io, come voi, sono uno che va dritto al sodo, ergo vorrei cominciare con l'argomento su cui sta ruotando praticamente tutta la campagna elettorale: il contestato Ufo-porto. Signor De Vitali, stasera ci sono molti scettici tra il pubblico. Perché Montegrano dovrebbe dotarsi di questa struttura, rinunciando al suo Parco naturale?</text:p>
      <text:p text:style-name="P165"/>
      <text:p text:style-name="P78">SINDACO</text:p>
      <text:p text:style-name="P165">Vede, amico mio, questa città ha bisogno di rilanciarsi. La crisi ha colpito duro, e c'è bisogno di </text:p>
      <text:p text:style-name="P243">(fischi e “buu” del pubblico in sottofondo)</text:p>
      <text:p text:style-name="P165">rilanciare l'edilizia. L'Ufo-porto porterà lavoro e stipendi, attirerà turisti</text:p>
      <text:p text:style-name="P165"/>
      <text:p text:style-name="P244">Mentre De Vitali parla stacco su Luigi che scuote la testa e su altri spettatori inferociti. L'audio di De Vitali si abbassa fin quasi a sparire. Quindi stacco di nuovo su De Vitali</text:p>
      <text:p text:style-name="P244"/>
      <text:p text:style-name="P78">SINDACO</text:p>
      <text:p text:style-name="P165">...e a tal proposito ho l'impressione che il mio sfidante, stasera, abbia qualcosa di importante da dire ai nostri ottimi concittadini</text:p>
      <text:p text:style-name="P165"/>
      <text:p text:style-name="P78">MODERATORE</text:p>
      <text:p text:style-name="P165">Beh, scopriamolo subito. Rossi, sappiamo già come la pensa ma devo chiederglielo ugualmente: perché Montegrano dovrebbe rinunciare all'Ufo-porto?</text:p>
      <text:p text:style-name="P165"/>
      <text:p text:style-name="P165"/>
      <text:p text:style-name="P78"><text:soft-page-break/>LUIGI</text:p>
      <text:p text:style-name="P166">Signor moderatore, amici montegranesi. Concittadini. Il mio sfidante ha ragione: ho un annuncio importante da farvi. <text:span text:style-name="T39">C'è una cosa che non vi ho mai detto, finora, ma che non posso continuare a tacere</text:span></text:p>
      <text:p text:style-name="P166"/>
      <text:p text:style-name="P79">MODERATORE</text:p>
      <text:p text:style-name="P167">Avanti, Rossi. Siamo qui per questo. Questa è l'ultima occasione buona per parlare con franchezza ai montegranesi</text:p>
      <text:p text:style-name="P167"/>
      <text:p text:style-name="P79">LUIGI</text:p>
      <text:p text:style-name="P167">Ebbene, io...</text:p>
      <text:p text:style-name="P167"/>
      <text:p text:style-name="P79">MODERATORE</text:p>
      <text:p text:style-name="P167">Sì...?</text:p>
      <text:p text:style-name="P167"/>
      <text:p text:style-name="P79">LUIGI</text:p>
      <text:p text:style-name="P245">(tirando un pugno sul leggio)</text:p>
      <text:p text:style-name="P167">Io vi garantisco che con me in quel palazzo le cose cambieranno eccome, porca puttana!</text:p>
      <text:p text:style-name="P245">(Boato della folla)</text:p>
      <text:p text:style-name="P167">L'Ufo-porto? Sul serio?! Mi chiede “perché non abbiamo bisogno dell'Ufo-porto”? Si chieda piuttosto chi ci guadagna, da questa merda. Ci guadagnano i palazzinari, tutti amici di questo stronzo, e ci perdono i cittadini. Dovremmo rinunciare al nostro bellissimo Parco naturale per far venire gente da altri pianeti a fregarci il lavoro e stuprare le nostre donne? Vaffanculo!</text:p>
      <text:p text:style-name="P245"/>
      <text:p text:style-name="P80">MODERATORE</text:p>
      <text:p text:style-name="P168">Sindaco, vuole replicare al Suo sfidante?</text:p>
      <text:p text:style-name="P168"/>
      <text:p text:style-name="P80">SINDACO</text:p>
      <text:p text:style-name="P246">(visibilmente disorientato)</text:p>
      <text:p text:style-name="P168">Eh? Oh beh...certo. Dunque...prima di tutto io non ho amici palazzinari, poi...</text:p>
      <text:p text:style-name="P168"/>
      <text:p text:style-name="P80">LUIGI</text:p>
      <text:p text:style-name="P168">Oh, ma per favore. E oltretutto sappiamo che non è l'unico suo...vizio, diciamo così </text:p>
      <text:p text:style-name="P246">(mima il gesto di bere)</text:p>
      <text:p text:style-name="P168"/>
      <text:p text:style-name="P80">SINDACO</text:p>
      <text:p text:style-name="P168">Cosa? Ma che sta dicendo? Io sono quasi astemio</text:p>
      <text:p text:style-name="P168"/>
      <text:p text:style-name="P80">LUIGI</text:p>
      <text:p text:style-name="P168">Ah, si dice così ora? Allora a me piace “quasi” la fica</text:p>
      <text:p text:style-name="P246">(risate dal pubblico)</text:p>
      <text:p text:style-name="P246"/>
      <text:p text:style-name="P80">SINDACO</text:p>
      <text:p text:style-name="P168">Oh, che spiritoso. Avremo un sindaco di classe, se vince Lei</text:p>
      <text:p text:style-name="P168"/>
      <text:p text:style-name="P80">LUIGI</text:p>
      <text:p text:style-name="P168">Oh, questo no di certo, caro il mio fighetto. Questa gente è stufa dei sindaci di classe. Coi loro bei diplomi, le loro belle lauree e gli yatch. Bel capo di lavoro hanno fatto. Io vorrei che l'assessore al bilancio lo faccia una casalinga! Non avrà la laurea, ma se sa far quadrare i bilanci di famiglia sicuramente ci capisce di economia più di Lei. A proposito, lo sa quanto costa un chilo di pane?</text:p>
      <text:p text:style-name="P168"/>
      <text:p text:style-name="P80"><text:soft-page-break/>SINDACO</text:p>
      <text:p text:style-name="P168">Eh? Ma si può sapere che c'entra?!</text:p>
      <text:p text:style-name="P168"/>
      <text:p text:style-name="P80">LUIGI</text:p>
      <text:p text:style-name="P168">Lo immaginavo. Un litro di benzina?</text:p>
      <text:p text:style-name="P168"/>
      <text:p text:style-name="P81">SINDACO</text:p>
      <text:p text:style-name="P169">Al momento non ricordo...</text:p>
      <text:p text:style-name="P169"/>
      <text:p text:style-name="P81">LUIGI</text:p>
      <text:p text:style-name="P169">E certo! Per forza, tanto Lei ha l'auto blu con l'autista e la benzina gliela paghiamo noi contribuenti!</text:p>
      <text:p text:style-name="P169"/>
      <text:p text:style-name="P81">SINDACO</text:p>
      <text:p text:style-name="P169">Cosa?! Ma che sta dicendo? Nessuno a Montegrano ha l'auto blu! Lei delira</text:p>
      <text:p text:style-name="P169"/>
      <text:p text:style-name="P81">LUIGI</text:p>
      <text:p text:style-name="P169">Oh, non tiri in ballo la lira, per favore! Magari avessimo ancora la lira! Quando c'era la lira una pizza costava 10.000 lire, ora se va bene te la fanno 10€. Grazie, politicanti da strapazzo!</text:p>
      <text:p text:style-name="P169"/>
      <text:p text:style-name="P248">Stacco sul pubblico in delirio. </text:p>
      <text:p text:style-name="P170"/>
      <text:p text:style-name="P247">SCENA. <text:span text:style-name="T40">Scritta in sovrimpressione: Giorno dell'Elezione</text:span></text:p>
      <text:p text:style-name="P249">Spiaggia. </text:p>
      <text:p text:style-name="P249"/>
      <text:p text:style-name="P82">LUIGI</text:p>
      <text:p text:style-name="P172">Signori, stiamo calmi. Ragioniere, è inutile che insiste: lo abbiamo misurato a spanne, con un bastoncino e da ultimo anche con un righello. Sono due le rosse, non una. È finita. 11-10.</text:p>
      <text:p text:style-name="P172"/>
      <text:p text:style-name="P249">L'inquadratura si allarga e si vede che stanno a fare un torneo di bocce sulla spiaggia</text:p>
      <text:p text:style-name="P249"/>
      <text:p text:style-name="P249"/>
      <text:p text:style-name="P82">RAG.PINGONI</text:p>
      <text:p text:style-name="P172">Non mi convince. Mi faccia misurare di nuovo</text:p>
      <text:p text:style-name="P250">(si china e si mette a misurare)</text:p>
      <text:p text:style-name="P250"/>
      <text:p text:style-name="P82">LUIGI</text:p>
      <text:p text:style-name="P172">Ragioniere, Lei e la sua Signora avete giocato una gran partita. Uscite da questo torneo a testa alta</text:p>
      <text:p text:style-name="P172"/>
      <text:p text:style-name="P82">RAG.PINGONI</text:p>
      <text:p text:style-name="P172">Mmm...sarà</text:p>
      <text:p text:style-name="P171"><text:s/></text:p>
      <text:p text:style-name="P82">LUIGI</text:p>
      <text:p text:style-name="P251">(al megafono)</text:p>
      <text:p text:style-name="P174">Bene, signori. </text:p>
      <text:p text:style-name="P173">Siamo giunti all'atto conclusivo: la finalissima. I coniugi Brambilla contro Tullio e Saverio. <text:span text:style-name="T41">Che le urne sono aperte fino alle 23. Però vi consiglierei di partire appena dopo la cerimonia di premiazione, giusto per non correre rischi</text:span></text:p>
      <text:p text:style-name="P173"/>
      <text:p text:style-name="P83">COL.RINGOTTI</text:p>
      <text:p text:style-name="P174">Io ho già votato stamattina. Ho messo la sveglia alle 5, per essere sicuro, e sono arrivato lì alle 6 e un quarto. Alle 6:45 ho cominciato a picchiettare col bastone sulla porta del seggio per ricordare a quei pelandroni degli scrutatori che l'ora si stava <text:soft-page-break/>approssimando, e quei farabutti hanno perfino avuto il coraggio di lamentarsi e mi hanno addirittura minacciato di farmi portar via di peso. </text:p>
      <text:p text:style-name="P174">Com'era prevedibile il seggio è stato aperto in ritardo, per l'esattezza di due minuti e quarantatré secondi. Allora sono entrato e mi sono letto quattro volte tutti i nomi e cognomi dei membri delle liste. Alle 7.41 sono entrato in cabina e ho votato. </text:p>
      <text:p text:style-name="P175">Quando sono uscito una di quelle troiette mi ha fatto storie perché dovevo richiudere la scheda prima di metterla nell'urna. Allora le ho detto “Ascolta, sciacquetta, io ho fatto la guerra e ho combattuto per fare avere a gente come te il diritto di voto, quindi ora non venirmi a rompere i coglioni su come devo infilare le schede nella fessura, ché se solo volessi potrei infilarti ben altro nelle tue, di fessure. <text:span text:style-name="T42">E a quel punto la troia ha preso la scheda e l'ha infilata al posto mio. </text:span></text:p>
      <text:p text:style-name="P176">Questi giovani fanno schifo, bisognerebbe rimettere la leva obbligatoria, così almeno imparano cos'è la disciplina e...</text:p>
      <text:p text:style-name="P176"/>
      <text:p text:style-name="P84">LUIGI</text:p>
      <text:p text:style-name="P176">Grazie, Colonnello. Ha ragione. Ripeto, i seggi sono aperti fino alle 23 di oggi</text:p>
      <text:p text:style-name="P172"/>
      <text:p text:style-name="P85">COL.RINGOTTI</text:p>
      <text:p text:style-name="P177">Già. Non mi sarei perso l'appuntamento per niente al mondo. Pensi che ho sistemato la tessera elettorale sul tavolo del soggiorno una settimana prima...</text:p>
      <text:p text:style-name="P177"/>
      <text:p text:style-name="P86">LUIGI</text:p>
      <text:p text:style-name="P178">Cazzo, la tessera elettorale! E chi se lo ricorda dove cazzo l'ho messa?!</text:p>
      <text:p text:style-name="P178"/>
      <text:p text:style-name="P86">MARIO</text:p>
      <text:p text:style-name="P178">Merda. Neanch'io mi ricordo...Rosa, lo sai tu dov'è?</text:p>
      <text:p text:style-name="P178"/>
      <text:p text:style-name="P86">ROSA</text:p>
      <text:p text:style-name="P178">Sì, sta sotto il mobile della TV, accanto alle videocassette di Martufello</text:p>
      <text:p text:style-name="P178"/>
      <text:p text:style-name="P87">MARIO</text:p>
      <text:p text:style-name="P179">Oh, maronna, menomale che ci stai tu</text:p>
      <text:p text:style-name="P179"/>
      <text:p text:style-name="P87">LUIGI</text:p>
      <text:p text:style-name="P179">Già. Sono queste le rare volte in cui mi manca quella troia della mia ex moglie. Ok, diamoci una mossa con questo torneo. Allora, i coniugi Brambilla li vedo, Tullio eccoti qui...dov'è Saverio?</text:p>
      <text:p text:style-name="P179"/>
      <text:p text:style-name="P87">TULLIO</text:p>
      <text:p text:style-name="P179">Ehm...Alla boa. Ha affittato il pedalò</text:p>
      <text:p text:style-name="P179"/>
      <text:p text:style-name="P87">LUIGI</text:p>
      <text:p text:style-name="P179">Cosa?! Ma che cazzo! Che gli salta in mente di affittare il pedalò durante la semifinale?</text:p>
      <text:p text:style-name="P179"/>
      <text:p text:style-name="P87">LUIGI</text:p>
      <text:p text:style-name="P252">(prendendo un megafono ed entrando in acqua)</text:p>
      <text:p text:style-name="P179">Saverio, lo so che puoi sentirmi. Porta immediatamente il culo a riva, devi disputare la finale del torneo di bocce! Muoviti, porco cane!</text:p>
      <text:p text:style-name="P179"/>
      <text:p text:style-name="P179"/>
      <text:p text:style-name="P87"><text:soft-page-break/>TULLIO</text:p>
      <text:p text:style-name="P179">Oh, non preoccuparti. Sono sicuro che sarà qui a momenti. È un uomo intelligente, oltre che alto, affascinante, con quei muscoli che paiono scolpiti da Michelangelo...</text:p>
      <text:p text:style-name="P179"/>
      <text:p text:style-name="P253">Stacco. Si vede Saverio sul pedalò che si filma con lo smartphone. <text:s/>Dice «Popolo di YouTube, ecco a voi il trailer del nuovo film “L'uomo che sussurrava alle meduse”. </text:p>
      <text:p text:style-name="P253">Infila la testa in acqua e si vedono delle bolle. Dopo un paio di secondi tira fuori la testa urlando perché una grossa medusa gli si è attaccata al viso</text:p>
      <text:p text:style-name="P87"/>
      <text:p text:style-name="P87">LUIGI</text:p>
      <text:p text:style-name="P179">Ok, aspetto un quarto d'ora. Dopodiché, se non è tornato, o giochi da solo o ti trovi un sostituto</text:p>
      <text:p text:style-name="P179"/>
      <text:p text:style-name="P255">Sequenza. Si disputa la finale. Saverio ha la faccia visibilmente arrossata e le lacrime agli occhi, e tira una boccia in testa al Colonnello Ringotti. Un'ambulanza porta via il Colonnello. Luigi guarda l'orologio e si mette le mani sulla faccia in segno di disperazione. </text:p>
      <text:p text:style-name="P254">Premiazione. Di nuovo Luigi guarda l'orologio e fa cenni di sbrigarsi a tutti. </text:p>
      <text:p text:style-name="P254"/>
      <text:p text:style-name="P88">LUIGI</text:p>
      <text:p text:style-name="P180">Ok signori! Il torneo è finito. Congratulazioni ai Brambilla. Ora però muoviamo il culo e torniamo a Montegrano entro un'ora decente, che stasera bisogna votare!</text:p>
      <text:p text:style-name="P180"/>
      <text:p text:style-name="P256">Scena. Primo piano su Luigi che urla in preda alla rabbia, con un BIP di censura. Zoom out e si vede una coda chilometrica sulla strada.</text:p>
      <text:p text:style-name="P256"/>
      <text:p text:style-name="P256">Stacco. Seggio elettorale. <text:span text:style-name="T43">L'orologio segna le 22.45. Uno scrutatore dorme, altri due giocano col cellulare. Entra Luigi in costume da bagno, tenendo in mano la tessera grondante di un liquame appiccicoso, e la carta d'identità. Butta tutto sul tavolo e gli scrutatori lo guardano schifati.</text:span></text:p>
      <text:p text:style-name="P256"/>
      <text:p text:style-name="P89">LUIGI</text:p>
      <text:p text:style-name="P182">Sono ancora in tempo! Sono ancora in tempo! </text:p>
      <text:p text:style-name="P182"/>
      <text:p text:style-name="P89">SCRUTATORE1</text:p>
      <text:p text:style-name="P182">Calma, calma...Ok, sì, un attimo solo. Registriamo tutto..come si chiama?</text:p>
      <text:p text:style-name="P182"/>
      <text:p text:style-name="P89">LUIGI</text:p>
      <text:p text:style-name="P182">Mi prendi in giro?! Io sono il tuo futuro Sindaco, caro il mio quattrocchi. Cazzo, voi giovani non la seguite proprio la politica!</text:p>
      <text:p text:style-name="P182"/>
      <text:p text:style-name="P89">SCRUTATORE1</text:p>
      <text:p text:style-name="P182">Aehm...io fra due mesi parto per Londra</text:p>
      <text:p text:style-name="P182"/>
      <text:p text:style-name="P89">LUIGI</text:p>
      <text:p text:style-name="P182">Pf. Londra. Tempo di merda, da'retta a me. Ora, se vuoi scusarmi, vado ad esercitare il mio diritto</text:p>
      <text:p text:style-name="P182"/>
      <text:p text:style-name="P181">Luigi entra nella cabina elettorale. Dopo un secondo esce. </text:p>
      <text:p text:style-name="P181"/>
      <text:p text:style-name="P89"><text:soft-page-break/>LUIGI</text:p>
      <text:p text:style-name="P182">Da oggi comincia una nuova era per Montegrano!</text:p>
      <text:p text:style-name="P182"/>
      <text:p text:style-name="P257">Stacco. Comitato elettorale di Luigi. Tutti stanno a guardare la tv in trepidante attesa.</text:p>
      <text:p text:style-name="P258">Primo piano sul televisore, sintonizzato sulla maratona televisiva di Mentana. </text:p>
      <text:p text:style-name="P258"/>
      <text:p text:style-name="P90">MENTANA</text:p>
      <text:p text:style-name="P183">E siamo giunti al momento della verità, amici telespettatori. Masia mi fa cenno che è in possesso <text:span text:style-name="T44">degli </text:span><text:span text:style-name="T9">exit poll </text:span><text:span text:style-name="T44">ufficiali, dopo che sono stati scrutinati 8 seggi su 12.</text:span></text:p>
      <text:p text:style-name="P184">Vai Masia</text:p>
      <text:p text:style-name="P184"/>
      <text:p text:style-name="P91">MASIA</text:p>
      <text:p text:style-name="P184">Confermo, ho i dati definitivi. </text:p>
      <text:p text:style-name="P184"/>
      <text:p text:style-name="P91">LUIGI</text:p>
      <text:p text:style-name="P184">Ci siamo...</text:p>
      <text:p text:style-name="P184"/>
      <text:p text:style-name="P91">MASIA</text:p>
      <text:p text:style-name="P184">Ricordando che ha votato il 23% degli aventi diritto, il Sindaco uscente Ciro De' Vitali si riconferma primo cittadino col 97,3% dei voti, mentre il principale sfidante, Luigi Rossi, arriva al 2,1%. Il restante 0,6% <text:span text:style-name="T45">va alla lista Giovani Sognatori, guidata dal giovane -appunto- Filippo Rossi, nipote di quell'altro. </text:span></text:p>
      <text:p text:style-name="P184"/>
      <text:p text:style-name="P259">Stacco sui presenti in sala. Facce esterrefatte.</text:p>
      <text:p text:style-name="P259"/>
      <text:p text:style-name="P92">MENTANA</text:p>
      <text:p text:style-name="P185">Grazie Masia. Un risultato netto, oserei dire. Ma vedo che la nostra inviata Sardoni è già in compagnia del vincitore. </text:p>
      <text:p text:style-name="P185"/>
      <text:p text:style-name="P259">Stacco sulla Sardoni, in compagnia di De'Vitali.</text:p>
      <text:p text:style-name="P259"/>
      <text:p text:style-name="P92">SARDONI</text:p>
      <text:p text:style-name="P185">Sì direttore, un risultato netto che ovviamente lascia un sorriso sulla bocca del Sindaco uscente. De'Vitali, se l'aspettava un risultato così netto?</text:p>
      <text:p text:style-name="P185"/>
      <text:p text:style-name="P92">SINDACO</text:p>
      <text:p text:style-name="P186">A costo di sembrare immodesto ammetto di sì, mia cara. Questo risultato è frutto di un buon governo pluriennale, un periodo felice che proseguirà per (almeno) altri cinque anni. I miei concittadini hanno dimostrato una volta in più che la saggezza ha la meglio sul populismo. </text:p>
      <text:p text:style-name="P186"/>
      <text:p text:style-name="P94">LUIGI</text:p>
      <text:p text:style-name="P187">Non può essere vero...</text:p>
      <text:p text:style-name="P186"/>
      <text:p text:style-name="P94">MARIO</text:p>
      <text:p text:style-name="P187">Luì...</text:p>
      <text:p text:style-name="P186"/>
      <text:p text:style-name="P94">TULLIO</text:p>
      <text:p text:style-name="P187">Ci dev'essere un errore...</text:p>
      <text:p text:style-name="P186"/>
      <text:p text:style-name="P94">MARIO</text:p>
      <text:p text:style-name="P187">Luì, mi ascolti un sec..</text:p>
      <text:p text:style-name="P186"/>
      <text:p text:style-name="P93"/>
      <text:p text:style-name="P94"><text:soft-page-break/>LUIGI</text:p>
      <text:p text:style-name="P186"><text:span text:style-name="T46">Cavolo Mario, che vuoi?!</text:span> </text:p>
      <text:p text:style-name="P182"/>
      <text:p text:style-name="P94">MARIO</text:p>
      <text:p text:style-name="P187">C-c-ci stanno i giornalisti. Chiedono di te..</text:p>
      <text:p text:style-name="P187"/>
      <text:p text:style-name="P94">LUIGI</text:p>
      <text:p text:style-name="P187">Oh, cazzo, ci mancavano solo loro. E va bene</text:p>
      <text:p text:style-name="P260">(esce)</text:p>
      <text:p text:style-name="P260"/>
      <text:p text:style-name="P94">SARDONI</text:p>
      <text:p text:style-name="P187">Eccoci qua con lo sfidante sconfitto, Luigi Rossi</text:p>
      <text:p text:style-name="P187"/>
      <text:p text:style-name="P94">LUIGI</text:p>
      <text:p text:style-name="P187">Hey, ma come cazzo hai fatto a spostarti così velocemente?</text:p>
      <text:p text:style-name="P187"/>
      <text:p text:style-name="P94">SARDONI</text:p>
      <text:p text:style-name="P187">Allora, signor Rossi, è amareggiato per la sconfitta?</text:p>
      <text:p text:style-name="P187"/>
      <text:p text:style-name="P94">LUIGI</text:p>
      <text:p text:style-name="P187">Ma che cazzo di doman...cioè volevo dire Sì, certo. Però <text:span text:style-name="T48">siamo tutte persone adulte, e d'innanzi ad un risultato del genere è giusto farsi due domande</text:span> <text:span text:style-name="T48">e capire </text:span><text:span text:style-name="T10">perché </text:span><text:span text:style-name="T48">è successo questo. E il motivo mi pare chiaro: s</text:span>e quella grandissima testa di c*** di mio nipote non avesse fatto la sua stupida lista di fricchettoni-bamboccioni-drogat<text:span text:style-name="T47">i, ora probabilmente saremmo qui a commentare un risultato ben diverso, e io sarei Sindaco! Grazie tante, caro il mio paladino dei giovani! E io che ti ho pure regalato un televisore nuovo, a Natale scorso. Sì, esatto. Ce li ho messi io i soldi, non quel morto di fame di tuo padre. Era tutto lì che “Oh, ti prego, Luigi, gli ho promesso un televisore nuovo ma mi son giocato tutti i risparmi giovedì a poker, del resto avevo un tris di fanti in mano, sono andato </text:span><text:span text:style-name="T11">all-in </text:span><text:span text:style-name="T49">e...</text:span></text:p>
      <text:p text:style-name="P261">(viene interrotto da una seggiolata sulla schiena ad opera di Mario)</text:p>
      <text:p text:style-name="P261"/>
      <text:p text:style-name="P95">MARIO</text:p>
      <text:p text:style-name="P188">Bastardo! Avevi giurato di non dirlo!</text:p>
      <text:p text:style-name="P188"/>
      <text:p text:style-name="P262">Scoppia una rissa</text:p>
      <text:p text:style-name="P262"/>
      <text:p text:style-name="P95">SARDONI</text:p>
      <text:p text:style-name="P188">Come vedi, direttore, qui il clima è un po' teso. A te la linea</text:p>
      <text:p text:style-name="P188"/>
      <text:p text:style-name="P95">MENTANA</text:p>
      <text:p text:style-name="P188">Beh, devo dire che sembra di vedere un congresso dei democratici. </text:p>
      <text:p text:style-name="P188">Ora linea alla pubblicità e poi torniamo, probabilmente in collegamento dall'ospedale.</text:p>
      <text:p text:style-name="P188"/>
      <text:p text:style-name="P189"/>
      <text:p text:style-name="P263">Parco Naturale, esterno. Scritta in sovrimpressione “Due mesi dopo”. </text:p>
      <text:p text:style-name="P263">Il Sindaco l'impresa edile di Schiavarone sono davanti al cancello, e discutono con Mario, Luigi, <text:span text:style-name="T51">Mallio</text:span> e Rumbotti.</text:p>
      <text:p text:style-name="P263"/>
      <text:p text:style-name="P96">SINDACO</text:p>
      <text:p text:style-name="P190">Allora, signori. Quello che tutti credevano sarebbe avvenuto, è effettivamente avvenuto. Io ho vinto e voi avete perso. </text:p>
      <text:p text:style-name="P190"/>
      <text:p text:style-name="P96"/>
      <text:p text:style-name="P96"><text:soft-page-break/>LUIGI</text:p>
      <text:p text:style-name="P190">Tzè. Non faccia lo sbruffone. Si è cagato in mano, dica la verità</text:p>
      <text:p text:style-name="P190"/>
      <text:p text:style-name="P96">SINDACO</text:p>
      <text:p text:style-name="P190">Io? Ma per favore. Però debbo riconoscere, caro Rossi, che Lei ha del fegato. Non mi aspettavo quel voltafaccia e tradimento del nostro accordo. <text:span text:style-name="T50">Altri al posto suo avrebbero semplicemene accettato..</text:span></text:p>
      <text:p text:style-name="P190"/>
      <text:p text:style-name="P97">MARIO</text:p>
      <text:p text:style-name="P191">Accordo? Di che sta parlando?</text:p>
      <text:p text:style-name="P191"/>
      <text:p text:style-name="P97">LUIGI</text:p>
      <text:p text:style-name="P191">Eh? Aehm..non ne ho idea, sta vaneggiando</text:p>
      <text:p text:style-name="P191"/>
      <text:p text:style-name="P97">SINDACO</text:p>
      <text:p text:style-name="P191">Oh oh, non ti preoccupare, amico mio. Chi sai tu non è arrabbiato. Ha detto che per questa volta ti perdona. Sai com'è, alla fine l'Ufo-porto si farà, ed è un bene anche per lui. <text:span text:style-name="T51">Dopotutto ha il cuore d'oro</text:span></text:p>
      <text:p text:style-name="P191"/>
      <text:p text:style-name="P98">MALLIO</text:p>
      <text:p text:style-name="P192">Credo di aver intuito di chi e di cosa sta parlando</text:p>
      <text:p text:style-name="P192"/>
      <text:p text:style-name="P98">SINDACO</text:p>
      <text:p text:style-name="P192">Ma bando alle ciance, signori. Come sapete, i lavori cominciano oggi. Per cortesia, Rossi, potrebbe gentilmente aprire quel cancello e lasciare che le ruspe facciano il loro lavoro?</text:p>
      <text:p text:style-name="P192"/>
      <text:p text:style-name="P98">LUIGI</text:p>
      <text:p text:style-name="P192">Ecco, a proposito di ciò: <text:span text:style-name="T52">io -anzi: noi- vi consigliamo vivamente di ripensarci e tornarvene a casa</text:span></text:p>
      <text:p text:style-name="P192"/>
      <text:p text:style-name="P267">SINDACO</text:p>
      <text:p text:style-name="P266">Oh bella. E perché?</text:p>
      <text:p text:style-name="P266"/>
      <text:p text:style-name="P267">LUIGI</text:p>
      <text:p text:style-name="P266">Lo sa, il perché. Gliel'ho detto, in quel nostro...incontro</text:p>
      <text:p text:style-name="P266"/>
      <text:p text:style-name="P267">SINDACO</text:p>
      <text:p text:style-name="P266">Oh santo cielo. Ma allora ci crede davvero? Io pensavo che scherzasse</text:p>
      <text:p text:style-name="P266"/>
      <text:p text:style-name="P267">LUIGI</text:p>
      <text:p text:style-name="P266">Quindi è un no?</text:p>
      <text:p text:style-name="P266"/>
      <text:p text:style-name="P267">SINDACO</text:p>
      <text:p text:style-name="P266">Basta con le stronzate, Rossi. Apra quel cancello o chiamo la Polizia</text:p>
      <text:p text:style-name="P266"/>
      <text:p text:style-name="P267">LUIGI</text:p>
      <text:p text:style-name="P266">Per carità. Tiè, eccovi le chiavi. Buon divertimento là dentro</text:p>
      <text:p text:style-name="P268">(Gli lancia le chiavi e i quattro si allontanano)</text:p>
      <text:p text:style-name="P268"/>
      <text:p text:style-name="P267">SINDACO</text:p>
      <text:p text:style-name="P266">Ok gente, possiamo aprire le danze. </text:p>
      <text:p text:style-name="P266"/>
      <text:p text:style-name="P269">Il Sindaco apre il cancello e le ruspe entrano.</text:p>
      <text:p text:style-name="P269"/>
      <text:p text:style-name="P269"/>
      <text:p text:style-name="P266"><text:soft-page-break/></text:p>
      <text:p text:style-name="P2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Scary Halloween Font" svg:font-family="'Scary Halloween 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1T18:08:13.908684716</meta:creation-date>
    <meta:generator>LibreOffice/4.3.3.2$Linux_x86 LibreOffice_project/430m0$Build-2</meta:generator>
    <dc:date>2017-11-15T21:54:48.548589168</dc:date>
    <meta:editing-duration>PT9H23M55S</meta:editing-duration>
    <meta:editing-cycles>93</meta:editing-cycles>
    <meta:document-statistic meta:table-count="0" meta:image-count="0" meta:object-count="0" meta:page-count="37" meta:paragraph-count="950" meta:word-count="10911" meta:character-count="65495" meta:non-whitespace-character-count="55434"/>
  </office:meta>
</office:document-meta>
</file>